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41.47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2991" calcext:value-type="float">
            <text:p>2991</text:p>
          </table:table-cell>
          <table:table-cell office:value-type="float" office:value="3850" calcext:value-type="float">
            <text:p>3850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5" calcext:value-type="float">
            <text:p>233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6" calcext:value-type="float">
            <text:p>1606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28" calcext:value-type="float">
            <text:p>2328</text:p>
          </table:table-cell>
          <table:table-cell office:value-type="float" office:value="2727" calcext:value-type="float">
            <text:p>2727</text:p>
          </table:table-cell>
          <table:table-cell office:value-type="float" office:value="3099" calcext:value-type="float">
            <text:p>309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16" calcext:value-type="float">
            <text:p>2316</text:p>
          </table:table-cell>
          <table:table-cell office:value-type="float" office:value="2728" calcext:value-type="float">
            <text:p>2728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7" calcext:value-type="float">
            <text:p>232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36" calcext:value-type="float">
            <text:p>233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office:value-type="float" office:value="2733" calcext:value-type="float">
            <text:p>2733</text:p>
          </table:table-cell>
          <table:table-cell office:value-type="float" office:value="3123" calcext:value-type="float">
            <text:p>312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33" calcext:value-type="float">
            <text:p>2733</text:p>
          </table:table-cell>
          <table:table-cell office:value-type="float" office:value="3123" calcext:value-type="float">
            <text:p>3123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32" calcext:value-type="float">
            <text:p>2732</text:p>
          </table:table-cell>
          <table:table-cell office:value-type="float" office:value="3127" calcext:value-type="float">
            <text:p>312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office:value-type="float" office:value="2733" calcext:value-type="float">
            <text:p>2733</text:p>
          </table:table-cell>
          <table:table-cell office:value-type="float" office:value="3126" calcext:value-type="float">
            <text:p>312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office:value-type="float" office:value="2732" calcext:value-type="float">
            <text:p>2732</text:p>
          </table:table-cell>
          <table:table-cell office:value-type="float" office:value="3116" calcext:value-type="float">
            <text:p>311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7" calcext:value-type="float">
            <text:p>2727</text:p>
          </table:table-cell>
          <table:table-cell office:value-type="float" office:value="3125" calcext:value-type="float">
            <text:p>312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office:value-type="float" office:value="2727" calcext:value-type="float">
            <text:p>2727</text:p>
          </table:table-cell>
          <table:table-cell office:value-type="float" office:value="3135" calcext:value-type="float">
            <text:p>313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office:value-type="float" office:value="2725" calcext:value-type="float">
            <text:p>2725</text:p>
          </table:table-cell>
          <table:table-cell office:value-type="float" office:value="3126" calcext:value-type="float">
            <text:p>3126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31" calcext:value-type="float">
            <text:p>2731</text:p>
          </table:table-cell>
          <table:table-cell office:value-type="float" office:value="3117" calcext:value-type="float">
            <text:p>3117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office:value-type="float" office:value="2727" calcext:value-type="float">
            <text:p>2727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28" calcext:value-type="float">
            <text:p>2728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9" calcext:value-type="float">
            <text:p>2729</text:p>
          </table:table-cell>
          <table:table-cell office:value-type="float" office:value="3109" calcext:value-type="float">
            <text:p>3109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28" calcext:value-type="float">
            <text:p>2728</text:p>
          </table:table-cell>
          <table:table-cell office:value-type="float" office:value="3094" calcext:value-type="float">
            <text:p>309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office:value-type="float" office:value="2729" calcext:value-type="float">
            <text:p>2729</text:p>
          </table:table-cell>
          <table:table-cell office:value-type="float" office:value="3131" calcext:value-type="float">
            <text:p>3131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6" calcext:value-type="float">
            <text:p>2726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office:value-type="float" office:value="2731" calcext:value-type="float">
            <text:p>2731</text:p>
          </table:table-cell>
          <table:table-cell office:value-type="float" office:value="3110" calcext:value-type="float">
            <text:p>311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0" calcext:value-type="float">
            <text:p>3130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4" calcext:value-type="float">
            <text:p>3124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5" calcext:value-type="float">
            <text:p>2725</text:p>
          </table:table-cell>
          <table:table-cell office:value-type="float" office:value="3133" calcext:value-type="float">
            <text:p>313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33" calcext:value-type="float">
            <text:p>2733</text:p>
          </table:table-cell>
          <table:table-cell office:value-type="float" office:value="3131" calcext:value-type="float">
            <text:p>3131</text:p>
          </table:table-cell>
          <table:table-cell office:value-type="float" office:value="4001" calcext:value-type="float">
            <text:p>4001</text:p>
          </table:table-cell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9" calcext:value-type="float">
            <text:p>2729</text:p>
          </table:table-cell>
          <table:table-cell office:value-type="float" office:value="3091" calcext:value-type="float">
            <text:p>3091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8" calcext:value-type="float">
            <text:p>309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088" calcext:value-type="float">
            <text:p>3088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0" calcext:value-type="float">
            <text:p>310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08" calcext:value-type="float">
            <text:p>3108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0" calcext:value-type="float">
            <text:p>313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71" calcext:value-type="float">
            <text:p>4071</text:p>
          </table:table-cell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34" calcext:value-type="float">
            <text:p>3034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6" calcext:value-type="float">
            <text:p>3046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2" calcext:value-type="float">
            <text:p>159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8" calcext:value-type="float">
            <text:p>159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49" calcext:value-type="float">
            <text:p>304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2" calcext:value-type="float">
            <text:p>3122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90" calcext:value-type="float">
            <text:p>3090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059" calcext:value-type="float">
            <text:p>3059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3" calcext:value-type="float">
            <text:p>3073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83" calcext:value-type="float">
            <text:p>308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58" calcext:value-type="float">
            <text:p>3058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2" calcext:value-type="float">
            <text:p>310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062" calcext:value-type="float">
            <text:p>306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87" calcext:value-type="float">
            <text:p>3087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office:value-type="float" office:value="2729" calcext:value-type="float">
            <text:p>2729</text:p>
          </table:table-cell>
          <table:table-cell office:value-type="float" office:value="3075" calcext:value-type="float">
            <text:p>3075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084" calcext:value-type="float">
            <text:p>308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1" calcext:value-type="float">
            <text:p>3071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2729" calcext:value-type="float">
            <text:p>2729</text:p>
          </table:table-cell>
          <table:table-cell office:value-type="float" office:value="3095" calcext:value-type="float">
            <text:p>3095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7" calcext:value-type="float">
            <text:p>3077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95" calcext:value-type="float">
            <text:p>3095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6" calcext:value-type="float">
            <text:p>307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98" calcext:value-type="float">
            <text:p>3098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6" calcext:value-type="float">
            <text:p>307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36" calcext:value-type="float">
            <text:p>3036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38" calcext:value-type="float">
            <text:p>3038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86" calcext:value-type="float">
            <text:p>3086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71" calcext:value-type="float">
            <text:p>3071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94" calcext:value-type="float">
            <text:p>3094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054" calcext:value-type="float">
            <text:p>3054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5" calcext:value-type="float">
            <text:p>3105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34" calcext:value-type="float">
            <text:p>3034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61" calcext:value-type="float">
            <text:p>3061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4" calcext:value-type="float">
            <text:p>3074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65" calcext:value-type="float">
            <text:p>3065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85" calcext:value-type="float">
            <text:p>308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9" calcext:value-type="float">
            <text:p>307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19" calcext:value-type="float">
            <text:p>311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044" calcext:value-type="float">
            <text:p>3044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048" calcext:value-type="float">
            <text:p>3048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9" calcext:value-type="float">
            <text:p>2729</text:p>
          </table:table-cell>
          <table:table-cell office:value-type="float" office:value="3072" calcext:value-type="float">
            <text:p>3072</text:p>
          </table:table-cell>
          <table:table-cell office:value-type="float" office:value="3986" calcext:value-type="float">
            <text:p>3986</text:p>
          </table:table-cell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5" calcext:value-type="float">
            <text:p>2725</text:p>
          </table:table-cell>
          <table:table-cell office:value-type="float" office:value="3119" calcext:value-type="float">
            <text:p>31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12" calcext:value-type="float">
            <text:p>3112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5" calcext:value-type="float">
            <text:p>2725</text:p>
          </table:table-cell>
          <table:table-cell office:value-type="float" office:value="3108" calcext:value-type="float">
            <text:p>3108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9" calcext:value-type="float">
            <text:p>2729</text:p>
          </table:table-cell>
          <table:table-cell office:value-type="float" office:value="3108" calcext:value-type="float">
            <text:p>3108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21" calcext:value-type="float">
            <text:p>3121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104" calcext:value-type="float">
            <text:p>3104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3" calcext:value-type="float">
            <text:p>3103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5" calcext:value-type="float">
            <text:p>2725</text:p>
          </table:table-cell>
          <table:table-cell office:value-type="float" office:value="3116" calcext:value-type="float">
            <text:p>3116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47" calcext:value-type="float">
            <text:p>4047</text:p>
          </table:table-cell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office:value-type="float" office:value="2725" calcext:value-type="float">
            <text:p>2725</text:p>
          </table:table-cell>
          <table:table-cell office:value-type="float" office:value="3113" calcext:value-type="float">
            <text:p>311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4" calcext:value-type="float">
            <text:p>313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2" calcext:value-type="float">
            <text:p>311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20" calcext:value-type="float">
            <text:p>3120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21" calcext:value-type="float">
            <text:p>3121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19" calcext:value-type="float">
            <text:p>311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7" calcext:value-type="float">
            <text:p>3107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9" calcext:value-type="float">
            <text:p>2729</text:p>
          </table:table-cell>
          <table:table-cell office:value-type="float" office:value="3128" calcext:value-type="float">
            <text:p>3128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9" calcext:value-type="float">
            <text:p>2729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13" calcext:value-type="float">
            <text:p>311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2" calcext:value-type="float">
            <text:p>3132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office:value-type="float" office:value="2729" calcext:value-type="float">
            <text:p>2729</text:p>
          </table:table-cell>
          <table:table-cell office:value-type="float" office:value="3113" calcext:value-type="float">
            <text:p>3113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110" calcext:value-type="float">
            <text:p>3110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7" calcext:value-type="float">
            <text:p>2727</text:p>
          </table:table-cell>
          <table:table-cell office:value-type="float" office:value="3126" calcext:value-type="float">
            <text:p>312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127" calcext:value-type="float">
            <text:p>3127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18" calcext:value-type="float">
            <text:p>3118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29" calcext:value-type="float">
            <text:p>312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2" calcext:value-type="float">
            <text:p>3132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1" calcext:value-type="float">
            <text:p>3131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14" calcext:value-type="float">
            <text:p>3114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16" calcext:value-type="float">
            <text:p>3116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17" calcext:value-type="float">
            <text:p>3117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34" calcext:value-type="float">
            <text:p>3134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0" calcext:value-type="float">
            <text:p>3130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132" calcext:value-type="float">
            <text:p>3132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office:value-type="float" office:value="2724" calcext:value-type="float">
            <text:p>2724</text:p>
          </table:table-cell>
          <table:table-cell office:value-type="float" office:value="3123" calcext:value-type="float">
            <text:p>312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10" calcext:value-type="float">
            <text:p>31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1" calcext:value-type="float">
            <text:p>3121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09" calcext:value-type="float">
            <text:p>3109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16" calcext:value-type="float">
            <text:p>3116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24" calcext:value-type="float">
            <text:p>2724</text:p>
          </table:table-cell>
          <table:table-cell office:value-type="float" office:value="3122" calcext:value-type="float">
            <text:p>3122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28" calcext:value-type="float">
            <text:p>3128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115" calcext:value-type="float">
            <text:p>3115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30" calcext:value-type="float">
            <text:p>3130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24" calcext:value-type="float">
            <text:p>3124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26" calcext:value-type="float">
            <text:p>3126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107" calcext:value-type="float">
            <text:p>3107</text:p>
          </table:table-cell>
          <table:table-cell office:value-type="float" office:value="3996" calcext:value-type="float">
            <text:p>3996</text:p>
          </table:table-cell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0" calcext:value-type="float">
            <text:p>3040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729" calcext:value-type="float">
            <text:p>2729</text:p>
          </table:table-cell>
          <table:table-cell office:value-type="float" office:value="3068" calcext:value-type="float">
            <text:p>3068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2" calcext:value-type="float">
            <text:p>306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1" calcext:value-type="float">
            <text:p>3101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2" calcext:value-type="float">
            <text:p>309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9" calcext:value-type="float">
            <text:p>2729</text:p>
          </table:table-cell>
          <table:table-cell office:value-type="float" office:value="3092" calcext:value-type="float">
            <text:p>309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108" calcext:value-type="float">
            <text:p>3108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06" calcext:value-type="float">
            <text:p>3106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111" calcext:value-type="float">
            <text:p>31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105" calcext:value-type="float">
            <text:p>310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93" calcext:value-type="float">
            <text:p>3093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1" calcext:value-type="float">
            <text:p>3091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50" calcext:value-type="float">
            <text:p>3050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37" calcext:value-type="float">
            <text:p>3037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1" calcext:value-type="float">
            <text:p>3051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9" calcext:value-type="float">
            <text:p>3049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38" calcext:value-type="float">
            <text:p>3038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3" calcext:value-type="float">
            <text:p>3043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0" calcext:value-type="float">
            <text:p>3060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2" calcext:value-type="float">
            <text:p>3052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5" calcext:value-type="float">
            <text:p>3045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39" calcext:value-type="float">
            <text:p>3039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2" calcext:value-type="float">
            <text:p>3062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37" calcext:value-type="float">
            <text:p>3037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57" calcext:value-type="float">
            <text:p>3057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55" calcext:value-type="float">
            <text:p>305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4" calcext:value-type="float">
            <text:p>3054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51" calcext:value-type="float">
            <text:p>3051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3" calcext:value-type="float">
            <text:p>3043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45" calcext:value-type="float">
            <text:p>3045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44" calcext:value-type="float">
            <text:p>3044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55" calcext:value-type="float">
            <text:p>3055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5" calcext:value-type="float">
            <text:p>3045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2" calcext:value-type="float">
            <text:p>3042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8" calcext:value-type="float">
            <text:p>3048</text:p>
          </table:table-cell>
          <table:table-cell office:value-type="float" office:value="4005" calcext:value-type="float">
            <text:p>4005</text:p>
          </table:table-cell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613" calcext:value-type="float">
            <text:p>1613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0" calcext:value-type="float">
            <text:p>1590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60" calcext:value-type="float">
            <text:p>236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603" calcext:value-type="float">
            <text:p>1603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7" calcext:value-type="float">
            <text:p>232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11" calcext:value-type="float">
            <text:p>1611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0" calcext:value-type="float">
            <text:p>313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06" calcext:value-type="float">
            <text:p>1606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20" calcext:value-type="float">
            <text:p>162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52" calcext:value-type="float">
            <text:p>2352</text:p>
          </table:table-cell>
          <table:table-cell office:value-type="float" office:value="2731" calcext:value-type="float">
            <text:p>2731</text:p>
          </table:table-cell>
          <table:table-cell office:value-type="float" office:value="3084" calcext:value-type="float">
            <text:p>3084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613" calcext:value-type="float">
            <text:p>1613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38" calcext:value-type="float">
            <text:p>2338</text:p>
          </table:table-cell>
          <table:table-cell office:value-type="float" office:value="2731" calcext:value-type="float">
            <text:p>2731</text:p>
          </table:table-cell>
          <table:table-cell office:value-type="float" office:value="3128" calcext:value-type="float">
            <text:p>3128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599" calcext:value-type="float">
            <text:p>1599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56" calcext:value-type="float">
            <text:p>235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1" calcext:value-type="float">
            <text:p>313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37" calcext:value-type="float">
            <text:p>233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596" calcext:value-type="float">
            <text:p>1596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25" calcext:value-type="float">
            <text:p>232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608" calcext:value-type="float">
            <text:p>1608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46" calcext:value-type="float">
            <text:p>2346</text:p>
          </table:table-cell>
          <table:table-cell office:value-type="float" office:value="2731" calcext:value-type="float">
            <text:p>2731</text:p>
          </table:table-cell>
          <table:table-cell office:value-type="float" office:value="3130" calcext:value-type="float">
            <text:p>313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office:value-type="float" office:value="2729" calcext:value-type="float">
            <text:p>2729</text:p>
          </table:table-cell>
          <table:table-cell office:value-type="float" office:value="3103" calcext:value-type="float">
            <text:p>3103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9" calcext:value-type="float">
            <text:p>235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office:value-type="float" office:value="2729" calcext:value-type="float">
            <text:p>2729</text:p>
          </table:table-cell>
          <table:table-cell office:value-type="float" office:value="3127" calcext:value-type="float">
            <text:p>312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27" calcext:value-type="float">
            <text:p>2727</text:p>
          </table:table-cell>
          <table:table-cell office:value-type="float" office:value="3135" calcext:value-type="float">
            <text:p>313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office:value-type="float" office:value="2733" calcext:value-type="float">
            <text:p>2733</text:p>
          </table:table-cell>
          <table:table-cell office:value-type="float" office:value="3128" calcext:value-type="float">
            <text:p>3128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23" calcext:value-type="float">
            <text:p>312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office:value-type="float" office:value="2733" calcext:value-type="float">
            <text:p>2733</text:p>
          </table:table-cell>
          <table:table-cell office:value-type="float" office:value="3126" calcext:value-type="float">
            <text:p>3126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office:value-type="float" office:value="2733" calcext:value-type="float">
            <text:p>2733</text:p>
          </table:table-cell>
          <table:table-cell office:value-type="float" office:value="3127" calcext:value-type="float">
            <text:p>3127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office:value-type="float" office:value="2724" calcext:value-type="float">
            <text:p>2724</text:p>
          </table:table-cell>
          <table:table-cell office:value-type="float" office:value="3133" calcext:value-type="float">
            <text:p>3133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29" calcext:value-type="float">
            <text:p>3129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office:value-type="float" office:value="2733" calcext:value-type="float">
            <text:p>2733</text:p>
          </table:table-cell>
          <table:table-cell office:value-type="float" office:value="3127" calcext:value-type="float">
            <text:p>3127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office:value-type="float" office:value="2729" calcext:value-type="float">
            <text:p>2729</text:p>
          </table:table-cell>
          <table:table-cell office:value-type="float" office:value="3107" calcext:value-type="float">
            <text:p>3107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office:value-type="float" office:value="2732" calcext:value-type="float">
            <text:p>2732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office:value-type="float" office:value="2730" calcext:value-type="float">
            <text:p>2730</text:p>
          </table:table-cell>
          <table:table-cell office:value-type="float" office:value="3135" calcext:value-type="float">
            <text:p>313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office:value-type="float" office:value="2725" calcext:value-type="float">
            <text:p>2725</text:p>
          </table:table-cell>
          <table:table-cell office:value-type="float" office:value="3135" calcext:value-type="float">
            <text:p>3135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office:value-type="float" office:value="2731" calcext:value-type="float">
            <text:p>2731</text:p>
          </table:table-cell>
          <table:table-cell office:value-type="float" office:value="3134" calcext:value-type="float">
            <text:p>3134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office:value-type="float" office:value="2733" calcext:value-type="float">
            <text:p>2733</text:p>
          </table:table-cell>
          <table:table-cell office:value-type="float" office:value="3128" calcext:value-type="float">
            <text:p>3128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office:value-type="float" office:value="2733" calcext:value-type="float">
            <text:p>2733</text:p>
          </table:table-cell>
          <table:table-cell office:value-type="float" office:value="3116" calcext:value-type="float">
            <text:p>3116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office:value-type="float" office:value="2733" calcext:value-type="float">
            <text:p>2733</text:p>
          </table:table-cell>
          <table:table-cell office:value-type="float" office:value="3116" calcext:value-type="float">
            <text:p>311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office:value-type="float" office:value="2729" calcext:value-type="float">
            <text:p>2729</text:p>
          </table:table-cell>
          <table:table-cell office:value-type="float" office:value="3101" calcext:value-type="float">
            <text:p>3101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17" calcext:value-type="float">
            <text:p>3117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30" calcext:value-type="float">
            <text:p>3130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office:value-type="float" office:value="2729" calcext:value-type="float">
            <text:p>2729</text:p>
          </table:table-cell>
          <table:table-cell office:value-type="float" office:value="3124" calcext:value-type="float">
            <text:p>3124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office:value-type="float" office:value="2729" calcext:value-type="float">
            <text:p>2729</text:p>
          </table:table-cell>
          <table:table-cell office:value-type="float" office:value="3125" calcext:value-type="float">
            <text:p>3125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office:value-type="float" office:value="2729" calcext:value-type="float">
            <text:p>2729</text:p>
          </table:table-cell>
          <table:table-cell office:value-type="float" office:value="3104" calcext:value-type="float">
            <text:p>3104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office:value-type="float" office:value="2729" calcext:value-type="float">
            <text:p>2729</text:p>
          </table:table-cell>
          <table:table-cell office:value-type="float" office:value="3134" calcext:value-type="float">
            <text:p>3134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31" calcext:value-type="float">
            <text:p>3131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office:value-type="float" office:value="2729" calcext:value-type="float">
            <text:p>2729</text:p>
          </table:table-cell>
          <table:table-cell office:value-type="float" office:value="3107" calcext:value-type="float">
            <text:p>3107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office:value-type="float" office:value="2729" calcext:value-type="float">
            <text:p>2729</text:p>
          </table:table-cell>
          <table:table-cell office:value-type="float" office:value="3133" calcext:value-type="float">
            <text:p>3133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33" calcext:value-type="float">
            <text:p>3133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office:value-type="float" office:value="2733" calcext:value-type="float">
            <text:p>2733</text:p>
          </table:table-cell>
          <table:table-cell office:value-type="float" office:value="3135" calcext:value-type="float">
            <text:p>3135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office:value-type="float" office:value="2729" calcext:value-type="float">
            <text:p>2729</text:p>
          </table:table-cell>
          <table:table-cell office:value-type="float" office:value="3116" calcext:value-type="float">
            <text:p>3116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office:value-type="float" office:value="2733" calcext:value-type="float">
            <text:p>2733</text:p>
          </table:table-cell>
          <table:table-cell office:value-type="float" office:value="3132" calcext:value-type="float">
            <text:p>3132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33" calcext:value-type="float">
            <text:p>2733</text:p>
          </table:table-cell>
          <table:table-cell office:value-type="float" office:value="3132" calcext:value-type="float">
            <text:p>3132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office:value-type="float" office:value="2729" calcext:value-type="float">
            <text:p>2729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2731" calcext:value-type="float">
            <text:p>2731</text:p>
          </table:table-cell>
          <table:table-cell office:value-type="float" office:value="3135" calcext:value-type="float">
            <text:p>3135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office:value-type="float" office:value="2724" calcext:value-type="float">
            <text:p>2724</text:p>
          </table:table-cell>
          <table:table-cell office:value-type="float" office:value="3135" calcext:value-type="float">
            <text:p>3135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office:value-type="float" office:value="2731" calcext:value-type="float">
            <text:p>2731</text:p>
          </table:table-cell>
          <table:table-cell office:value-type="float" office:value="3126" calcext:value-type="float">
            <text:p>3126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office:value-type="float" office:value="2729" calcext:value-type="float">
            <text:p>2729</text:p>
          </table:table-cell>
          <table:table-cell office:value-type="float" office:value="3122" calcext:value-type="float">
            <text:p>3122</text:p>
          </table:table-cell>
          <table:table-cell office:value-type="float" office:value="4066" calcext:value-type="float">
            <text:p>4066</text:p>
          </table:table-cell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3" table:number-columns-repeated="6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office:value-type="float" office:value="2729" calcext:value-type="float">
            <text:p>2729</text:p>
          </table:table-cell>
          <table:table-cell office:value-type="float" office:value="3117" calcext:value-type="float">
            <text:p>3117</text:p>
          </table:table-cell>
          <table:table-cell office:value-type="float" office:value="3984" calcext:value-type="float">
            <text:p>3984</text:p>
          </table:table-cell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3" table:number-columns-repeated="6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office:value-type="float" office:value="2729" calcext:value-type="float">
            <text:p>2729</text:p>
          </table:table-cell>
          <table:table-cell office:value-type="float" office:value="3096" calcext:value-type="float">
            <text:p>3096</text:p>
          </table:table-cell>
          <table:table-cell office:value-type="float" office:value="4003" calcext:value-type="float">
            <text:p>4003</text:p>
          </table:table-cell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51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99" calcext:value-type="float">
            <text:p>309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46" calcext:value-type="float">
            <text:p>3046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9" calcext:value-type="float">
            <text:p>3079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7" calcext:value-type="float">
            <text:p>2307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9" calcext:value-type="float">
            <text:p>2729</text:p>
          </table:table-cell>
          <table:table-cell office:value-type="float" office:value="3069" calcext:value-type="float">
            <text:p>3069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9" calcext:value-type="float">
            <text:p>307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95" calcext:value-type="float">
            <text:p>3095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9" calcext:value-type="float">
            <text:p>2729</text:p>
          </table:table-cell>
          <table:table-cell office:value-type="float" office:value="3070" calcext:value-type="float">
            <text:p>307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094" calcext:value-type="float">
            <text:p>3094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office:value-type="float" office:value="2724" calcext:value-type="float">
            <text:p>2724</text:p>
          </table:table-cell>
          <table:table-cell office:value-type="float" office:value="3075" calcext:value-type="float">
            <text:p>3075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53" calcext:value-type="float">
            <text:p>305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9" calcext:value-type="float">
            <text:p>2729</text:p>
          </table:table-cell>
          <table:table-cell office:value-type="float" office:value="3069" calcext:value-type="float">
            <text:p>3069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9" calcext:value-type="float">
            <text:p>2729</text:p>
          </table:table-cell>
          <table:table-cell office:value-type="float" office:value="3055" calcext:value-type="float">
            <text:p>3055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57" calcext:value-type="float">
            <text:p>3057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5" calcext:value-type="float">
            <text:p>3065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office:value-type="float" office:value="2724" calcext:value-type="float">
            <text:p>2724</text:p>
          </table:table-cell>
          <table:table-cell office:value-type="float" office:value="3089" calcext:value-type="float">
            <text:p>30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office:value-type="float" office:value="2724" calcext:value-type="float">
            <text:p>2724</text:p>
          </table:table-cell>
          <table:table-cell office:value-type="float" office:value="3080" calcext:value-type="float">
            <text:p>3080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9" calcext:value-type="float">
            <text:p>2729</text:p>
          </table:table-cell>
          <table:table-cell office:value-type="float" office:value="3059" calcext:value-type="float">
            <text:p>305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office:value-type="float" office:value="2724" calcext:value-type="float">
            <text:p>2724</text:p>
          </table:table-cell>
          <table:table-cell office:value-type="float" office:value="3104" calcext:value-type="float">
            <text:p>3104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4" calcext:value-type="float">
            <text:p>3064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4" calcext:value-type="float">
            <text:p>3084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1" calcext:value-type="float">
            <text:p>3081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90" calcext:value-type="float">
            <text:p>3090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1" calcext:value-type="float">
            <text:p>3071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5" calcext:value-type="float">
            <text:p>3085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0" calcext:value-type="float">
            <text:p>3070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5" calcext:value-type="float">
            <text:p>3075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2" calcext:value-type="float">
            <text:p>3072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3" calcext:value-type="float">
            <text:p>3083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3" calcext:value-type="float">
            <text:p>3073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97" calcext:value-type="float">
            <text:p>3097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2" calcext:value-type="float">
            <text:p>308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6" calcext:value-type="float">
            <text:p>306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7" calcext:value-type="float">
            <text:p>3087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6" calcext:value-type="float">
            <text:p>307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4" calcext:value-type="float">
            <text:p>3074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8" calcext:value-type="float">
            <text:p>308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1" calcext:value-type="float">
            <text:p>3061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55" calcext:value-type="float">
            <text:p>3055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86" calcext:value-type="float">
            <text:p>308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59" calcext:value-type="float">
            <text:p>3059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3" calcext:value-type="float">
            <text:p>3063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69" calcext:value-type="float">
            <text:p>3069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0"/>
          <table:table-cell office:value-type="float" office:value="2724" calcext:value-type="float">
            <text:p>2724</text:p>
          </table:table-cell>
          <table:table-cell office:value-type="float" office:value="3096" calcext:value-type="float">
            <text:p>3096</text:p>
          </table:table-cell>
          <table:table-cell/>
        </table:table-row>
      </table:table>
      <table:table table:name="Moyennes" table:style-name="ta1">
        <table:table-column table:style-name="co4" table:default-cell-style-name="Default"/>
        <table:table-column table:style-name="co5" table:number-columns-repeated="24" table:default-cell-style-name="Default"/>
        <table:table-row table:style-name="ro1">
          <table:table-cell/>
          <table:table-cell table:formula="of:=['Opt-Best'.A1]" office:value-type="string" office:string-value="instances/tai01.txt" calcext:value-type="string">
            <text:p>instances/tai01.txt</text:p>
          </table:table-cell>
          <table:table-cell table:formula="of:=['Opt-Best'.B1]" office:value-type="string" office:string-value="instances/tai02.txt" calcext:value-type="string">
            <text:p>instances/tai02.txt</text:p>
          </table:table-cell>
          <table:table-cell table:formula="of:=['Opt-Best'.C1]" office:value-type="string" office:string-value="instances/tai03.txt" calcext:value-type="string">
            <text:p>instances/tai03.txt</text:p>
          </table:table-cell>
          <table:table-cell table:formula="of:=['Opt-Best'.D1]" office:value-type="string" office:string-value="instances/tai04.txt" calcext:value-type="string">
            <text:p>instances/tai04.txt</text:p>
          </table:table-cell>
          <table:table-cell table:formula="of:=['Opt-Best'.E1]" office:value-type="string" office:string-value="instances/tai05.txt" calcext:value-type="string">
            <text:p>instances/tai05.txt</text:p>
          </table:table-cell>
          <table:table-cell table:formula="of:=['Opt-Best'.F1]" office:value-type="string" office:string-value="instances/tai06.txt" calcext:value-type="string">
            <text:p>instances/tai06.txt</text:p>
          </table:table-cell>
          <table:table-cell table:formula="of:=['Opt-Best'.G1]" office:value-type="string" office:string-value="instances/tai07.txt" calcext:value-type="string">
            <text:p>instances/tai07.txt</text:p>
          </table:table-cell>
          <table:table-cell table:formula="of:=['Opt-Best'.H1]" office:value-type="string" office:string-value="instances/tai08.txt" calcext:value-type="string">
            <text:p>instances/tai08.txt</text:p>
          </table:table-cell>
          <table:table-cell table:formula="of:=['Opt-Best'.I1]" office:value-type="string" office:string-value="instances/tai09.txt" calcext:value-type="string">
            <text:p>instances/tai09.txt</text:p>
          </table:table-cell>
          <table:table-cell table:formula="of:=['Opt-Best'.J1]" office:value-type="string" office:string-value="instances/tai10.txt" calcext:value-type="string">
            <text:p>instances/tai10.txt</text:p>
          </table:table-cell>
          <table:table-cell table:formula="of:=['Opt-Best'.K1]" office:value-type="string" office:string-value="instances/tai11.txt" calcext:value-type="string">
            <text:p>instances/tai11.txt</text:p>
          </table:table-cell>
          <table:table-cell table:formula="of:=['Opt-Best'.L1]" office:value-type="string" office:string-value="instances/tai12.txt" calcext:value-type="string">
            <text:p>instances/tai12.txt</text:p>
          </table:table-cell>
          <table:table-cell table:formula="of:=['Opt-Best'.M1]" office:value-type="string" office:string-value="instances/tai13.txt" calcext:value-type="string">
            <text:p>instances/tai13.txt</text:p>
          </table:table-cell>
          <table:table-cell table:formula="of:=['Opt-Best'.N1]" office:value-type="string" office:string-value="instances/tai14.txt" calcext:value-type="string">
            <text:p>instances/tai14.txt</text:p>
          </table:table-cell>
          <table:table-cell table:formula="of:=['Opt-Best'.O1]" office:value-type="string" office:string-value="instances/tai15.txt" calcext:value-type="string">
            <text:p>instances/tai15.txt</text:p>
          </table:table-cell>
          <table:table-cell table:formula="of:=['Opt-Best'.P1]" office:value-type="string" office:string-value="instances/tai16.txt" calcext:value-type="string">
            <text:p>instances/tai16.txt</text:p>
          </table:table-cell>
          <table:table-cell table:formula="of:=['Opt-Best'.Q1]" office:value-type="string" office:string-value="instances/tai17.txt" calcext:value-type="string">
            <text:p>instances/tai17.txt</text:p>
          </table:table-cell>
          <table:table-cell table:formula="of:=['Opt-Best'.R1]" office:value-type="string" office:string-value="instances/tai18.txt" calcext:value-type="string">
            <text:p>instances/tai18.txt</text:p>
          </table:table-cell>
          <table:table-cell table:formula="of:=['Opt-Best'.S1]" office:value-type="string" office:string-value="instances/tai19.txt" calcext:value-type="string">
            <text:p>instances/tai19.txt</text:p>
          </table:table-cell>
          <table:table-cell table:formula="of:=['Opt-Best'.T1]" office:value-type="string" office:string-value="instances/tai20.txt" calcext:value-type="string">
            <text:p>instances/tai20.txt</text:p>
          </table:table-cell>
          <table:table-cell table:formula="of:=['Opt-Best'.U1]" office:value-type="string" office:string-value="instances/tai21.txt" calcext:value-type="string">
            <text:p>instances/tai21.txt</text:p>
          </table:table-cell>
          <table:table-cell table:formula="of:=['Opt-Best'.V1]" office:value-type="string" office:string-value="instances/tai31.txt" calcext:value-type="string">
            <text:p>instances/tai31.txt</text:p>
          </table:table-cell>
          <table:table-cell table:formula="of:=['Opt-Best'.W1]" office:value-type="string" office:string-value="instances/tai41.txt" calcext:value-type="string">
            <text:p>instances/tai41.txt</text:p>
          </table:table-cell>
          <table:table-cell table:formula="of:=['Opt-Best'.X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2:.A1000])" office:value-type="float" office:value="1278" calcext:value-type="float">
            <text:p>1278</text:p>
          </table:table-cell>
          <table:table-cell table:formula="of:=AVERAGE(['Ant Colony Optimization'.B2:.B1000])" office:value-type="float" office:value="1359.35714285714" calcext:value-type="float">
            <text:p>1359,3571428572</text:p>
          </table:table-cell>
          <table:table-cell table:formula="of:=AVERAGE(['Ant Colony Optimization'.C2:.C1000])" office:value-type="float" office:value="1082.85714285714" calcext:value-type="float">
            <text:p>1082,8571428572</text:p>
          </table:table-cell>
          <table:table-cell table:formula="of:=AVERAGE(['Ant Colony Optimization'.D2:.D1000])" office:value-type="float" office:value="1299.35714285714" calcext:value-type="float">
            <text:p>1299,3571428572</text:p>
          </table:table-cell>
          <table:table-cell table:formula="of:=AVERAGE(['Ant Colony Optimization'.E2:.E1000])" office:value-type="float" office:value="1236.5" calcext:value-type="float">
            <text:p>1236,5</text:p>
          </table:table-cell>
          <table:table-cell table:formula="of:=AVERAGE(['Ant Colony Optimization'.F2:.F1000])" office:value-type="float" office:value="1197.5" calcext:value-type="float">
            <text:p>1197,5</text:p>
          </table:table-cell>
          <table:table-cell table:formula="of:=AVERAGE(['Ant Colony Optimization'.G2:.G1000])" office:value-type="float" office:value="1239" calcext:value-type="float">
            <text:p>1239</text:p>
          </table:table-cell>
          <table:table-cell table:formula="of:=AVERAGE(['Ant Colony Optimization'.H2:.H1000])" office:value-type="float" office:value="1206" calcext:value-type="float">
            <text:p>1206</text:p>
          </table:table-cell>
          <table:table-cell table:formula="of:=AVERAGE(['Ant Colony Optimization'.I2:.I1000])" office:value-type="float" office:value="1230" calcext:value-type="float">
            <text:p>1230</text:p>
          </table:table-cell>
          <table:table-cell table:formula="of:=AVERAGE(['Ant Colony Optimization'.J2:.J1000])" office:value-type="float" office:value="1108" calcext:value-type="float">
            <text:p>1108</text:p>
          </table:table-cell>
          <table:table-cell table:formula="of:=AVERAGE(['Ant Colony Optimization'.K2:.K1000])" office:value-type="float" office:value="1605.74193548387" calcext:value-type="float">
            <text:p>1605,7419354839</text:p>
          </table:table-cell>
          <table:table-cell table:formula="of:=AVERAGE(['Ant Colony Optimization'.L2:.L1000])" office:value-type="float" office:value="1673.64285714286" calcext:value-type="float">
            <text:p>1673,6428571429</text:p>
          </table:table-cell>
          <table:table-cell table:formula="of:=AVERAGE(['Ant Colony Optimization'.M2:.M1000])" office:value-type="float" office:value="1513.64285714286" calcext:value-type="float">
            <text:p>1513,6428571429</text:p>
          </table:table-cell>
          <table:table-cell table:formula="of:=AVERAGE(['Ant Colony Optimization'.N2:.N1000])" office:value-type="float" office:value="1383.92857142857" calcext:value-type="float">
            <text:p>1383,9285714286</text:p>
          </table:table-cell>
          <table:table-cell table:formula="of:=AVERAGE(['Ant Colony Optimization'.O2:.O1000])" office:value-type="float" office:value="1422.42857142857" calcext:value-type="float">
            <text:p>1422,4285714286</text:p>
          </table:table-cell>
          <table:table-cell table:formula="of:=AVERAGE(['Ant Colony Optimization'.P2:.P1000])" office:value-type="float" office:value="1413.57142857143" calcext:value-type="float">
            <text:p>1413,5714285714</text:p>
          </table:table-cell>
          <table:table-cell table:formula="of:=AVERAGE(['Ant Colony Optimization'.Q2:.Q1000])" office:value-type="float" office:value="1488.28571428571" calcext:value-type="float">
            <text:p>1488,2857142857</text:p>
          </table:table-cell>
          <table:table-cell table:formula="of:=AVERAGE(['Ant Colony Optimization'.R2:.R1000])" office:value-type="float" office:value="1555.57142857143" calcext:value-type="float">
            <text:p>1555,5714285714</text:p>
          </table:table-cell>
          <table:table-cell table:formula="of:=AVERAGE(['Ant Colony Optimization'.S2:.S1000])" office:value-type="float" office:value="1606.5" calcext:value-type="float">
            <text:p>1606,5</text:p>
          </table:table-cell>
          <table:table-cell table:formula="of:=AVERAGE(['Ant Colony Optimization'.T2:.T1000])" office:value-type="float" office:value="1611.07142857143" calcext:value-type="float">
            <text:p>1611,0714285714</text:p>
          </table:table-cell>
          <table:table-cell table:formula="of:=AVERAGE(['Ant Colony Optimization'.U2:.U1000])" office:value-type="float" office:value="2326.06451612903" calcext:value-type="float">
            <text:p>2326,064516129</text:p>
          </table:table-cell>
          <table:table-cell table:formula="of:=AVERAGE(['Ant Colony Optimization'.V2:.V1000])" office:value-type="float" office:value="2728.84677419355" calcext:value-type="float">
            <text:p>2728,8467741936</text:p>
          </table:table-cell>
          <table:table-cell table:formula="of:=AVERAGE(['Ant Colony Optimization'.W2:.W1000])" office:value-type="float" office:value="3132.11290322581" calcext:value-type="float">
            <text:p>3132,1129032258</text:p>
          </table:table-cell>
          <table:table-cell table:formula="of:=AVERAGE(['Ant Colony Optimization'.X2:.X1000])" office:value-type="float" office:value="4070.28225806452" calcext:value-type="float">
            <text:p>4070,2822580645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3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5.64285714286" calcext:value-type="float">
            <text:p>1235,6428571429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4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</text:p>
          </table:table-cell>
          <table:table-cell table:formula="of:=AVERAGE(['Bees algorithm'.N2:.N1000])" office:value-type="float" office:value="1379.07142857143" calcext:value-type="float">
            <text:p>1379,0714285714</text:p>
          </table:table-cell>
          <table:table-cell table:formula="of:=AVERAGE(['Bees algorithm'.O2:.O1000])" office:value-type="float" office:value="1422.85714285714" calcext:value-type="float">
            <text:p>1422,8571428572</text:p>
          </table:table-cell>
          <table:table-cell table:formula="of:=AVERAGE(['Bees algorithm'.P2:.P1000])" office:value-type="float" office:value="1398.64285714286" calcext:value-type="float">
            <text:p>1398,6428571429</text:p>
          </table:table-cell>
          <table:table-cell table:formula="of:=AVERAGE(['Bees algorithm'.Q2:.Q1000])" office:value-type="float" office:value="1485.64285714286" calcext:value-type="float">
            <text:p>1485,6428571429</text:p>
          </table:table-cell>
          <table:table-cell table:formula="of:=AVERAGE(['Bees algorithm'.R2:.R1000])" office:value-type="float" office:value="1545.78571428571" calcext:value-type="float">
            <text:p>1545,7857142857</text:p>
          </table:table-cell>
          <table:table-cell table:formula="of:=AVERAGE(['Bees algorithm'.S2:.S1000])" office:value-type="float" office:value="1596.57142857143" calcext:value-type="float">
            <text:p>1596,5714285714</text:p>
          </table:table-cell>
          <table:table-cell table:formula="of:=AVERAGE(['Bees algorithm'.T2:.T1000])" office:value-type="float" office:value="1597.28571428571" calcext:value-type="float">
            <text:p>1597,2857142857</text:p>
          </table:table-cell>
          <table:table-cell table:formula="of:=AVERAGE(['Bees algorithm'.U2:.U1000])" office:value-type="float" office:value="2306.99193548387" calcext:value-type="float">
            <text:p>2306,9919354839</text:p>
          </table:table-cell>
          <table:table-cell table:formula="of:=AVERAGE(['Bees algorithm'.V2:.V1000])" office:value-type="float" office:value="2725.64516129032" calcext:value-type="float">
            <text:p>2725,6451612903</text:p>
          </table:table-cell>
          <table:table-cell table:formula="of:=AVERAGE(['Bees algorithm'.W2:.W1000])" office:value-type="float" office:value="3122.91935483871" calcext:value-type="float">
            <text:p>3122,9193548387</text:p>
          </table:table-cell>
          <table:table-cell table:formula="of:=AVERAGE(['Bees algorithm'.X2:.X1000])" office:value-type="float" office:value="4079.16129032258" calcext:value-type="float">
            <text:p>4079,1612903226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9</text:p>
          </table:table-cell>
          <table:table-cell table:formula="of:=AVERAGE([Genetic.B2:.B1000])" office:value-type="float" office:value="1359.85714285714" calcext:value-type="float">
            <text:p>1359,8571428572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5" calcext:value-type="float">
            <text:p>1299,5</text:p>
          </table:table-cell>
          <table:table-cell table:formula="of:=AVERAGE([Genetic.E2:.E1000])" office:value-type="float" office:value="1243.35714285714" calcext:value-type="float">
            <text:p>1243,3571428572</text:p>
          </table:table-cell>
          <table:table-cell table:formula="of:=AVERAGE([Genetic.F2:.F1000])" office:value-type="float" office:value="1204.07142857143" calcext:value-type="float">
            <text:p>1204,0714285714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</text:p>
          </table:table-cell>
          <table:table-cell table:formula="of:=AVERAGE([Genetic.J2:.J1000])" office:value-type="float" office:value="1121.64285714286" calcext:value-type="float">
            <text:p>1121,6428571429</text:p>
          </table:table-cell>
          <table:table-cell table:formula="of:=AVERAGE([Genetic.K2:.K1000])" office:value-type="float" office:value="1586.79411764706" calcext:value-type="float">
            <text:p>1586,7941176471</text:p>
          </table:table-cell>
          <table:table-cell table:formula="of:=AVERAGE([Genetic.L2:.L1000])" office:value-type="float" office:value="1680.28571428571" calcext:value-type="float">
            <text:p>1680,2857142857</text:p>
          </table:table-cell>
          <table:table-cell table:formula="of:=AVERAGE([Genetic.M2:.M1000])" office:value-type="float" office:value="1505.21428571429" calcext:value-type="float">
            <text:p>1505,2142857143</text:p>
          </table:table-cell>
          <table:table-cell table:formula="of:=AVERAGE([Genetic.N2:.N1000])" office:value-type="float" office:value="1396.64285714286" calcext:value-type="float">
            <text:p>1396,6428571429</text:p>
          </table:table-cell>
          <table:table-cell table:formula="of:=AVERAGE([Genetic.O2:.O1000])" office:value-type="float" office:value="1429.85714285714" calcext:value-type="float">
            <text:p>1429,8571428572</text:p>
          </table:table-cell>
          <table:table-cell table:formula="of:=AVERAGE([Genetic.P2:.P1000])" office:value-type="float" office:value="1410.71428571429" calcext:value-type="float">
            <text:p>1410,7142857143</text:p>
          </table:table-cell>
          <table:table-cell table:formula="of:=AVERAGE([Genetic.Q2:.Q1000])" office:value-type="float" office:value="1510.64285714286" calcext:value-type="float">
            <text:p>1510,6428571429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6</text:p>
          </table:table-cell>
          <table:table-cell table:formula="of:=AVERAGE([Genetic.T2:.T1000])" office:value-type="float" office:value="1609.28571428571" calcext:value-type="float">
            <text:p>1609,2857142857</text:p>
          </table:table-cell>
          <table:table-cell table:formula="of:=AVERAGE([Genetic.U2:.U1000])" office:value-type="float" office:value="2314.88235294118" calcext:value-type="float">
            <text:p>2314,8823529412</text:p>
          </table:table-cell>
          <table:table-cell table:formula="of:=AVERAGE([Genetic.V2:.V1000])" office:value-type="float" office:value="2728.81617647059" calcext:value-type="float">
            <text:p>2728,8161764706</text:p>
          </table:table-cell>
          <table:table-cell table:formula="of:=AVERAGE([Genetic.W2:.W1000])" office:value-type="float" office:value="3096.54411764706" calcext:value-type="float">
            <text:p>3096,5441176471</text:p>
          </table:table-cell>
          <table:table-cell table:formula="of:=AVERAGE([Genetic.X2:.X1000])" office:value-type="float" office:value="4000.53676470588" calcext:value-type="float">
            <text:p>4000,5367647059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</text:p>
          </table:table-cell>
          <table:table-cell table:formula="of:=AVERAGE([GRASP.B2:.B1000])" office:value-type="float" office:value="1359.78571428571" calcext:value-type="float">
            <text:p>1359,7857142857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42857142857" calcext:value-type="float">
            <text:p>1297,4285714286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2</text:p>
          </table:table-cell>
          <table:table-cell table:formula="of:=AVERAGE([GRASP.I2:.I1000])" office:value-type="float" office:value="1237.28571428571" calcext:value-type="float">
            <text:p>1237,2857142857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8</text:p>
          </table:table-cell>
          <table:table-cell table:formula="of:=AVERAGE([GRASP.L2:.L1000])" office:value-type="float" office:value="1659.35714285714" calcext:value-type="float">
            <text:p>1659,3571428572</text:p>
          </table:table-cell>
          <table:table-cell table:formula="of:=AVERAGE([GRASP.M2:.M1000])" office:value-type="float" office:value="1513.92857142857" calcext:value-type="float">
            <text:p>1513,9285714286</text:p>
          </table:table-cell>
          <table:table-cell table:formula="of:=AVERAGE([GRASP.N2:.N1000])" office:value-type="float" office:value="1380.85714285714" calcext:value-type="float">
            <text:p>1380,8571428572</text:p>
          </table:table-cell>
          <table:table-cell table:formula="of:=AVERAGE([GRASP.O2:.O1000])" office:value-type="float" office:value="1421.35714285714" calcext:value-type="float">
            <text:p>1421,3571428572</text:p>
          </table:table-cell>
          <table:table-cell table:formula="of:=AVERAGE([GRASP.P2:.P1000])" office:value-type="float" office:value="1407.78571428571" calcext:value-type="float">
            <text:p>1407,7857142857</text:p>
          </table:table-cell>
          <table:table-cell table:formula="of:=AVERAGE([GRASP.Q2:.Q1000])" office:value-type="float" office:value="1487.92857142857" calcext:value-type="float">
            <text:p>1487,9285714286</text:p>
          </table:table-cell>
          <table:table-cell table:formula="of:=AVERAGE([GRASP.R2:.R1000])" office:value-type="float" office:value="1567.64285714286" calcext:value-type="float">
            <text:p>1567,6428571429</text:p>
          </table:table-cell>
          <table:table-cell table:formula="of:=AVERAGE([GRASP.S2:.S1000])" office:value-type="float" office:value="1603.28571428571" calcext:value-type="float">
            <text:p>1603,2857142857</text:p>
          </table:table-cell>
          <table:table-cell table:formula="of:=AVERAGE([GRASP.T2:.T1000])" office:value-type="float" office:value="1606.21428571429" calcext:value-type="float">
            <text:p>1606,2142857143</text:p>
          </table:table-cell>
          <table:table-cell table:formula="of:=AVERAGE([GRASP.U2:.U1000])" office:value-type="float" office:value="2310.06451612903" calcext:value-type="float">
            <text:p>2310,064516129</text:p>
          </table:table-cell>
          <table:table-cell table:formula="of:=AVERAGE([GRASP.V2:.V1000])" office:value-type="float" office:value="2724.22580645161" calcext:value-type="float">
            <text:p>2724,2258064516</text:p>
          </table:table-cell>
          <table:table-cell table:formula="of:=AVERAGE([GRASP.W2:.W1000])" office:value-type="float" office:value="3103.02419354839" calcext:value-type="float">
            <text:p>3103,0241935484</text:p>
          </table:table-cell>
          <table:table-cell table:formula="of:=AVERAGE([GRASP.X2:.X1000])" office:value-type="float" office:value="4063.39516129032" calcext:value-type="float">
            <text:p>4063,3951612903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5" calcext:value-type="float">
            <text:p>1295</text:p>
          </table:table-cell>
          <table:table-cell table:formula="of:=AVERAGE([ILS.E2:.E1000])" office:value-type="float" office:value="1238.42857142857" calcext:value-type="float">
            <text:p>1238,4285714286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6</text:p>
          </table:table-cell>
          <table:table-cell table:formula="of:=AVERAGE([ILS.L2:.L1000])" office:value-type="float" office:value="1670.64285714286" calcext:value-type="float">
            <text:p>1670,6428571429</text:p>
          </table:table-cell>
          <table:table-cell table:formula="of:=AVERAGE([ILS.M2:.M1000])" office:value-type="float" office:value="1507.07142857143" calcext:value-type="float">
            <text:p>1507,0714285714</text:p>
          </table:table-cell>
          <table:table-cell table:formula="of:=AVERAGE([ILS.N2:.N1000])" office:value-type="float" office:value="1379.85714285714" calcext:value-type="float">
            <text:p>1379,8571428572</text:p>
          </table:table-cell>
          <table:table-cell table:formula="of:=AVERAGE([ILS.O2:.O1000])" office:value-type="float" office:value="1420.42857142857" calcext:value-type="float">
            <text:p>1420,4285714286</text:p>
          </table:table-cell>
          <table:table-cell table:formula="of:=AVERAGE([ILS.P2:.P1000])" office:value-type="float" office:value="1402.21428571429" calcext:value-type="float">
            <text:p>1402,2142857143</text:p>
          </table:table-cell>
          <table:table-cell table:formula="of:=AVERAGE([ILS.Q2:.Q1000])" office:value-type="float" office:value="1485.42857142857" calcext:value-type="float">
            <text:p>1485,4285714286</text:p>
          </table:table-cell>
          <table:table-cell table:formula="of:=AVERAGE([ILS.R2:.R1000])" office:value-type="float" office:value="1551.42857142857" calcext:value-type="float">
            <text:p>1551,4285714286</text:p>
          </table:table-cell>
          <table:table-cell table:formula="of:=AVERAGE([ILS.S2:.S1000])" office:value-type="float" office:value="1603.42857142857" calcext:value-type="float">
            <text:p>1603,4285714286</text:p>
          </table:table-cell>
          <table:table-cell table:formula="of:=AVERAGE([ILS.T2:.T1000])" office:value-type="float" office:value="1604.14285714286" calcext:value-type="float">
            <text:p>1604,1428571429</text:p>
          </table:table-cell>
          <table:table-cell table:formula="of:=AVERAGE([ILS.U2:.U1000])" office:value-type="float" office:value="2310.96774193548" calcext:value-type="float">
            <text:p>2310,9677419355</text:p>
          </table:table-cell>
          <table:table-cell table:formula="of:=AVERAGE([ILS.V2:.V1000])" office:value-type="float" office:value="2724.39516129032" calcext:value-type="float">
            <text:p>2724,3951612903</text:p>
          </table:table-cell>
          <table:table-cell table:formula="of:=AVERAGE([ILS.W2:.W1000])" office:value-type="float" office:value="3120.56451612903" calcext:value-type="float">
            <text:p>3120,564516129</text:p>
          </table:table-cell>
          <table:table-cell table:formula="of:=AVERAGE([ILS.X2:.X1000])" office:value-type="float" office:value="4012.5" calcext:value-type="float">
            <text:p>4012,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3</text:p>
          </table:table-cell>
          <table:table-cell table:formula="of:=AVERAGE([Memetic.O2:.O1000])" office:value-type="float" office:value="1419.64285714286" calcext:value-type="float">
            <text:p>1419,6428571429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9</text:p>
          </table:table-cell>
          <table:table-cell table:formula="of:=AVERAGE([Memetic.S2:.S1000])" office:value-type="float" office:value="1593.07142857143" calcext:value-type="float">
            <text:p>1593,0714285714</text:p>
          </table:table-cell>
          <table:table-cell table:formula="of:=AVERAGE([Memetic.T2:.T1000])" office:value-type="float" office:value="1593.35714285714" calcext:value-type="float">
            <text:p>1593,3571428572</text:p>
          </table:table-cell>
          <table:table-cell table:formula="of:=AVERAGE([Memetic.U2:.U1000])" office:value-type="float" office:value="2299.16935483871" calcext:value-type="float">
            <text:p>2299,1693548387</text:p>
          </table:table-cell>
          <table:table-cell table:formula="of:=AVERAGE([Memetic.V2:.V1000])" office:value-type="float" office:value="2724.08064516129" calcext:value-type="float">
            <text:p>2724,0806451613</text:p>
          </table:table-cell>
          <table:table-cell table:formula="of:=AVERAGE([Memetic.W2:.W1000])" office:value-type="float" office:value="3070.96774193548" calcext:value-type="float">
            <text:p>3070,9677419355</text:p>
          </table:table-cell>
          <table:table-cell table:formula="of:=AVERAGE([Memetic.X2:.X1000])" office:value-type="float" office:value="4014.82258064516" calcext:value-type="float">
            <text:p>4014,8225806452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1</text:p>
          </table:table-cell>
          <table:table-cell table:formula="of:=AVERAGE(['Simulated Annealing'.B2:.B1000])" office:value-type="float" office:value="1359.42857142857" calcext:value-type="float">
            <text:p>1359,4285714286</text:p>
          </table:table-cell>
          <table:table-cell table:formula="of:=AVERAGE(['Simulated Annealing'.C2:.C1000])" office:value-type="float" office:value="1094.35714285714" calcext:value-type="float">
            <text:p>1094,3571428572</text:p>
          </table:table-cell>
          <table:table-cell table:formula="of:=AVERAGE(['Simulated Annealing'.D2:.D1000])" office:value-type="float" office:value="1307.85714285714" calcext:value-type="float">
            <text:p>1307,8571428572</text:p>
          </table:table-cell>
          <table:table-cell table:formula="of:=AVERAGE(['Simulated Annealing'.E2:.E1000])" office:value-type="float" office:value="1249.28571428571" calcext:value-type="float">
            <text:p>1249,2857142857</text:p>
          </table:table-cell>
          <table:table-cell table:formula="of:=AVERAGE(['Simulated Annealing'.F2:.F1000])" office:value-type="float" office:value="1207.21428571429" calcext:value-type="float">
            <text:p>1207,2142857143</text:p>
          </table:table-cell>
          <table:table-cell table:formula="of:=AVERAGE(['Simulated Annealing'.G2:.G1000])" office:value-type="float" office:value="1242.21428571429" calcext:value-type="float">
            <text:p>1242,2142857143</text:p>
          </table:table-cell>
          <table:table-cell table:formula="of:=AVERAGE(['Simulated Annealing'.H2:.H1000])" office:value-type="float" office:value="1208.78571428571" calcext:value-type="float">
            <text:p>1208,7857142857</text:p>
          </table:table-cell>
          <table:table-cell table:formula="of:=AVERAGE(['Simulated Annealing'.I2:.I1000])" office:value-type="float" office:value="1246.92857142857" calcext:value-type="float">
            <text:p>1246,9285714286</text:p>
          </table:table-cell>
          <table:table-cell table:formula="of:=AVERAGE(['Simulated Annealing'.J2:.J1000])" office:value-type="float" office:value="1117.28571428571" calcext:value-type="float">
            <text:p>1117,2857142857</text:p>
          </table:table-cell>
          <table:table-cell table:formula="of:=AVERAGE(['Simulated Annealing'.K2:.K1000])" office:value-type="float" office:value="1601.57258064516" calcext:value-type="float">
            <text:p>1601,5725806452</text:p>
          </table:table-cell>
          <table:table-cell table:formula="of:=AVERAGE(['Simulated Annealing'.L2:.L1000])" office:value-type="float" office:value="1691.71428571429" calcext:value-type="float">
            <text:p>1691,7142857143</text:p>
          </table:table-cell>
          <table:table-cell table:formula="of:=AVERAGE(['Simulated Annealing'.M2:.M1000])" office:value-type="float" office:value="1524.14285714286" calcext:value-type="float">
            <text:p>1524,1428571429</text:p>
          </table:table-cell>
          <table:table-cell table:formula="of:=AVERAGE(['Simulated Annealing'.N2:.N1000])" office:value-type="float" office:value="1394.92857142857" calcext:value-type="float">
            <text:p>1394,9285714286</text:p>
          </table:table-cell>
          <table:table-cell table:formula="of:=AVERAGE(['Simulated Annealing'.O2:.O1000])" office:value-type="float" office:value="1438.28571428571" calcext:value-type="float">
            <text:p>1438,2857142857</text:p>
          </table:table-cell>
          <table:table-cell table:formula="of:=AVERAGE(['Simulated Annealing'.P2:.P1000])" office:value-type="float" office:value="1422.57142857143" calcext:value-type="float">
            <text:p>1422,5714285714</text:p>
          </table:table-cell>
          <table:table-cell table:formula="of:=AVERAGE(['Simulated Annealing'.Q2:.Q1000])" office:value-type="float" office:value="1505.35714285714" calcext:value-type="float">
            <text:p>1505,3571428572</text:p>
          </table:table-cell>
          <table:table-cell table:formula="of:=AVERAGE(['Simulated Annealing'.R2:.R1000])" office:value-type="float" office:value="1566.92857142857" calcext:value-type="float">
            <text:p>1566,9285714286</text:p>
          </table:table-cell>
          <table:table-cell table:formula="of:=AVERAGE(['Simulated Annealing'.S2:.S1000])" office:value-type="float" office:value="1616.78571428571" calcext:value-type="float">
            <text:p>1616,7857142857</text:p>
          </table:table-cell>
          <table:table-cell table:formula="of:=AVERAGE(['Simulated Annealing'.T2:.T1000])" office:value-type="float" office:value="1620.92857142857" calcext:value-type="float">
            <text:p>1620,9285714286</text:p>
          </table:table-cell>
          <table:table-cell table:formula="of:=AVERAGE(['Simulated Annealing'.U2:.U1000])" office:value-type="float" office:value="2340.91935483871" calcext:value-type="float">
            <text:p>2340,9193548387</text:p>
          </table:table-cell>
          <table:table-cell table:formula="of:=AVERAGE(['Simulated Annealing'.V2:.V1000])" office:value-type="float" office:value="2730.5564516129" calcext:value-type="float">
            <text:p>2730,5564516129</text:p>
          </table:table-cell>
          <table:table-cell table:formula="of:=AVERAGE(['Simulated Annealing'.W2:.W1000])" office:value-type="float" office:value="3131.52419354839" calcext:value-type="float">
            <text:p>3131,5241935484</text:p>
          </table:table-cell>
          <table:table-cell table:formula="of:=AVERAGE(['Simulated Annealing'.X2:.X1000])" office:value-type="float" office:value="4063.66129032258" calcext:value-type="float">
            <text:p>4063,6612903226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string" office:string-value="" calcext:value-type="error">
            <text:p>#DIV/0 !</text:p>
          </table:table-cell>
          <table:table-cell table:formula="of:=AVERAGE(['Tabu Search'.C2:.C1000])" office:value-type="string" office:string-value="" calcext:value-type="error">
            <text:p>#DIV/0 !</text:p>
          </table:table-cell>
          <table:table-cell table:formula="of:=AVERAGE(['Tabu Search'.D2:.D1000])" office:value-type="string" office:string-value="" calcext:value-type="error">
            <text:p>#DIV/0 !</text:p>
          </table:table-cell>
          <table:table-cell table:formula="of:=AVERAGE(['Tabu Search'.E2:.E1000])" office:value-type="string" office:string-value="" calcext:value-type="error">
            <text:p>#DIV/0 !</text:p>
          </table:table-cell>
          <table:table-cell table:formula="of:=AVERAGE(['Tabu Search'.F2:.F1000])" office:value-type="string" office:string-value="" calcext:value-type="error">
            <text:p>#DIV/0 !</text:p>
          </table:table-cell>
          <table:table-cell table:formula="of:=AVERAGE(['Tabu Search'.G2:.G1000])" office:value-type="string" office:string-value="" calcext:value-type="error">
            <text:p>#DIV/0 !</text:p>
          </table:table-cell>
          <table:table-cell table:formula="of:=AVERAGE(['Tabu Search'.H2:.H1000])" office:value-type="string" office:string-value="" calcext:value-type="error">
            <text:p>#DIV/0 !</text:p>
          </table:table-cell>
          <table:table-cell table:formula="of:=AVERAGE(['Tabu Search'.I2:.I1000])" office:value-type="string" office:string-value="" calcext:value-type="error">
            <text:p>#DIV/0 !</text:p>
          </table:table-cell>
          <table:table-cell table:formula="of:=AVERAGE(['Tabu Search'.J2:.J1000])" office:value-type="string" office:string-value="" calcext:value-type="error">
            <text:p>#DIV/0 !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string" office:string-value="" calcext:value-type="error">
            <text:p>#DIV/0 !</text:p>
          </table:table-cell>
          <table:table-cell table:formula="of:=AVERAGE(['Tabu Search'.M2:.M1000])" office:value-type="string" office:string-value="" calcext:value-type="error">
            <text:p>#DIV/0 !</text:p>
          </table:table-cell>
          <table:table-cell table:formula="of:=AVERAGE(['Tabu Search'.N2:.N1000])" office:value-type="string" office:string-value="" calcext:value-type="error">
            <text:p>#DIV/0 !</text:p>
          </table:table-cell>
          <table:table-cell table:formula="of:=AVERAGE(['Tabu Search'.O2:.O1000])" office:value-type="string" office:string-value="" calcext:value-type="error">
            <text:p>#DIV/0 !</text:p>
          </table:table-cell>
          <table:table-cell table:formula="of:=AVERAGE(['Tabu Search'.P2:.P1000])" office:value-type="string" office:string-value="" calcext:value-type="error">
            <text:p>#DIV/0 !</text:p>
          </table:table-cell>
          <table:table-cell table:formula="of:=AVERAGE(['Tabu Search'.Q2:.Q1000])" office:value-type="string" office:string-value="" calcext:value-type="error">
            <text:p>#DIV/0 !</text:p>
          </table:table-cell>
          <table:table-cell table:formula="of:=AVERAGE(['Tabu Search'.R2:.R1000])" office:value-type="string" office:string-value="" calcext:value-type="error">
            <text:p>#DIV/0 !</text:p>
          </table:table-cell>
          <table:table-cell table:formula="of:=AVERAGE(['Tabu Search'.S2:.S1000])" office:value-type="string" office:string-value="" calcext:value-type="error">
            <text:p>#DIV/0 !</text:p>
          </table:table-cell>
          <table:table-cell table:formula="of:=AVERAGE(['Tabu Search'.T2:.T1000])" office:value-type="string" office:string-value="" calcext:value-type="error">
            <text:p>#DIV/0 !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729" calcext:value-type="float">
            <text:p>2729</text:p>
          </table:table-cell>
          <table:table-cell table:formula="of:=AVERAGE(['Tabu Search'.W2:.W1000])" office:value-type="float" office:value="3117" calcext:value-type="float">
            <text:p>3117</text:p>
          </table:table-cell>
          <table:table-cell table:formula="of:=AVERAGE(['Tabu Search'.X2:.X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string" office:string-value="" calcext:value-type="error">
            <text:p>#DIV/0 !</text:p>
          </table:table-cell>
          <table:table-cell table:formula="of:=AVERAGE([VNS.C2:.C1000])" office:value-type="string" office:string-value="" calcext:value-type="error">
            <text:p>#DIV/0 !</text:p>
          </table:table-cell>
          <table:table-cell table:formula="of:=AVERAGE([VNS.D2:.D1000])" office:value-type="string" office:string-value="" calcext:value-type="error">
            <text:p>#DIV/0 !</text:p>
          </table:table-cell>
          <table:table-cell table:formula="of:=AVERAGE([VNS.E2:.E1000])" office:value-type="string" office:string-value="" calcext:value-type="error">
            <text:p>#DIV/0 !</text:p>
          </table:table-cell>
          <table:table-cell table:formula="of:=AVERAGE([VNS.F2:.F1000])" office:value-type="string" office:string-value="" calcext:value-type="error">
            <text:p>#DIV/0 !</text:p>
          </table:table-cell>
          <table:table-cell table:formula="of:=AVERAGE([VNS.G2:.G1000])" office:value-type="string" office:string-value="" calcext:value-type="error">
            <text:p>#DIV/0 !</text:p>
          </table:table-cell>
          <table:table-cell table:formula="of:=AVERAGE([VNS.H2:.H1000])" office:value-type="string" office:string-value="" calcext:value-type="error">
            <text:p>#DIV/0 !</text:p>
          </table:table-cell>
          <table:table-cell table:formula="of:=AVERAGE([VNS.I2:.I1000])" office:value-type="string" office:string-value="" calcext:value-type="error">
            <text:p>#DIV/0 !</text:p>
          </table:table-cell>
          <table:table-cell table:formula="of:=AVERAGE([VNS.J2:.J1000])" office:value-type="string" office:string-value="" calcext:value-type="error">
            <text:p>#DIV/0 !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string" office:string-value="" calcext:value-type="error">
            <text:p>#DIV/0 !</text:p>
          </table:table-cell>
          <table:table-cell table:formula="of:=AVERAGE([VNS.M2:.M1000])" office:value-type="string" office:string-value="" calcext:value-type="error">
            <text:p>#DIV/0 !</text:p>
          </table:table-cell>
          <table:table-cell table:formula="of:=AVERAGE([VNS.N2:.N1000])" office:value-type="string" office:string-value="" calcext:value-type="error">
            <text:p>#DIV/0 !</text:p>
          </table:table-cell>
          <table:table-cell table:formula="of:=AVERAGE([VNS.O2:.O1000])" office:value-type="string" office:string-value="" calcext:value-type="error">
            <text:p>#DIV/0 !</text:p>
          </table:table-cell>
          <table:table-cell table:formula="of:=AVERAGE([VNS.P2:.P1000])" office:value-type="string" office:string-value="" calcext:value-type="error">
            <text:p>#DIV/0 !</text:p>
          </table:table-cell>
          <table:table-cell table:formula="of:=AVERAGE([VNS.Q2:.Q1000])" office:value-type="string" office:string-value="" calcext:value-type="error">
            <text:p>#DIV/0 !</text:p>
          </table:table-cell>
          <table:table-cell table:formula="of:=AVERAGE([VNS.R2:.R1000])" office:value-type="string" office:string-value="" calcext:value-type="error">
            <text:p>#DIV/0 !</text:p>
          </table:table-cell>
          <table:table-cell table:formula="of:=AVERAGE([VNS.S2:.S1000])" office:value-type="string" office:string-value="" calcext:value-type="error">
            <text:p>#DIV/0 !</text:p>
          </table:table-cell>
          <table:table-cell table:formula="of:=AVERAGE([VNS.T2:.T1000])" office:value-type="string" office:string-value="" calcext:value-type="error">
            <text:p>#DIV/0 !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729" calcext:value-type="float">
            <text:p>2729</text:p>
          </table:table-cell>
          <table:table-cell table:formula="of:=AVERAGE([VNS.W2:.W1000])" office:value-type="float" office:value="3096" calcext:value-type="float">
            <text:p>3096</text:p>
          </table:table-cell>
          <table:table-cell table:formula="of:=AVERAGE([VNS.X2:.X1000])"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1</text:p>
          </table:table-cell>
          <table:table-cell table:formula="of:=AVERAGE(['Wolf Pack Algorithm'.L2:.L1000])" office:value-type="float" office:value="1662.21428571429" calcext:value-type="float">
            <text:p>1662,2142857143</text:p>
          </table:table-cell>
          <table:table-cell table:formula="of:=AVERAGE(['Wolf Pack Algorithm'.M2:.M1000])" office:value-type="float" office:value="1502.78571428571" calcext:value-type="float">
            <text:p>1502,7857142857</text:p>
          </table:table-cell>
          <table:table-cell table:formula="of:=AVERAGE(['Wolf Pack Algorithm'.N2:.N1000])" office:value-type="float" office:value="1378.64285714286" calcext:value-type="float">
            <text:p>1378,6428571429</text:p>
          </table:table-cell>
          <table:table-cell table:formula="of:=AVERAGE(['Wolf Pack Algorithm'.O2:.O1000])" office:value-type="float" office:value="1420.78571428571" calcext:value-type="float">
            <text:p>1420,7857142857</text:p>
          </table:table-cell>
          <table:table-cell table:formula="of:=AVERAGE(['Wolf Pack Algorithm'.P2:.P1000])" office:value-type="float" office:value="1397.64285714286" calcext:value-type="float">
            <text:p>1397,6428571429</text:p>
          </table:table-cell>
          <table:table-cell table:formula="of:=AVERAGE(['Wolf Pack Algorithm'.Q2:.Q1000])" office:value-type="float" office:value="1484.28571428571" calcext:value-type="float">
            <text:p>1484,2857142857</text:p>
          </table:table-cell>
          <table:table-cell table:formula="of:=AVERAGE(['Wolf Pack Algorithm'.R2:.R1000])" office:value-type="float" office:value="1544.42857142857" calcext:value-type="float">
            <text:p>1544,4285714286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3</text:p>
          </table:table-cell>
          <table:table-cell table:formula="of:=AVERAGE(['Wolf Pack Algorithm'.U2:.U1000])" office:value-type="float" office:value="2302.21428571429" calcext:value-type="float">
            <text:p>2302,2142857143</text:p>
          </table:table-cell>
          <table:table-cell table:formula="of:=AVERAGE(['Wolf Pack Algorithm'.V2:.V1000])" office:value-type="float" office:value="2724.17361111111" calcext:value-type="float">
            <text:p>2724,1736111111</text:p>
          </table:table-cell>
          <table:table-cell table:formula="of:=AVERAGE(['Wolf Pack Algorithm'.W2:.W1000])" office:value-type="float" office:value="3074.09027777778" calcext:value-type="float">
            <text:p>3074,0902777778</text:p>
          </table:table-cell>
          <table:table-cell table:formula="of:=AVERAGE(['Wolf Pack Algorithm'.X2:.X1000])" office:value-type="float" office:value="3990.4537037037" calcext:value-type="float">
            <text:p>3990,4537037037</text:p>
          </table:table-cell>
        </table:table-row>
      </table:table>
      <table:table table:name="Ecarts" table:style-name="ta1">
        <table:shapes>
          <draw:frame draw:z-index="0" draw:style-name="gr1" draw:text-style-name="P1" svg:width="382.44mm" svg:height="162.88mm" svg:x="3.19mm" svg:y="56.52mm">
            <loext:p draw:notify-on-update-of-ranges="Ecarts.B1:Ecarts.G1 Ecarts.A3:Ecarts.A3 Ecarts.B3:Ecarts.G3 Ecarts.A4:Ecarts.A4 Ecarts.B4:Ecarts.G4 Ecarts.A5:Ecarts.A5 Ecarts.B5:Ecarts.G5 Ecarts.A6:Ecarts.A6 Ecarts.B6:Ecarts.G6 Ecarts.A7:Ecarts.A7 Ecarts.B7:Ecarts.G7 Ecarts.A8:Ecarts.A8 Ecarts.B8:Ecarts.G8 Ecarts.A9:Ecarts.A9 Ecarts.B9:Ecarts.G9 Ecarts.A10:Ecarts.A10 Ecarts.B10:Ecarts.G10 Ecarts.A11:Ecarts.A11 Ecarts.B11:Ecarts.G11 Ecarts.A12:Ecarts.A12 Ecarts.B12:Ecarts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.18mm" svg:y="230.7mm">
            <loext:p draw:notify-on-update-of-ranges="Ecarts.A3:Ecarts.A3 Ecarts.B3:Ecarts.B3 Ecarts.A4:Ecarts.A4 Ecarts.B4:Ecarts.B4 Ecarts.A5:Ecarts.A5 Ecarts.B5:Ecarts.B5 Ecarts.A6:Ecarts.A6 Ecarts.B6:Ecarts.B6 Ecarts.A7:Ecarts.A7 Ecarts.B7:Ecarts.B7 Ecarts.A8:Ecarts.A8 Ecarts.B8:Ecarts.B8 Ecarts.A9:Ecarts.A9 Ecarts.B9:Ecarts.B9 Ecarts.A10:Ecarts.A10 Ecarts.B10:Ecarts.B10 Ecarts.A11:Ecarts.A11 Ecarts.B11:Ecarts.B11 Ecarts.A12:Ecarts.A12 Ecarts.B12:Ecarts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70.64mm" svg:y="233.42mm">
            <loext:p draw:notify-on-update-of-ranges="Ecarts.A3:Ecarts.A3 Ecarts.C3:Ecarts.C3 Ecarts.A4:Ecarts.A4 Ecarts.C4:Ecarts.C4 Ecarts.A5:Ecarts.A5 Ecarts.C5:Ecarts.C5 Ecarts.A6:Ecarts.A6 Ecarts.C6:Ecarts.C6 Ecarts.A7:Ecarts.A7 Ecarts.C7:Ecarts.C7 Ecarts.A8:Ecarts.A8 Ecarts.C8:Ecarts.C8 Ecarts.A9:Ecarts.A9 Ecarts.C9:Ecarts.C9 Ecarts.A10:Ecarts.A10 Ecarts.C10:Ecarts.C10 Ecarts.A11:Ecarts.A11 Ecarts.C11:Ecarts.C11 Ecarts.A12:Ecarts.A12 Ecarts.C12:Ecarts.C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84mm" svg:height="90.01mm" svg:x="343.78mm" svg:y="232.12mm">
            <loext:p draw:notify-on-update-of-ranges="Ecarts.A3:Ecarts.A3 Ecarts.D3:Ecarts.D3 Ecarts.A4:Ecarts.A4 Ecarts.D4:Ecarts.D4 Ecarts.A5:Ecarts.A5 Ecarts.D5:Ecarts.D5 Ecarts.A6:Ecarts.A6 Ecarts.D6:Ecarts.D6 Ecarts.A7:Ecarts.A7 Ecarts.D7:Ecarts.D7 Ecarts.A8:Ecarts.A8 Ecarts.D8:Ecarts.D8 Ecarts.A9:Ecarts.A9 Ecarts.D9:Ecarts.D9 Ecarts.A10:Ecarts.A10 Ecarts.D10:Ecarts.D10 Ecarts.A11:Ecarts.A11 Ecarts.D11:Ecarts.D11 Ecarts.A12:Ecarts.A12 Ecarts.D12:Ecarts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60.21mm" svg:height="90.01mm" svg:x="3.92mm" svg:y="332.37mm">
            <loext:p draw:notify-on-update-of-ranges="Ecarts.A3:Ecarts.A3 Ecarts.E3:Ecarts.E3 Ecarts.A4:Ecarts.A4 Ecarts.E4:Ecarts.E4 Ecarts.A5:Ecarts.A5 Ecarts.E5:Ecarts.E5 Ecarts.A6:Ecarts.A6 Ecarts.E6:Ecarts.E6 Ecarts.A7:Ecarts.A7 Ecarts.E7:Ecarts.E7 Ecarts.A8:Ecarts.A8 Ecarts.E8:Ecarts.E8 Ecarts.A9:Ecarts.A9 Ecarts.E9:Ecarts.E9 Ecarts.A10:Ecarts.A10 Ecarts.E10:Ecarts.E10 Ecarts.A11:Ecarts.A11 Ecarts.E11:Ecarts.E11 Ecarts.A12:Ecarts.A12 Ecarts.E12:Ecarts.E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60.22mm" svg:height="90.01mm" svg:x="170.75mm" svg:y="333.57mm">
            <loext:p draw:notify-on-update-of-ranges="Ecarts.A3:Ecarts.A3 Ecarts.F3:Ecarts.F3 Ecarts.A4:Ecarts.A4 Ecarts.F4:Ecarts.F4 Ecarts.A5:Ecarts.A5 Ecarts.F5:Ecarts.F5 Ecarts.A6:Ecarts.A6 Ecarts.F6:Ecarts.F6 Ecarts.A7:Ecarts.A7 Ecarts.F7:Ecarts.F7 Ecarts.A8:Ecarts.A8 Ecarts.F8:Ecarts.F8 Ecarts.A9:Ecarts.A9 Ecarts.F9:Ecarts.F9 Ecarts.A10:Ecarts.A10 Ecarts.F10:Ecarts.F10 Ecarts.A11:Ecarts.A11 Ecarts.F11:Ecarts.F11 Ecarts.A12:Ecarts.A12 Ecarts.F12:Ecarts.F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60.22mm" svg:height="90.01mm" svg:x="344.52mm" svg:y="333.87mm">
            <loext:p draw:notify-on-update-of-ranges="Ecarts.A3:Ecarts.A3 Ecarts.G3:Ecarts.G3 Ecarts.A4:Ecarts.A4 Ecarts.G4:Ecarts.G4 Ecarts.A5:Ecarts.A5 Ecarts.G5:Ecarts.G5 Ecarts.A6:Ecarts.A6 Ecarts.G6:Ecarts.G6 Ecarts.A7:Ecarts.A7 Ecarts.G7:Ecarts.G7 Ecarts.A8:Ecarts.A8 Ecarts.G8:Ecarts.G8 Ecarts.A9:Ecarts.A9 Ecarts.G9:Ecarts.G9 Ecarts.A10:Ecarts.A10 Ecarts.G10:Ecarts.G10 Ecarts.A11:Ecarts.A11 Ecarts.G11:Ecarts.G11 Ecarts.A12:Ecarts.A12 Ecarts.G12:Ecarts.G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59.91mm" svg:height="90.01mm" svg:x="402.25mm" svg:y="62.52mm">
            <loext:p draw:notify-on-update-of-ranges="Ecarts.A3:Ecarts.A3 Ecarts.AA3:Ecarts.AA3 Ecarts.A4:Ecarts.A4 Ecarts.AA4:Ecarts.AA4 Ecarts.A5:Ecarts.A5 Ecarts.AA5:Ecarts.AA5 Ecarts.A6:Ecarts.A6 Ecarts.AA6:Ecarts.AA6 Ecarts.A7:Ecarts.A7 Ecarts.AA7:Ecarts.AA7 Ecarts.A8:Ecarts.A8 Ecarts.AA8:Ecarts.AA8 Ecarts.A9:Ecarts.A9 Ecarts.AA9:Ecarts.AA9 Ecarts.A10:Ecarts.A10 Ecarts.AA10:Ecarts.AA10 Ecarts.A11:Ecarts.A11 Ecarts.AA11:Ecarts.AA11 Ecarts.A12:Ecarts.A12 Ecarts.AA12:Ecarts.AA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4" table:default-cell-style-name="ce2"/>
        <table:table-column table:style-name="co2" table:default-cell-style-name="Default"/>
        <table:table-column table:style-name="co8" table:default-cell-style-name="Default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02.txt" calcext:value-type="string">
            <text:p>instances/tai02.txt</text:p>
          </table:table-cell>
          <table:table-cell table:style-name="Default" table:formula="of:=[Moyennes.D1]" office:value-type="string" office:string-value="instances/tai03.txt" calcext:value-type="string">
            <text:p>instances/tai03.txt</text:p>
          </table:table-cell>
          <table:table-cell table:style-name="Default" table:formula="of:=[Moyennes.E1]" office:value-type="string" office:string-value="instances/tai04.txt" calcext:value-type="string">
            <text:p>instances/tai04.txt</text:p>
          </table:table-cell>
          <table:table-cell table:style-name="Default" table:formula="of:=[Moyennes.F1]" office:value-type="string" office:string-value="instances/tai05.txt" calcext:value-type="string">
            <text:p>instances/tai05.txt</text:p>
          </table:table-cell>
          <table:table-cell table:style-name="Default" table:formula="of:=[Moyennes.G1]" office:value-type="string" office:string-value="instances/tai06.txt" calcext:value-type="string">
            <text:p>instances/tai06.txt</text:p>
          </table:table-cell>
          <table:table-cell table:style-name="Default" table:formula="of:=[Moyennes.H1]" office:value-type="string" office:string-value="instances/tai07.txt" calcext:value-type="string">
            <text:p>instances/tai07.txt</text:p>
          </table:table-cell>
          <table:table-cell table:style-name="Default" table:formula="of:=[Moyennes.I1]" office:value-type="string" office:string-value="instances/tai08.txt" calcext:value-type="string">
            <text:p>instances/tai08.txt</text:p>
          </table:table-cell>
          <table:table-cell table:style-name="Default" table:formula="of:=[Moyennes.J1]" office:value-type="string" office:string-value="instances/tai09.txt" calcext:value-type="string">
            <text:p>instances/tai09.txt</text:p>
          </table:table-cell>
          <table:table-cell table:style-name="Default" table:formula="of:=[Moyennes.K1]" office:value-type="string" office:string-value="instances/tai10.txt" calcext:value-type="string">
            <text:p>instances/tai10.txt</text:p>
          </table:table-cell>
          <table:table-cell table:style-name="Default" table:formula="of:=[Moyennes.L1]" office:value-type="string" office:string-value="instances/tai11.txt" calcext:value-type="string">
            <text:p>instances/tai11.txt</text:p>
          </table:table-cell>
          <table:table-cell table:style-name="Default" table:formula="of:=[Moyennes.M1]" office:value-type="string" office:string-value="instances/tai12.txt" calcext:value-type="string">
            <text:p>instances/tai12.txt</text:p>
          </table:table-cell>
          <table:table-cell table:style-name="Default" table:formula="of:=[Moyennes.N1]" office:value-type="string" office:string-value="instances/tai13.txt" calcext:value-type="string">
            <text:p>instances/tai13.txt</text:p>
          </table:table-cell>
          <table:table-cell table:style-name="Default" table:formula="of:=[Moyennes.O1]" office:value-type="string" office:string-value="instances/tai14.txt" calcext:value-type="string">
            <text:p>instances/tai14.txt</text:p>
          </table:table-cell>
          <table:table-cell table:style-name="Default" table:formula="of:=[Moyennes.P1]" office:value-type="string" office:string-value="instances/tai15.txt" calcext:value-type="string">
            <text:p>instances/tai15.txt</text:p>
          </table:table-cell>
          <table:table-cell table:style-name="Default" table:formula="of:=[Moyennes.Q1]" office:value-type="string" office:string-value="instances/tai16.txt" calcext:value-type="string">
            <text:p>instances/tai16.txt</text:p>
          </table:table-cell>
          <table:table-cell table:style-name="Default" table:formula="of:=[Moyennes.R1]" office:value-type="string" office:string-value="instances/tai17.txt" calcext:value-type="string">
            <text:p>instances/tai17.txt</text:p>
          </table:table-cell>
          <table:table-cell table:style-name="Default" table:formula="of:=[Moyennes.S1]" office:value-type="string" office:string-value="instances/tai18.txt" calcext:value-type="string">
            <text:p>instances/tai18.txt</text:p>
          </table:table-cell>
          <table:table-cell table:style-name="Default" table:formula="of:=[Moyennes.T1]" office:value-type="string" office:string-value="instances/tai19.txt" calcext:value-type="string">
            <text:p>instances/tai19.txt</text:p>
          </table:table-cell>
          <table:table-cell table:style-name="Default" table:formula="of:=[Moyennes.U1]" office:value-type="string" office:string-value="instances/tai20.txt" calcext:value-type="string">
            <text:p>instances/tai20.txt</text:p>
          </table:table-cell>
          <table:table-cell table:style-name="Default" table:formula="of:=[Moyennes.V1]" office:value-type="string" office:string-value="instances/tai21.txt" calcext:value-type="string">
            <text:p>instances/tai21.txt</text:p>
          </table:table-cell>
          <table:table-cell table:style-name="Default" table:formula="of:=[Moyennes.W1]" office:value-type="string" office:string-value="instances/tai31.txt" calcext:value-type="string">
            <text:p>instances/tai31.txt</text:p>
          </table:table-cell>
          <table:table-cell table:style-name="Default" table:formula="of:=[Moyennes.X1]" office:value-type="string" office:string-value="instances/tai41.txt" calcext:value-type="string">
            <text:p>instances/tai41.txt</text:p>
          </table:table-cell>
          <table:table-cell table:style-name="Default" table:formula="of:=[Moyennes.Y1]" office:value-type="string" office:string-value="instances/tai51.txt" calcext:value-type="string">
            <text:p>instances/tai51.tx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724" calcext:value-type="float">
            <text:p>2724</text:p>
          </table:table-cell>
          <table:table-cell table:style-name="ce1" table:formula="of:=['Opt-Best'.W2]" office:value-type="float" office:value="2991" calcext:value-type="float">
            <text:p>2991</text:p>
          </table:table-cell>
          <table:table-cell table:style-name="ce1" table:formula="of:=['Opt-Best'.X2]" office:value-type="float" office:value="3850" calcext:value-type="float">
            <text:p>3850</text:p>
          </table:table-cell>
          <table:table-cell/>
          <table:table-cell office:value-type="string" calcext:value-type="string">
            <text:p>MOYENNE D’ECART</text:p>
          </table:table-cell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62798276043333" calcext:value-type="float">
            <text:p>0,0262798276</text:p>
          </table:table-cell>
          <table:table-cell table:formula="of:=100*([Moyennes.D2]-[.D$2])/[.D$2]" office:value-type="float" office:value="0.171798599180656" calcext:value-type="float">
            <text:p>0,1717985992</text:p>
          </table:table-cell>
          <table:table-cell table:formula="of:=100*([Moyennes.E2]-[.E$2])/[.E$2]" office:value-type="float" office:value="0.491658380289473" calcext:value-type="float">
            <text:p>0,4916583803</text:p>
          </table:table-cell>
          <table:table-cell table:formula="of:=100*([Moyennes.F2]-[.F$2])/[.F$2]" office:value-type="float" office:value="0.121457489878543" calcext:value-type="float">
            <text:p>0,1214574899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formula="of:=100*([Moyennes.P2]-[.P$2])/[.P$2]" office:value-type="float" office:value="0.241618846270002" calcext:value-type="float">
            <text:p>0,2416188463</text:p>
          </table:table-cell>
          <table:table-cell table:formula="of:=100*([Moyennes.Q2]-[.Q$2])/[.Q$2]" office:value-type="float" office:value="1.18621535944371" calcext:value-type="float">
            <text:p>1,1862153594</text:p>
          </table:table-cell>
          <table:table-cell table:formula="of:=100*([Moyennes.R2]-[.R$2])/[.R$2]" office:value-type="float" office:value="0.28879476318829" calcext:value-type="float">
            <text:p>0,2887947632</text:p>
          </table:table-cell>
          <table:table-cell table:formula="of:=100*([Moyennes.S2]-[.S$2])/[.S$2]" office:value-type="float" office:value="1.14248560282371" calcext:value-type="float">
            <text:p>1,1424856028</text:p>
          </table:table-cell>
          <table:table-cell table:formula="of:=100*([Moyennes.T2]-[.T$2])/[.T$2]" office:value-type="float" office:value="0.847457627118644" calcext:value-type="float">
            <text:p>0,8474576271</text:p>
          </table:table-cell>
          <table:table-cell table:formula="of:=100*([Moyennes.U2]-[.U$2])/[.U$2]" office:value-type="float" office:value="1.26156056388615" calcext:value-type="float">
            <text:p>1,2615605639</text:p>
          </table:table-cell>
          <table:table-cell table:formula="of:=100*([Moyennes.V2]-[.V$2])/[.V$2]" office:value-type="float" office:value="1.26532503826871" calcext:value-type="float">
            <text:p>1,2653250383</text:p>
          </table:table-cell>
          <table:table-cell table:formula="of:=100*([Moyennes.W2]-[.W$2])/[.W$2]" office:value-type="float" office:value="0.177928568045092" calcext:value-type="float">
            <text:p>0,1779285680</text:p>
          </table:table-cell>
          <table:table-cell table:formula="of:=100*([Moyennes.X2]-[.X$2])/[.X$2]" office:value-type="float" office:value="4.71791719243752" calcext:value-type="float">
            <text:p>4,7179171924</text:p>
          </table:table-cell>
          <table:table-cell table:formula="of:=100*([Moyennes.Y2]-[.Y$2])/[.Y$2]" office:value-type="float" office:value="5.72161709258483" calcext:value-type="float">
            <text:p>5,7216170926</text:p>
          </table:table-cell>
          <table:table-cell/>
          <table:table-cell table:formula="of:=AVERAGE([.B3:.Y3])" office:value-type="float" office:value="0.930932997743115" calcext:value-type="float">
            <text:p>0,9309329977</text:p>
          </table:table-cell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520532099479442" calcext:value-type="float">
            <text:p>0,0520532099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formula="of:=100*([Moyennes.P3]-[.P$2])/[.P$2]" office:value-type="float" office:value="0.271821202053762" calcext:value-type="float">
            <text:p>0,2718212021</text:p>
          </table:table-cell>
          <table:table-cell table:formula="of:=100*([Moyennes.Q3]-[.Q$2])/[.Q$2]" office:value-type="float" office:value="0.117598936496572" calcext:value-type="float">
            <text:p>0,1175989365</text:p>
          </table:table-cell>
          <table:table-cell table:formula="of:=100*([Moyennes.R3]-[.R$2])/[.R$2]" office:value-type="float" office:value="0.110704659222177" calcext:value-type="float">
            <text:p>0,1107046592</text:p>
          </table:table-cell>
          <table:table-cell table:formula="of:=100*([Moyennes.S3]-[.S$2])/[.S$2]" office:value-type="float" office:value="0.506223295560092" calcext:value-type="float">
            <text:p>0,5062232956</text:p>
          </table:table-cell>
          <table:table-cell table:formula="of:=100*([Moyennes.T3]-[.T$2])/[.T$2]" office:value-type="float" office:value="0.224195139449383" calcext:value-type="float">
            <text:p>0,2241951394</text:p>
          </table:table-cell>
          <table:table-cell table:formula="of:=100*([Moyennes.U3]-[.U$2])/[.U$2]" office:value-type="float" office:value="0.395079464846903" calcext:value-type="float">
            <text:p>0,3950794648</text:p>
          </table:table-cell>
          <table:table-cell table:formula="of:=100*([Moyennes.V3]-[.V$2])/[.V$2]" office:value-type="float" office:value="0.434999368039649" calcext:value-type="float">
            <text:p>0,4349993680</text:p>
          </table:table-cell>
          <table:table-cell table:formula="of:=100*([Moyennes.W3]-[.W$2])/[.W$2]" office:value-type="float" office:value="0.0603950547108094" calcext:value-type="float">
            <text:p>0,0603950547</text:p>
          </table:table-cell>
          <table:table-cell table:formula="of:=100*([Moyennes.X3]-[.X$2])/[.X$2]" office:value-type="float" office:value="4.41054345833199" calcext:value-type="float">
            <text:p>4,4105434583</text:p>
          </table:table-cell>
          <table:table-cell table:formula="of:=100*([Moyennes.Y3]-[.Y$2])/[.Y$2]" office:value-type="float" office:value="5.95224130708001" calcext:value-type="float">
            <text:p>5,9522413071</text:p>
          </table:table-cell>
          <table:table-cell/>
          <table:table-cell table:formula="of:=AVERAGE([.B4:.Y4])" office:value-type="float" office:value="0.595535487144941" calcext:value-type="float">
            <text:p>0,5955354871</text:p>
          </table:table-cell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630715862503966" calcext:value-type="float">
            <text:p>0,0630715863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502706883217324" calcext:value-type="float">
            <text:p>0,5027068832</text:p>
          </table:table-cell>
          <table:table-cell table:formula="of:=100*([Moyennes.F4]-[.F$2])/[.F$2]" office:value-type="float" office:value="0.676691729323311" calcext:value-type="float">
            <text:p>0,6766917293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formula="of:=100*([Moyennes.P4]-[.P$2])/[.P$2]" office:value-type="float" office:value="0.765126346521698" calcext:value-type="float">
            <text:p>0,7651263465</text:p>
          </table:table-cell>
          <table:table-cell table:formula="of:=100*([Moyennes.Q4]-[.Q$2])/[.Q$2]" office:value-type="float" office:value="0.981695469884451" calcext:value-type="float">
            <text:p>0,9816954699</text:p>
          </table:table-cell>
          <table:table-cell table:formula="of:=100*([Moyennes.R4]-[.R$2])/[.R$2]" office:value-type="float" office:value="1.79534077782056" calcext:value-type="float">
            <text:p>1,7953407778</text:p>
          </table:table-cell>
          <table:table-cell table:formula="of:=100*([Moyennes.S4]-[.S$2])/[.S$2]" office:value-type="float" office:value="1.04031209362809" calcext:value-type="float">
            <text:p>1,0403120936</text:p>
          </table:table-cell>
          <table:table-cell table:formula="of:=100*([Moyennes.T4]-[.T$2])/[.T$2]" office:value-type="float" office:value="0.49771320957761" calcext:value-type="float">
            <text:p>0,4977132096</text:p>
          </table:table-cell>
          <table:table-cell table:formula="of:=100*([Moyennes.U4]-[.U$2])/[.U$2]" office:value-type="float" office:value="1.14932207955463" calcext:value-type="float">
            <text:p>1,1493220796</text:p>
          </table:table-cell>
          <table:table-cell table:formula="of:=100*([Moyennes.V4]-[.V$2])/[.V$2]" office:value-type="float" office:value="0.778509052728628" calcext:value-type="float">
            <text:p>0,7785090527</text:p>
          </table:table-cell>
          <table:table-cell table:formula="of:=100*([Moyennes.W4]-[.W$2])/[.W$2]" office:value-type="float" office:value="0.176805303619247" calcext:value-type="float">
            <text:p>0,1768053036</text:p>
          </table:table-cell>
          <table:table-cell table:formula="of:=100*([Moyennes.X4]-[.X$2])/[.X$2]" office:value-type="float" office:value="3.5287234251775" calcext:value-type="float">
            <text:p>3,5287234252</text:p>
          </table:table-cell>
          <table:table-cell table:formula="of:=100*([Moyennes.Y4]-[.Y$2])/[.Y$2]" office:value-type="float" office:value="3.91004583651643" calcext:value-type="float">
            <text:p>3,9100458365</text:p>
          </table:table-cell>
          <table:table-cell/>
          <table:table-cell table:formula="of:=AVERAGE([.B5:.Y5])" office:value-type="float" office:value="1.01062741540167" calcext:value-type="float">
            <text:p>1,0106274154</text:p>
          </table:table-cell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578156207295232" calcext:value-type="float">
            <text:p>0,057815620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42503590763444" calcext:value-type="float">
            <text:p>0,3425035908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formula="of:=100*([Moyennes.P5]-[.P$2])/[.P$2]" office:value-type="float" office:value="0.166112956810634" calcext:value-type="float">
            <text:p>0,1661129568</text:p>
          </table:table-cell>
          <table:table-cell table:formula="of:=100*([Moyennes.Q5]-[.Q$2])/[.Q$2]" office:value-type="float" office:value="0.7720625830862" calcext:value-type="float">
            <text:p>0,7720625831</text:p>
          </table:table-cell>
          <table:table-cell table:formula="of:=100*([Moyennes.R5]-[.R$2])/[.R$2]" office:value-type="float" office:value="0.264728532922596" calcext:value-type="float">
            <text:p>0,2647285329</text:p>
          </table:table-cell>
          <table:table-cell table:formula="of:=100*([Moyennes.S5]-[.S$2])/[.S$2]" office:value-type="float" office:value="1.92736392346275" calcext:value-type="float">
            <text:p>1,9273639235</text:p>
          </table:table-cell>
          <table:table-cell table:formula="of:=100*([Moyennes.T5]-[.T$2])/[.T$2]" office:value-type="float" office:value="0.645682001614201" calcext:value-type="float">
            <text:p>0,6456820016</text:p>
          </table:table-cell>
          <table:table-cell table:formula="of:=100*([Moyennes.U5]-[.U$2])/[.U$2]" office:value-type="float" office:value="0.956271886504449" calcext:value-type="float">
            <text:p>0,9562718865</text:p>
          </table:table-cell>
          <table:table-cell table:formula="of:=100*([Moyennes.V5]-[.V$2])/[.V$2]" office:value-type="float" office:value="0.568764306879939" calcext:value-type="float">
            <text:p>0,5687643069</text:p>
          </table:table-cell>
          <table:table-cell table:formula="of:=100*([Moyennes.W5]-[.W$2])/[.W$2]" office:value-type="float" office:value="0.00828951731324148" calcext:value-type="float">
            <text:p>0,0082895173</text:p>
          </table:table-cell>
          <table:table-cell table:formula="of:=100*([Moyennes.X5]-[.X$2])/[.X$2]" office:value-type="float" office:value="3.7453759126843" calcext:value-type="float">
            <text:p>3,7453759127</text:p>
          </table:table-cell>
          <table:table-cell table:formula="of:=100*([Moyennes.Y5]-[.Y$2])/[.Y$2]" office:value-type="float" office:value="5.5427314620863" calcext:value-type="float">
            <text:p>5,5427314621</text:p>
          </table:table-cell>
          <table:table-cell/>
          <table:table-cell table:formula="of:=AVERAGE([.B6:.Y6])" office:value-type="float" office:value="0.747161378185753" calcext:value-type="float">
            <text:p>0,7471613782</text:p>
          </table:table-cell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54679040989946" calcext:value-type="float">
            <text:p>0,1546790410</text:p>
          </table:table-cell>
          <table:table-cell table:formula="of:=100*([Moyennes.F6]-[.F$2])/[.F$2]" office:value-type="float" office:value="0.277617119722375" calcext:value-type="float">
            <text:p>0,2776171197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formula="of:=100*([Moyennes.P6]-[.P$2])/[.P$2]" office:value-type="float" office:value="0.100674519279164" calcext:value-type="float">
            <text:p>0,1006745193</text:p>
          </table:table-cell>
          <table:table-cell table:formula="of:=100*([Moyennes.Q6]-[.Q$2])/[.Q$2]" office:value-type="float" office:value="0.373248798445653" calcext:value-type="float">
            <text:p>0,3732487984</text:p>
          </table:table-cell>
          <table:table-cell table:formula="of:=100*([Moyennes.R6]-[.R$2])/[.R$2]" office:value-type="float" office:value="0.0962649210627582" calcext:value-type="float">
            <text:p>0,0962649211</text:p>
          </table:table-cell>
          <table:table-cell table:formula="of:=100*([Moyennes.S6]-[.S$2])/[.S$2]" office:value-type="float" office:value="0.873119078580711" calcext:value-type="float">
            <text:p>0,8731190786</text:p>
          </table:table-cell>
          <table:table-cell table:formula="of:=100*([Moyennes.T6]-[.T$2])/[.T$2]" office:value-type="float" office:value="0.654649807192174" calcext:value-type="float">
            <text:p>0,6546498072</text:p>
          </table:table-cell>
          <table:table-cell table:formula="of:=100*([Moyennes.U6]-[.U$2])/[.U$2]" office:value-type="float" office:value="0.826075244679894" calcext:value-type="float">
            <text:p>0,8260752447</text:p>
          </table:table-cell>
          <table:table-cell table:formula="of:=100*([Moyennes.V6]-[.V$2])/[.V$2]" office:value-type="float" office:value="0.608086283651889" calcext:value-type="float">
            <text:p>0,6080862837</text:p>
          </table:table-cell>
          <table:table-cell table:formula="of:=100*([Moyennes.W6]-[.W$2])/[.W$2]" office:value-type="float" office:value="0.0145066552981809" calcext:value-type="float">
            <text:p>0,0145066553</text:p>
          </table:table-cell>
          <table:table-cell table:formula="of:=100*([Moyennes.X6]-[.X$2])/[.X$2]" office:value-type="float" office:value="4.33181264222776" calcext:value-type="float">
            <text:p>4,3318126422</text:p>
          </table:table-cell>
          <table:table-cell table:formula="of:=100*([Moyennes.Y6]-[.Y$2])/[.Y$2]" office:value-type="float" office:value="4.22077922077922" calcext:value-type="float">
            <text:p>4,2207792208</text:p>
          </table:table-cell>
          <table:table-cell/>
          <table:table-cell table:formula="of:=AVERAGE([.B7:.Y7])" office:value-type="float" office:value="0.633028394911542" calcext:value-type="float">
            <text:p>0,6330283949</text:p>
          </table:table-cell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formula="of:=100*([Moyennes.P7]-[.P$2])/[.P$2]" office:value-type="float" office:value="0.0453035336756244" calcext:value-type="float">
            <text:p>0,0453035337</text:p>
          </table:table-cell>
          <table:table-cell table:formula="of:=100*([Moyennes.Q7]-[.Q$2])/[.Q$2]" office:value-type="float" office:value="0" calcext:value-type="float">
            <text:p>0,0000000000</text:p>
          </table:table-cell>
          <table:table-cell table:formula="of:=100*([Moyennes.R7]-[.R$2])/[.R$2]" office:value-type="float" office:value="0" calcext:value-type="float">
            <text:p>0,0000000000</text:p>
          </table:table-cell>
          <table:table-cell table:formula="of:=100*([Moyennes.S7]-[.S$2])/[.S$2]" office:value-type="float" office:value="0.236856771317107" calcext:value-type="float">
            <text:p>0,2368567713</text:p>
          </table:table-cell>
          <table:table-cell table:formula="of:=100*([Moyennes.T7]-[.T$2])/[.T$2]" office:value-type="float" office:value="0.00448390278899365" calcext:value-type="float">
            <text:p>0,0044839028</text:p>
          </table:table-cell>
          <table:table-cell table:formula="of:=100*([Moyennes.U7]-[.U$2])/[.U$2]" office:value-type="float" office:value="0.148154799317592" calcext:value-type="float">
            <text:p>0,1481547993</text:p>
          </table:table-cell>
          <table:table-cell table:formula="of:=100*([Moyennes.V7]-[.V$2])/[.V$2]" office:value-type="float" office:value="0.0944429620683392" calcext:value-type="float">
            <text:p>0,0944429621</text:p>
          </table:table-cell>
          <table:table-cell table:formula="of:=100*([Moyennes.W7]-[.W$2])/[.W$2]" office:value-type="float" office:value="0.00296054189758624" calcext:value-type="float">
            <text:p>0,0029605419</text:p>
          </table:table-cell>
          <table:table-cell table:formula="of:=100*([Moyennes.X7]-[.X$2])/[.X$2]" office:value-type="float" office:value="2.67361223455312" calcext:value-type="float">
            <text:p>2,6736122346</text:p>
          </table:table-cell>
          <table:table-cell table:formula="of:=100*([Moyennes.Y7]-[.Y$2])/[.Y$2]" office:value-type="float" office:value="4.28110599078341" calcext:value-type="float">
            <text:p>4,2811059908</text:p>
          </table:table-cell>
          <table:table-cell/>
          <table:table-cell table:formula="of:=AVERAGE([.B8:.Y8])" office:value-type="float" office:value="0.339354770099572" calcext:value-type="float">
            <text:p>0,3393547701</text:p>
          </table:table-cell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15357931251899" calcext:value-type="float">
            <text:p>0,0315357931</text:p>
          </table:table-cell>
          <table:table-cell table:formula="of:=100*([Moyennes.D8]-[.D$2])/[.D$2]" office:value-type="float" office:value="1.2356283864147" calcext:value-type="float">
            <text:p>1,2356283864</text:p>
          </table:table-cell>
          <table:table-cell table:formula="of:=100*([Moyennes.E8]-[.E$2])/[.E$2]" office:value-type="float" office:value="1.14904430449674" calcext:value-type="float">
            <text:p>1,1490443045</text:p>
          </table:table-cell>
          <table:table-cell table:formula="of:=100*([Moyennes.F8]-[.F$2])/[.F$2]" office:value-type="float" office:value="1.15673799884326" calcext:value-type="float">
            <text:p>1,1567379988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formula="of:=100*([Moyennes.P8]-[.P$2])/[.P$2]" office:value-type="float" office:value="1.3591060102688" calcext:value-type="float">
            <text:p>1,3591060103</text:p>
          </table:table-cell>
          <table:table-cell table:formula="of:=100*([Moyennes.Q8]-[.Q$2])/[.Q$2]" office:value-type="float" office:value="1.83045301155538" calcext:value-type="float">
            <text:p>1,8304530116</text:p>
          </table:table-cell>
          <table:table-cell table:formula="of:=100*([Moyennes.R8]-[.R$2])/[.R$2]" office:value-type="float" office:value="1.43916056988834" calcext:value-type="float">
            <text:p>1,4391605699</text:p>
          </table:table-cell>
          <table:table-cell table:formula="of:=100*([Moyennes.S8]-[.S$2])/[.S$2]" office:value-type="float" office:value="1.88092141928292" calcext:value-type="float">
            <text:p>1,8809214193</text:p>
          </table:table-cell>
          <table:table-cell table:formula="of:=100*([Moyennes.T8]-[.T$2])/[.T$2]" office:value-type="float" office:value="1.49313962873284" calcext:value-type="float">
            <text:p>1,4931396287</text:p>
          </table:table-cell>
          <table:table-cell table:formula="of:=100*([Moyennes.U8]-[.U$2])/[.U$2]" office:value-type="float" office:value="1.88111699739606" calcext:value-type="float">
            <text:p>1,8811169974</text:p>
          </table:table-cell>
          <table:table-cell table:formula="of:=100*([Moyennes.V8]-[.V$2])/[.V$2]" office:value-type="float" office:value="1.91203112053591" calcext:value-type="float">
            <text:p>1,9120311205</text:p>
          </table:table-cell>
          <table:table-cell table:formula="of:=100*([Moyennes.W8]-[.W$2])/[.W$2]" office:value-type="float" office:value="0.240692056273987" calcext:value-type="float">
            <text:p>0,2406920563</text:p>
          </table:table-cell>
          <table:table-cell table:formula="of:=100*([Moyennes.X8]-[.X$2])/[.X$2]" office:value-type="float" office:value="4.69823448841148" calcext:value-type="float">
            <text:p>4,6982344884</text:p>
          </table:table-cell>
          <table:table-cell table:formula="of:=100*([Moyennes.Y8]-[.Y$2])/[.Y$2]" office:value-type="float" office:value="5.54964390448261" calcext:value-type="float">
            <text:p>5,5496439045</text:p>
          </table:table-cell>
          <table:table-cell/>
          <table:table-cell table:formula="of:=AVERAGE([.B9:.Y9])" office:value-type="float" office:value="1.52289639590184" calcext:value-type="float">
            <text:p>1,5228963959</text:p>
          </table:table-cell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string" office:string-value="" calcext:value-type="error">
            <text:p>#DIV/0 !</text:p>
          </table:table-cell>
          <table:table-cell table:formula="of:=100*([Moyennes.D9]-[.D$2])/[.D$2]" office:value-type="string" office:string-value="" calcext:value-type="error">
            <text:p>#DIV/0 !</text:p>
          </table:table-cell>
          <table:table-cell table:formula="of:=100*([Moyennes.E9]-[.E$2])/[.E$2]" office:value-type="string" office:string-value="" calcext:value-type="error">
            <text:p>#DIV/0 !</text:p>
          </table:table-cell>
          <table:table-cell table:formula="of:=100*([Moyennes.F9]-[.F$2])/[.F$2]" office:value-type="string" office:string-value="" calcext:value-type="error">
            <text:p>#DIV/0 !</text:p>
          </table:table-cell>
          <table:table-cell table:formula="of:=100*([Moyennes.G9]-[.G$2])/[.G$2]" office:value-type="string" office:string-value="" calcext:value-type="error">
            <text:p>#DIV/0 !</text:p>
          </table:table-cell>
          <table:table-cell table:formula="of:=100*([Moyennes.H9]-[.H$2])/[.H$2]" office:value-type="string" office:string-value="" calcext:value-type="error">
            <text:p>#DIV/0 !</text:p>
          </table:table-cell>
          <table:table-cell table:formula="of:=100*([Moyennes.I9]-[.I$2])/[.I$2]" office:value-type="string" office:string-value="" calcext:value-type="error">
            <text:p>#DIV/0 !</text:p>
          </table:table-cell>
          <table:table-cell table:formula="of:=100*([Moyennes.J9]-[.J$2])/[.J$2]" office:value-type="string" office:string-value="" calcext:value-type="error">
            <text:p>#DIV/0 !</text:p>
          </table:table-cell>
          <table:table-cell table:formula="of:=100*([Moyennes.K9]-[.K$2])/[.K$2]" office:value-type="string" office:string-value="" calcext:value-type="error">
            <text:p>#DIV/0 !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string" office:string-value="" calcext:value-type="error">
            <text:p>#DIV/0 !</text:p>
          </table:table-cell>
          <table:table-cell table:formula="of:=100*([Moyennes.N9]-[.N$2])/[.N$2]" office:value-type="string" office:string-value="" calcext:value-type="error">
            <text:p>#DIV/0 !</text:p>
          </table:table-cell>
          <table:table-cell table:formula="of:=100*([Moyennes.O9]-[.O$2])/[.O$2]" office:value-type="string" office:string-value="" calcext:value-type="error">
            <text:p>#DIV/0 !</text:p>
          </table:table-cell>
          <table:table-cell table:formula="of:=100*([Moyennes.P9]-[.P$2])/[.P$2]" office:value-type="string" office:string-value="" calcext:value-type="error">
            <text:p>#DIV/0 !</text:p>
          </table:table-cell>
          <table:table-cell table:formula="of:=100*([Moyennes.Q9]-[.Q$2])/[.Q$2]" office:value-type="string" office:string-value="" calcext:value-type="error">
            <text:p>#DIV/0 !</text:p>
          </table:table-cell>
          <table:table-cell table:formula="of:=100*([Moyennes.R9]-[.R$2])/[.R$2]" office:value-type="string" office:string-value="" calcext:value-type="error">
            <text:p>#DIV/0 !</text:p>
          </table:table-cell>
          <table:table-cell table:formula="of:=100*([Moyennes.S9]-[.S$2])/[.S$2]" office:value-type="string" office:string-value="" calcext:value-type="error">
            <text:p>#DIV/0 !</text:p>
          </table:table-cell>
          <table:table-cell table:formula="of:=100*([Moyennes.T9]-[.T$2])/[.T$2]" office:value-type="string" office:string-value="" calcext:value-type="error">
            <text:p>#DIV/0 !</text:p>
          </table:table-cell>
          <table:table-cell table:formula="of:=100*([Moyennes.U9]-[.U$2])/[.U$2]" office:value-type="string" office:string-value="" calcext:value-type="error">
            <text:p>#DIV/0 !</text:p>
          </table:table-cell>
          <table:table-cell table:formula="of:=100*([Moyennes.V9]-[.V$2])/[.V$2]" office:value-type="float" office:value="2.00261210274271" calcext:value-type="float">
            <text:p>2,0026121027</text:p>
          </table:table-cell>
          <table:table-cell table:formula="of:=100*([Moyennes.W9]-[.W$2])/[.W$2]" office:value-type="float" office:value="0.183553597650514" calcext:value-type="float">
            <text:p>0,1835535977</text:p>
          </table:table-cell>
          <table:table-cell table:formula="of:=100*([Moyennes.X9]-[.X$2])/[.X$2]" office:value-type="float" office:value="4.21263791374122" calcext:value-type="float">
            <text:p>4,2126379137</text:p>
          </table:table-cell>
          <table:table-cell table:formula="of:=100*([Moyennes.Y9]-[.Y$2])/[.Y$2]" office:value-type="float" office:value="3.48051948051948" calcext:value-type="float">
            <text:p>3,4805194805</text:p>
          </table:table-cell>
          <table:table-cell/>
          <table:table-cell table:formula="of:=AVERAGE([.B10:.Y10])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string" office:string-value="" calcext:value-type="error">
            <text:p>#DIV/0 !</text:p>
          </table:table-cell>
          <table:table-cell table:formula="of:=100*([Moyennes.D10]-[.D$2])/[.D$2]" office:value-type="string" office:string-value="" calcext:value-type="error">
            <text:p>#DIV/0 !</text:p>
          </table:table-cell>
          <table:table-cell table:formula="of:=100*([Moyennes.E10]-[.E$2])/[.E$2]" office:value-type="string" office:string-value="" calcext:value-type="error">
            <text:p>#DIV/0 !</text:p>
          </table:table-cell>
          <table:table-cell table:formula="of:=100*([Moyennes.F10]-[.F$2])/[.F$2]" office:value-type="string" office:string-value="" calcext:value-type="error">
            <text:p>#DIV/0 !</text:p>
          </table:table-cell>
          <table:table-cell table:formula="of:=100*([Moyennes.G10]-[.G$2])/[.G$2]" office:value-type="string" office:string-value="" calcext:value-type="error">
            <text:p>#DIV/0 !</text:p>
          </table:table-cell>
          <table:table-cell table:formula="of:=100*([Moyennes.H10]-[.H$2])/[.H$2]" office:value-type="string" office:string-value="" calcext:value-type="error">
            <text:p>#DIV/0 !</text:p>
          </table:table-cell>
          <table:table-cell table:formula="of:=100*([Moyennes.I10]-[.I$2])/[.I$2]" office:value-type="string" office:string-value="" calcext:value-type="error">
            <text:p>#DIV/0 !</text:p>
          </table:table-cell>
          <table:table-cell table:formula="of:=100*([Moyennes.J10]-[.J$2])/[.J$2]" office:value-type="string" office:string-value="" calcext:value-type="error">
            <text:p>#DIV/0 !</text:p>
          </table:table-cell>
          <table:table-cell table:formula="of:=100*([Moyennes.K10]-[.K$2])/[.K$2]" office:value-type="string" office:string-value="" calcext:value-type="error">
            <text:p>#DIV/0 !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string" office:string-value="" calcext:value-type="error">
            <text:p>#DIV/0 !</text:p>
          </table:table-cell>
          <table:table-cell table:formula="of:=100*([Moyennes.N10]-[.N$2])/[.N$2]" office:value-type="string" office:string-value="" calcext:value-type="error">
            <text:p>#DIV/0 !</text:p>
          </table:table-cell>
          <table:table-cell table:formula="of:=100*([Moyennes.O10]-[.O$2])/[.O$2]" office:value-type="string" office:string-value="" calcext:value-type="error">
            <text:p>#DIV/0 !</text:p>
          </table:table-cell>
          <table:table-cell table:formula="of:=100*([Moyennes.P10]-[.P$2])/[.P$2]" office:value-type="string" office:string-value="" calcext:value-type="error">
            <text:p>#DIV/0 !</text:p>
          </table:table-cell>
          <table:table-cell table:formula="of:=100*([Moyennes.Q10]-[.Q$2])/[.Q$2]" office:value-type="string" office:string-value="" calcext:value-type="error">
            <text:p>#DIV/0 !</text:p>
          </table:table-cell>
          <table:table-cell table:formula="of:=100*([Moyennes.R10]-[.R$2])/[.R$2]" office:value-type="string" office:string-value="" calcext:value-type="error">
            <text:p>#DIV/0 !</text:p>
          </table:table-cell>
          <table:table-cell table:formula="of:=100*([Moyennes.S10]-[.S$2])/[.S$2]" office:value-type="string" office:string-value="" calcext:value-type="error">
            <text:p>#DIV/0 !</text:p>
          </table:table-cell>
          <table:table-cell table:formula="of:=100*([Moyennes.T10]-[.T$2])/[.T$2]" office:value-type="string" office:string-value="" calcext:value-type="error">
            <text:p>#DIV/0 !</text:p>
          </table:table-cell>
          <table:table-cell table:formula="of:=100*([Moyennes.U10]-[.U$2])/[.U$2]" office:value-type="string" office:string-value="" calcext:value-type="error">
            <text:p>#DIV/0 !</text:p>
          </table:table-cell>
          <table:table-cell table:formula="of:=100*([Moyennes.V10]-[.V$2])/[.V$2]" office:value-type="float" office:value="1.56726164562473" calcext:value-type="float">
            <text:p>1,5672616456</text:p>
          </table:table-cell>
          <table:table-cell table:formula="of:=100*([Moyennes.W10]-[.W$2])/[.W$2]" office:value-type="float" office:value="0.183553597650514" calcext:value-type="float">
            <text:p>0,1835535977</text:p>
          </table:table-cell>
          <table:table-cell table:formula="of:=100*([Moyennes.X10]-[.X$2])/[.X$2]" office:value-type="float" office:value="3.51053159478435" calcext:value-type="float">
            <text:p>3,5105315948</text:p>
          </table:table-cell>
          <table:table-cell table:formula="of:=100*([Moyennes.Y10]-[.Y$2])/[.Y$2]" office:value-type="float" office:value="3.97402597402597" calcext:value-type="float">
            <text:p>3,9740259740</text:p>
          </table:table-cell>
          <table:table-cell/>
          <table:table-cell table:formula="of:=AVERAGE([.B11:.Y11])" office:value-type="string" office:string-value="" calcext:value-type="error">
            <text:p>#DIV/0 !</text:p>
          </table:table-cell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formula="of:=100*([Moyennes.P11]-[.P$2])/[.P$2]" office:value-type="float" office:value="0.125843149098958" calcext:value-type="float">
            <text:p>0,1258431491</text:p>
          </table:table-cell>
          <table:table-cell table:formula="of:=100*([Moyennes.Q11]-[.Q$2])/[.Q$2]" office:value-type="float" office:value="0.0460169751508311" calcext:value-type="float">
            <text:p>0,0460169752</text:p>
          </table:table-cell>
          <table:table-cell table:formula="of:=100*([Moyennes.R11]-[.R$2])/[.R$2]" office:value-type="float" office:value="0.0192529842125486" calcext:value-type="float">
            <text:p>0,0192529842</text:p>
          </table:table-cell>
          <table:table-cell table:formula="of:=100*([Moyennes.S11]-[.S$2])/[.S$2]" office:value-type="float" office:value="0.417982537618422" calcext:value-type="float">
            <text:p>0,4179825376</text:p>
          </table:table-cell>
          <table:table-cell table:formula="of:=100*([Moyennes.T11]-[.T$2])/[.T$2]" office:value-type="float" office:value="0.0627746390458255" calcext:value-type="float">
            <text:p>0,0627746390</text:p>
          </table:table-cell>
          <table:table-cell table:formula="of:=100*([Moyennes.U11]-[.U$2])/[.U$2]" office:value-type="float" office:value="0.296309598635184" calcext:value-type="float">
            <text:p>0,2963095986</text:p>
          </table:table-cell>
          <table:table-cell table:formula="of:=100*([Moyennes.V11]-[.V$2])/[.V$2]" office:value-type="float" office:value="0.227004166925807" calcext:value-type="float">
            <text:p>0,2270041669</text:p>
          </table:table-cell>
          <table:table-cell table:formula="of:=100*([Moyennes.W11]-[.W$2])/[.W$2]" office:value-type="float" office:value="0.00637338880731693" calcext:value-type="float">
            <text:p>0,0063733888</text:p>
          </table:table-cell>
          <table:table-cell table:formula="of:=100*([Moyennes.X11]-[.X$2])/[.X$2]" office:value-type="float" office:value="2.77800995579331" calcext:value-type="float">
            <text:p>2,7780099558</text:p>
          </table:table-cell>
          <table:table-cell table:formula="of:=100*([Moyennes.Y11]-[.Y$2])/[.Y$2]" office:value-type="float" office:value="3.64814814814815" calcext:value-type="float">
            <text:p>3,6481481481</text:p>
          </table:table-cell>
          <table:table-cell/>
          <table:table-cell table:formula="of:=AVERAGE([.B12:.Y12])" office:value-type="float" office:value="0.36896807562444" calcext:value-type="float">
            <text:p>0,3689680756</text:p>
          </table:table-cell>
        </table:table-row>
      </table:table>
      <table:table table:name="Ecarts Normalisés" table:style-name="ta1">
        <table:shapes>
          <draw:frame draw:z-index="0" draw:style-name="gr1" draw:text-style-name="P1" svg:width="379.58mm" svg:height="165.22mm" svg:x="3.02mm" svg:y="56.31mm">
            <loext:p draw:notify-on-update-of-ranges="'Ecarts Normalisés'.B1:'Ecarts Normalisés'.G1 'Ecarts Normalisés'.A3:'Ecarts Normalisés'.A3 'Ecarts Normalisés'.B3:'Ecarts Normalisés'.G3 'Ecarts Normalisés'.A4:'Ecarts Normalisés'.A4 'Ecarts Normalisés'.B4:'Ecarts Normalisés'.G4 'Ecarts Normalisés'.A5:'Ecarts Normalisés'.A5 'Ecarts Normalisés'.B5:'Ecarts Normalisés'.G5 'Ecarts Normalisés'.A6:'Ecarts Normalisés'.A6 'Ecarts Normalisés'.B6:'Ecarts Normalisés'.G6 'Ecarts Normalisés'.A7:'Ecarts Normalisés'.A7 'Ecarts Normalisés'.B7:'Ecarts Normalisés'.G7 'Ecarts Normalisés'.A8:'Ecarts Normalisés'.A8 'Ecarts Normalisés'.B8:'Ecarts Normalisés'.G8 'Ecarts Normalisés'.A9:'Ecarts Normalisés'.A9 'Ecarts Normalisés'.B9:'Ecarts Normalisés'.G9 'Ecarts Normalisés'.A10:'Ecarts Normalisés'.A10 'Ecarts Normalisés'.B10:'Ecarts Normalisés'.G10 'Ecarts Normalisés'.A11:'Ecarts Normalisés'.A11 'Ecarts Normalisés'.B11:'Ecarts Normalisés'.G11 'Ecarts Normalisés'.A12:'Ecarts Normalisés'.A12 'Ecarts Normalisés'.B12:'Ecarts Normalisés'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6" table:default-cell-style-name="Default"/>
        <table:table-column table:style-name="co2" table:number-columns-repeated="18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02.txt" calcext:value-type="string">
            <text:p>instances/tai02.txt</text:p>
          </table:table-cell>
          <table:table-cell table:formula="of:=[Ecarts.D1]" office:value-type="string" office:string-value="instances/tai03.txt" calcext:value-type="string">
            <text:p>instances/tai03.txt</text:p>
          </table:table-cell>
          <table:table-cell table:formula="of:=[Ecarts.E1]" office:value-type="string" office:string-value="instances/tai04.txt" calcext:value-type="string">
            <text:p>instances/tai04.txt</text:p>
          </table:table-cell>
          <table:table-cell table:formula="of:=[Ecarts.F1]" office:value-type="string" office:string-value="instances/tai05.txt" calcext:value-type="string">
            <text:p>instances/tai05.txt</text:p>
          </table:table-cell>
          <table:table-cell table:formula="of:=[Ecarts.G1]" office:value-type="string" office:string-value="instances/tai06.txt" calcext:value-type="string">
            <text:p>instances/tai06.txt</text:p>
          </table:table-cell>
          <table:table-cell table:formula="of:=[Ecarts.H1]" office:value-type="string" office:string-value="instances/tai07.txt" calcext:value-type="string">
            <text:p>instances/tai07.txt</text:p>
          </table:table-cell>
          <table:table-cell table:formula="of:=[Ecarts.I1]" office:value-type="string" office:string-value="instances/tai08.txt" calcext:value-type="string">
            <text:p>instances/tai08.txt</text:p>
          </table:table-cell>
          <table:table-cell table:formula="of:=[Ecarts.J1]" office:value-type="string" office:string-value="instances/tai09.txt" calcext:value-type="string">
            <text:p>instances/tai09.txt</text:p>
          </table:table-cell>
          <table:table-cell table:formula="of:=[Ecarts.K1]" office:value-type="string" office:string-value="instances/tai10.txt" calcext:value-type="string">
            <text:p>instances/tai10.txt</text:p>
          </table:table-cell>
          <table:table-cell table:formula="of:=[Ecarts.L1]" office:value-type="string" office:string-value="instances/tai11.txt" calcext:value-type="string">
            <text:p>instances/tai11.txt</text:p>
          </table:table-cell>
          <table:table-cell table:formula="of:=[Ecarts.M1]" office:value-type="string" office:string-value="instances/tai12.txt" calcext:value-type="string">
            <text:p>instances/tai12.txt</text:p>
          </table:table-cell>
          <table:table-cell table:formula="of:=[Ecarts.N1]" office:value-type="string" office:string-value="instances/tai13.txt" calcext:value-type="string">
            <text:p>instances/tai13.txt</text:p>
          </table:table-cell>
          <table:table-cell table:formula="of:=[Ecarts.O1]" office:value-type="string" office:string-value="instances/tai14.txt" calcext:value-type="string">
            <text:p>instances/tai14.txt</text:p>
          </table:table-cell>
          <table:table-cell table:formula="of:=[Ecarts.P1]" office:value-type="string" office:string-value="instances/tai15.txt" calcext:value-type="string">
            <text:p>instances/tai15.txt</text:p>
          </table:table-cell>
          <table:table-cell table:formula="of:=[Ecarts.Q1]" office:value-type="string" office:string-value="instances/tai16.txt" calcext:value-type="string">
            <text:p>instances/tai16.txt</text:p>
          </table:table-cell>
          <table:table-cell table:formula="of:=[Ecarts.R1]" office:value-type="string" office:string-value="instances/tai17.txt" calcext:value-type="string">
            <text:p>instances/tai17.txt</text:p>
          </table:table-cell>
          <table:table-cell table:formula="of:=[Ecarts.S1]" office:value-type="string" office:string-value="instances/tai18.txt" calcext:value-type="string">
            <text:p>instances/tai18.txt</text:p>
          </table:table-cell>
          <table:table-cell table:formula="of:=[Ecarts.T1]" office:value-type="string" office:string-value="instances/tai19.txt" calcext:value-type="string">
            <text:p>instances/tai19.txt</text:p>
          </table:table-cell>
          <table:table-cell table:formula="of:=[Ecarts.U1]" office:value-type="string" office:string-value="instances/tai20.txt" calcext:value-type="string">
            <text:p>instances/tai20.txt</text:p>
          </table:table-cell>
          <table:table-cell table:formula="of:=[Ecarts.V1]" office:value-type="string" office:string-value="instances/tai21.txt" calcext:value-type="string">
            <text:p>instances/tai21.txt</text:p>
          </table:table-cell>
          <table:table-cell table:formula="of:=[Ecarts.W1]" office:value-type="string" office:string-value="instances/tai31.txt" calcext:value-type="string">
            <text:p>instances/tai31.txt</text:p>
          </table:table-cell>
          <table:table-cell table:formula="of:=[Ecarts.X1]" office:value-type="string" office:string-value="instances/tai41.txt" calcext:value-type="string">
            <text:p>instances/tai41.txt</text:p>
          </table:table-cell>
          <table:table-cell table:formula="of:=[Ecarts.Y1]" office:value-type="string" office:string-value="instances/tai51.txt" calcext:value-type="string">
            <text:p>instances/tai51.txt</text:p>
          </table:table-cell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724" calcext:value-type="float">
            <text:p>2724</text:p>
          </table:table-cell>
          <table:table-cell table:style-name="ce1" table:formula="of:=[Ecarts.X2]" office:value-type="float" office:value="2991" calcext:value-type="float">
            <text:p>2991</text:p>
          </table:table-cell>
          <table:table-cell table:style-name="ce1" table:formula="of:=[Ecarts.Y2]" office:value-type="float" office:value="3850" calcext:value-type="float">
            <text:p>3850</text:p>
          </table:table-cell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string" office:string-value="" calcext:value-type="error">
            <text:p>#DIV/0 !</text:p>
          </table:table-cell>
          <table:table-cell table:formula="of:=[Ecarts.D3]/MAX([Ecarts.D$3:.D$12])" office:value-type="string" office:string-value="" calcext:value-type="error">
            <text:p>#DIV/0 !</text:p>
          </table:table-cell>
          <table:table-cell table:formula="of:=[Ecarts.E3]/MAX([Ecarts.E$3:.E$12])" office:value-type="string" office:string-value="" calcext:value-type="error">
            <text:p>#DIV/0 !</text:p>
          </table:table-cell>
          <table:table-cell table:formula="of:=[Ecarts.F3]/MAX([Ecarts.F$3:.F$12])" office:value-type="string" office:string-value="" calcext:value-type="error">
            <text:p>#DIV/0 !</text:p>
          </table:table-cell>
          <table:table-cell table:formula="of:=[Ecarts.G3]/MAX([Ecarts.G$3:.G$12])" office:value-type="string" office:string-value="" calcext:value-type="error">
            <text:p>#DIV/0 !</text:p>
          </table:table-cell>
          <table:table-cell table:formula="of:=[Ecarts.H3]/MAX([Ecarts.H$3:.H$12])" office:value-type="string" office:string-value="" calcext:value-type="error">
            <text:p>#DIV/0 !</text:p>
          </table:table-cell>
          <table:table-cell table:formula="of:=[Ecarts.I3]/MAX([Ecarts.I$3:.I$12])" office:value-type="string" office:string-value="" calcext:value-type="error">
            <text:p>#DIV/0 !</text:p>
          </table:table-cell>
          <table:table-cell table:formula="of:=[Ecarts.J3]/MAX([Ecarts.J$3:.J$12])" office:value-type="string" office:string-value="" calcext:value-type="error">
            <text:p>#DIV/0 !</text:p>
          </table:table-cell>
          <table:table-cell table:formula="of:=[Ecarts.K3]/MAX([Ecarts.K$3:.K$12])" office:value-type="string" office:string-value="" calcext:value-type="error">
            <text:p>#DIV/0 !</text:p>
          </table:table-cell>
          <table:table-cell table:formula="of:=[Ecarts.L3]/MAX([Ecarts.L$3:.L$12])" office:value-type="float" office:value="0.698292220113852" calcext:value-type="float">
            <text:p>0,6982922201</text:p>
          </table:table-cell>
          <table:table-cell table:formula="of:=[Ecarts.M3]/MAX([Ecarts.M$3:.M$12])" office:value-type="string" office:string-value="" calcext:value-type="error">
            <text:p>#DIV/0 !</text:p>
          </table:table-cell>
          <table:table-cell table:formula="of:=[Ecarts.N3]/MAX([Ecarts.N$3:.N$12])" office:value-type="string" office:string-value="" calcext:value-type="error">
            <text:p>#DIV/0 !</text:p>
          </table:table-cell>
          <table:table-cell table:formula="of:=[Ecarts.O3]/MAX([Ecarts.O$3:.O$12])" office:value-type="string" office:string-value="" calcext:value-type="error">
            <text:p>#DIV/0 !</text:p>
          </table:table-cell>
          <table:table-cell table:formula="of:=[Ecarts.P3]/MAX([Ecarts.P$3:.P$12])" office:value-type="string" office:string-value="" calcext:value-type="error">
            <text:p>#DIV/0 !</text:p>
          </table:table-cell>
          <table:table-cell table:formula="of:=[Ecarts.Q3]/MAX([Ecarts.Q$3:.Q$12])" office:value-type="string" office:string-value="" calcext:value-type="error">
            <text:p>#DIV/0 !</text:p>
          </table:table-cell>
          <table:table-cell table:formula="of:=[Ecarts.R3]/MAX([Ecarts.R$3:.R$12])" office:value-type="string" office:string-value="" calcext:value-type="error">
            <text:p>#DIV/0 !</text:p>
          </table:table-cell>
          <table:table-cell table:formula="of:=[Ecarts.S3]/MAX([Ecarts.S$3:.S$12])" office:value-type="string" office:string-value="" calcext:value-type="error">
            <text:p>#DIV/0 !</text:p>
          </table:table-cell>
          <table:table-cell table:formula="of:=[Ecarts.T3]/MAX([Ecarts.T$3:.T$12])" office:value-type="string" office:string-value="" calcext:value-type="error">
            <text:p>#DIV/0 !</text:p>
          </table:table-cell>
          <table:table-cell table:formula="of:=[Ecarts.U3]/MAX([Ecarts.U$3:.U$12])" office:value-type="string" office:string-value="" calcext:value-type="error">
            <text:p>#DIV/0 !</text:p>
          </table:table-cell>
          <table:table-cell table:formula="of:=[Ecarts.V3]/MAX([Ecarts.V$3:.V$12])" office:value-type="float" office:value="0.631837307152874" calcext:value-type="float">
            <text:p>0,6318373072</text:p>
          </table:table-cell>
          <table:table-cell table:formula="of:=[Ecarts.W3]/MAX([Ecarts.W$3:.W$12])" office:value-type="float" office:value="0.739237392373891" calcext:value-type="float">
            <text:p>0,7392373924</text:p>
          </table:table-cell>
          <table:table-cell table:formula="of:=[Ecarts.X3]/MAX([Ecarts.X$3:.X$12])" office:value-type="float" office:value="1" calcext:value-type="float">
            <text:p>1</text:p>
          </table:table-cell>
          <table:table-cell table:formula="of:=[Ecarts.Y3]/MAX([Ecarts.Y$3:.Y$12])" office:value-type="float" office:value="0.961254222972974" calcext:value-type="float">
            <text:p>0,961254223</text:p>
          </table:table-cell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</text:p>
          </table:table-cell>
          <table:table-cell table:formula="of:=[Ecarts.C4]/MAX([Ecarts.C$3:.C$12])" office:value-type="string" office:string-value="" calcext:value-type="error">
            <text:p>#DIV/0 !</text:p>
          </table:table-cell>
          <table:table-cell table:formula="of:=[Ecarts.D4]/MAX([Ecarts.D$3:.D$12])" office:value-type="string" office:string-value="" calcext:value-type="error">
            <text:p>#DIV/0 !</text:p>
          </table:table-cell>
          <table:table-cell table:formula="of:=[Ecarts.E4]/MAX([Ecarts.E$3:.E$12])" office:value-type="string" office:string-value="" calcext:value-type="error">
            <text:p>#DIV/0 !</text:p>
          </table:table-cell>
          <table:table-cell table:formula="of:=[Ecarts.F4]/MAX([Ecarts.F$3:.F$12])" office:value-type="string" office:string-value="" calcext:value-type="error">
            <text:p>#DIV/0 !</text:p>
          </table:table-cell>
          <table:table-cell table:formula="of:=[Ecarts.G4]/MAX([Ecarts.G$3:.G$12])" office:value-type="string" office:string-value="" calcext:value-type="error">
            <text:p>#DIV/0 !</text:p>
          </table:table-cell>
          <table:table-cell table:formula="of:=[Ecarts.H4]/MAX([Ecarts.H$3:.H$12])" office:value-type="string" office:string-value="" calcext:value-type="error">
            <text:p>#DIV/0 !</text:p>
          </table:table-cell>
          <table:table-cell table:formula="of:=[Ecarts.I4]/MAX([Ecarts.I$3:.I$12])" office:value-type="string" office:string-value="" calcext:value-type="error">
            <text:p>#DIV/0 !</text:p>
          </table:table-cell>
          <table:table-cell table:formula="of:=[Ecarts.J4]/MAX([Ecarts.J$3:.J$12])" office:value-type="string" office:string-value="" calcext:value-type="error">
            <text:p>#DIV/0 !</text:p>
          </table:table-cell>
          <table:table-cell table:formula="of:=[Ecarts.K4]/MAX([Ecarts.K$3:.K$12])" office:value-type="string" office:string-value="" calcext:value-type="error">
            <text:p>#DIV/0 !</text:p>
          </table:table-cell>
          <table:table-cell table:formula="of:=[Ecarts.L4]/MAX([Ecarts.L$3:.L$12])" office:value-type="float" office:value="0.0668880455407963" calcext:value-type="float">
            <text:p>0,0668880455</text:p>
          </table:table-cell>
          <table:table-cell table:formula="of:=[Ecarts.M4]/MAX([Ecarts.M$3:.M$12])" office:value-type="string" office:string-value="" calcext:value-type="error">
            <text:p>#DIV/0 !</text:p>
          </table:table-cell>
          <table:table-cell table:formula="of:=[Ecarts.N4]/MAX([Ecarts.N$3:.N$12])" office:value-type="string" office:string-value="" calcext:value-type="error">
            <text:p>#DIV/0 !</text:p>
          </table:table-cell>
          <table:table-cell table:formula="of:=[Ecarts.O4]/MAX([Ecarts.O$3:.O$12])" office:value-type="string" office:string-value="" calcext:value-type="error">
            <text:p>#DIV/0 !</text:p>
          </table:table-cell>
          <table:table-cell table:formula="of:=[Ecarts.P4]/MAX([Ecarts.P$3:.P$12])" office:value-type="string" office:string-value="" calcext:value-type="error">
            <text:p>#DIV/0 !</text:p>
          </table:table-cell>
          <table:table-cell table:formula="of:=[Ecarts.Q4]/MAX([Ecarts.Q$3:.Q$12])" office:value-type="string" office:string-value="" calcext:value-type="error">
            <text:p>#DIV/0 !</text:p>
          </table:table-cell>
          <table:table-cell table:formula="of:=[Ecarts.R4]/MAX([Ecarts.R$3:.R$12])" office:value-type="string" office:string-value="" calcext:value-type="error">
            <text:p>#DIV/0 !</text:p>
          </table:table-cell>
          <table:table-cell table:formula="of:=[Ecarts.S4]/MAX([Ecarts.S$3:.S$12])" office:value-type="string" office:string-value="" calcext:value-type="error">
            <text:p>#DIV/0 !</text:p>
          </table:table-cell>
          <table:table-cell table:formula="of:=[Ecarts.T4]/MAX([Ecarts.T$3:.T$12])" office:value-type="string" office:string-value="" calcext:value-type="error">
            <text:p>#DIV/0 !</text:p>
          </table:table-cell>
          <table:table-cell table:formula="of:=[Ecarts.U4]/MAX([Ecarts.U$3:.U$12])" office:value-type="string" office:string-value="" calcext:value-type="error">
            <text:p>#DIV/0 !</text:p>
          </table:table-cell>
          <table:table-cell table:formula="of:=[Ecarts.V4]/MAX([Ecarts.V$3:.V$12])" office:value-type="float" office:value="0.217215988779799" calcext:value-type="float">
            <text:p>0,2172159888</text:p>
          </table:table-cell>
          <table:table-cell table:formula="of:=[Ecarts.W4]/MAX([Ecarts.W$3:.W$12])" office:value-type="float" office:value="0.250922509225065" calcext:value-type="float">
            <text:p>0,2509225092</text:p>
          </table:table-cell>
          <table:table-cell table:formula="of:=[Ecarts.X4]/MAX([Ecarts.X$3:.X$12])" office:value-type="float" office:value="0.934849697108242" calcext:value-type="float">
            <text:p>0,9348496971</text:p>
          </table:table-cell>
          <table:table-cell table:formula="of:=[Ecarts.Y4]/MAX([Ecarts.Y$3:.Y$12])" office:value-type="float" office:value="1" calcext:value-type="float">
            <text:p>1</text:p>
          </table:table-cell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</text:p>
          </table:table-cell>
          <table:table-cell table:formula="of:=[Ecarts.C5]/MAX([Ecarts.C$3:.C$12])" office:value-type="string" office:string-value="" calcext:value-type="error">
            <text:p>#DIV/0 !</text:p>
          </table:table-cell>
          <table:table-cell table:formula="of:=[Ecarts.D5]/MAX([Ecarts.D$3:.D$12])" office:value-type="string" office:string-value="" calcext:value-type="error">
            <text:p>#DIV/0 !</text:p>
          </table:table-cell>
          <table:table-cell table:formula="of:=[Ecarts.E5]/MAX([Ecarts.E$3:.E$12])" office:value-type="string" office:string-value="" calcext:value-type="error">
            <text:p>#DIV/0 !</text:p>
          </table:table-cell>
          <table:table-cell table:formula="of:=[Ecarts.F5]/MAX([Ecarts.F$3:.F$12])" office:value-type="string" office:string-value="" calcext:value-type="error">
            <text:p>#DIV/0 !</text:p>
          </table:table-cell>
          <table:table-cell table:formula="of:=[Ecarts.G5]/MAX([Ecarts.G$3:.G$12])" office:value-type="string" office:string-value="" calcext:value-type="error">
            <text:p>#DIV/0 !</text:p>
          </table:table-cell>
          <table:table-cell table:formula="of:=[Ecarts.H5]/MAX([Ecarts.H$3:.H$12])" office:value-type="string" office:string-value="" calcext:value-type="error">
            <text:p>#DIV/0 !</text:p>
          </table:table-cell>
          <table:table-cell table:formula="of:=[Ecarts.I5]/MAX([Ecarts.I$3:.I$12])" office:value-type="string" office:string-value="" calcext:value-type="error">
            <text:p>#DIV/0 !</text:p>
          </table:table-cell>
          <table:table-cell table:formula="of:=[Ecarts.J5]/MAX([Ecarts.J$3:.J$12])" office:value-type="string" office:string-value="" calcext:value-type="error">
            <text:p>#DIV/0 !</text:p>
          </table:table-cell>
          <table:table-cell table:formula="of:=[Ecarts.K5]/MAX([Ecarts.K$3:.K$12])" office:value-type="string" office:string-value="" calcext:value-type="error">
            <text:p>#DIV/0 !</text:p>
          </table:table-cell>
          <table:table-cell table:formula="of:=[Ecarts.L5]/MAX([Ecarts.L$3:.L$12])" office:value-type="float" office:value="0.141003460207611" calcext:value-type="float">
            <text:p>0,1410034602</text:p>
          </table:table-cell>
          <table:table-cell table:formula="of:=[Ecarts.M5]/MAX([Ecarts.M$3:.M$12])" office:value-type="string" office:string-value="" calcext:value-type="error">
            <text:p>#DIV/0 !</text:p>
          </table:table-cell>
          <table:table-cell table:formula="of:=[Ecarts.N5]/MAX([Ecarts.N$3:.N$12])" office:value-type="string" office:string-value="" calcext:value-type="error">
            <text:p>#DIV/0 !</text:p>
          </table:table-cell>
          <table:table-cell table:formula="of:=[Ecarts.O5]/MAX([Ecarts.O$3:.O$12])" office:value-type="string" office:string-value="" calcext:value-type="error">
            <text:p>#DIV/0 !</text:p>
          </table:table-cell>
          <table:table-cell table:formula="of:=[Ecarts.P5]/MAX([Ecarts.P$3:.P$12])" office:value-type="string" office:string-value="" calcext:value-type="error">
            <text:p>#DIV/0 !</text:p>
          </table:table-cell>
          <table:table-cell table:formula="of:=[Ecarts.Q5]/MAX([Ecarts.Q$3:.Q$12])" office:value-type="string" office:string-value="" calcext:value-type="error">
            <text:p>#DIV/0 !</text:p>
          </table:table-cell>
          <table:table-cell table:formula="of:=[Ecarts.R5]/MAX([Ecarts.R$3:.R$12])" office:value-type="string" office:string-value="" calcext:value-type="error">
            <text:p>#DIV/0 !</text:p>
          </table:table-cell>
          <table:table-cell table:formula="of:=[Ecarts.S5]/MAX([Ecarts.S$3:.S$12])" office:value-type="string" office:string-value="" calcext:value-type="error">
            <text:p>#DIV/0 !</text:p>
          </table:table-cell>
          <table:table-cell table:formula="of:=[Ecarts.T5]/MAX([Ecarts.T$3:.T$12])" office:value-type="string" office:string-value="" calcext:value-type="error">
            <text:p>#DIV/0 !</text:p>
          </table:table-cell>
          <table:table-cell table:formula="of:=[Ecarts.U5]/MAX([Ecarts.U$3:.U$12])" office:value-type="string" office:string-value="" calcext:value-type="error">
            <text:p>#DIV/0 !</text:p>
          </table:table-cell>
          <table:table-cell table:formula="of:=[Ecarts.V5]/MAX([Ecarts.V$3:.V$12])" office:value-type="float" office:value="0.388746803069056" calcext:value-type="float">
            <text:p>0,3887468031</text:p>
          </table:table-cell>
          <table:table-cell table:formula="of:=[Ecarts.W5]/MAX([Ecarts.W$3:.W$12])" office:value-type="float" office:value="0.734570580999916" calcext:value-type="float">
            <text:p>0,734570581</text:p>
          </table:table-cell>
          <table:table-cell table:formula="of:=[Ecarts.X5]/MAX([Ecarts.X$3:.X$12])" office:value-type="float" office:value="0.747940941149579" calcext:value-type="float">
            <text:p>0,7479409411</text:p>
          </table:table-cell>
          <table:table-cell table:formula="of:=[Ecarts.Y5]/MAX([Ecarts.Y$3:.Y$12])" office:value-type="float" office:value="0.656903111751458" calcext:value-type="float">
            <text:p>0,6569031118</text:p>
          </table:table-cell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</text:p>
          </table:table-cell>
          <table:table-cell table:formula="of:=[Ecarts.C6]/MAX([Ecarts.C$3:.C$12])" office:value-type="string" office:string-value="" calcext:value-type="error">
            <text:p>#DIV/0 !</text:p>
          </table:table-cell>
          <table:table-cell table:formula="of:=[Ecarts.D6]/MAX([Ecarts.D$3:.D$12])" office:value-type="string" office:string-value="" calcext:value-type="error">
            <text:p>#DIV/0 !</text:p>
          </table:table-cell>
          <table:table-cell table:formula="of:=[Ecarts.E6]/MAX([Ecarts.E$3:.E$12])" office:value-type="string" office:string-value="" calcext:value-type="error">
            <text:p>#DIV/0 !</text:p>
          </table:table-cell>
          <table:table-cell table:formula="of:=[Ecarts.F6]/MAX([Ecarts.F$3:.F$12])" office:value-type="string" office:string-value="" calcext:value-type="error">
            <text:p>#DIV/0 !</text:p>
          </table:table-cell>
          <table:table-cell table:formula="of:=[Ecarts.G6]/MAX([Ecarts.G$3:.G$12])" office:value-type="string" office:string-value="" calcext:value-type="error">
            <text:p>#DIV/0 !</text:p>
          </table:table-cell>
          <table:table-cell table:formula="of:=[Ecarts.H6]/MAX([Ecarts.H$3:.H$12])" office:value-type="string" office:string-value="" calcext:value-type="error">
            <text:p>#DIV/0 !</text:p>
          </table:table-cell>
          <table:table-cell table:formula="of:=[Ecarts.I6]/MAX([Ecarts.I$3:.I$12])" office:value-type="string" office:string-value="" calcext:value-type="error">
            <text:p>#DIV/0 !</text:p>
          </table:table-cell>
          <table:table-cell table:formula="of:=[Ecarts.J6]/MAX([Ecarts.J$3:.J$12])" office:value-type="string" office:string-value="" calcext:value-type="error">
            <text:p>#DIV/0 !</text:p>
          </table:table-cell>
          <table:table-cell table:formula="of:=[Ecarts.K6]/MAX([Ecarts.K$3:.K$12])" office:value-type="string" office:string-value="" calcext:value-type="error">
            <text:p>#DIV/0 !</text:p>
          </table:table-cell>
          <table:table-cell table:formula="of:=[Ecarts.L6]/MAX([Ecarts.L$3:.L$12])" office:value-type="float" office:value="0.185246679316887" calcext:value-type="float">
            <text:p>0,1852466793</text:p>
          </table:table-cell>
          <table:table-cell table:formula="of:=[Ecarts.M6]/MAX([Ecarts.M$3:.M$12])" office:value-type="string" office:string-value="" calcext:value-type="error">
            <text:p>#DIV/0 !</text:p>
          </table:table-cell>
          <table:table-cell table:formula="of:=[Ecarts.N6]/MAX([Ecarts.N$3:.N$12])" office:value-type="string" office:string-value="" calcext:value-type="error">
            <text:p>#DIV/0 !</text:p>
          </table:table-cell>
          <table:table-cell table:formula="of:=[Ecarts.O6]/MAX([Ecarts.O$3:.O$12])" office:value-type="string" office:string-value="" calcext:value-type="error">
            <text:p>#DIV/0 !</text:p>
          </table:table-cell>
          <table:table-cell table:formula="of:=[Ecarts.P6]/MAX([Ecarts.P$3:.P$12])" office:value-type="string" office:string-value="" calcext:value-type="error">
            <text:p>#DIV/0 !</text:p>
          </table:table-cell>
          <table:table-cell table:formula="of:=[Ecarts.Q6]/MAX([Ecarts.Q$3:.Q$12])" office:value-type="string" office:string-value="" calcext:value-type="error">
            <text:p>#DIV/0 !</text:p>
          </table:table-cell>
          <table:table-cell table:formula="of:=[Ecarts.R6]/MAX([Ecarts.R$3:.R$12])" office:value-type="string" office:string-value="" calcext:value-type="error">
            <text:p>#DIV/0 !</text:p>
          </table:table-cell>
          <table:table-cell table:formula="of:=[Ecarts.S6]/MAX([Ecarts.S$3:.S$12])" office:value-type="string" office:string-value="" calcext:value-type="error">
            <text:p>#DIV/0 !</text:p>
          </table:table-cell>
          <table:table-cell table:formula="of:=[Ecarts.T6]/MAX([Ecarts.T$3:.T$12])" office:value-type="string" office:string-value="" calcext:value-type="error">
            <text:p>#DIV/0 !</text:p>
          </table:table-cell>
          <table:table-cell table:formula="of:=[Ecarts.U6]/MAX([Ecarts.U$3:.U$12])" office:value-type="string" office:string-value="" calcext:value-type="error">
            <text:p>#DIV/0 !</text:p>
          </table:table-cell>
          <table:table-cell table:formula="of:=[Ecarts.V6]/MAX([Ecarts.V$3:.V$12])" office:value-type="float" office:value="0.284011220196352" calcext:value-type="float">
            <text:p>0,2840112202</text:p>
          </table:table-cell>
          <table:table-cell table:formula="of:=[Ecarts.W6]/MAX([Ecarts.W$3:.W$12])" office:value-type="float" office:value="0.0344403444034118" calcext:value-type="float">
            <text:p>0,0344403444</text:p>
          </table:table-cell>
          <table:table-cell table:formula="of:=[Ecarts.X6]/MAX([Ecarts.X$3:.X$12])" office:value-type="float" office:value="0.793862155674936" calcext:value-type="float">
            <text:p>0,7938621557</text:p>
          </table:table-cell>
          <table:table-cell table:formula="of:=[Ecarts.Y6]/MAX([Ecarts.Y$3:.Y$12])" office:value-type="float" office:value="0.931200731981982" calcext:value-type="float">
            <text:p>0,931200732</text:p>
          </table:table-cell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string" office:string-value="" calcext:value-type="error">
            <text:p>#DIV/0 !</text:p>
          </table:table-cell>
          <table:table-cell table:formula="of:=[Ecarts.D7]/MAX([Ecarts.D$3:.D$12])" office:value-type="string" office:string-value="" calcext:value-type="error">
            <text:p>#DIV/0 !</text:p>
          </table:table-cell>
          <table:table-cell table:formula="of:=[Ecarts.E7]/MAX([Ecarts.E$3:.E$12])" office:value-type="string" office:string-value="" calcext:value-type="error">
            <text:p>#DIV/0 !</text:p>
          </table:table-cell>
          <table:table-cell table:formula="of:=[Ecarts.F7]/MAX([Ecarts.F$3:.F$12])" office:value-type="string" office:string-value="" calcext:value-type="error">
            <text:p>#DIV/0 !</text:p>
          </table:table-cell>
          <table:table-cell table:formula="of:=[Ecarts.G7]/MAX([Ecarts.G$3:.G$12])" office:value-type="string" office:string-value="" calcext:value-type="error">
            <text:p>#DIV/0 !</text:p>
          </table:table-cell>
          <table:table-cell table:formula="of:=[Ecarts.H7]/MAX([Ecarts.H$3:.H$12])" office:value-type="string" office:string-value="" calcext:value-type="error">
            <text:p>#DIV/0 !</text:p>
          </table:table-cell>
          <table:table-cell table:formula="of:=[Ecarts.I7]/MAX([Ecarts.I$3:.I$12])" office:value-type="string" office:string-value="" calcext:value-type="error">
            <text:p>#DIV/0 !</text:p>
          </table:table-cell>
          <table:table-cell table:formula="of:=[Ecarts.J7]/MAX([Ecarts.J$3:.J$12])" office:value-type="string" office:string-value="" calcext:value-type="error">
            <text:p>#DIV/0 !</text:p>
          </table:table-cell>
          <table:table-cell table:formula="of:=[Ecarts.K7]/MAX([Ecarts.K$3:.K$12])" office:value-type="string" office:string-value="" calcext:value-type="error">
            <text:p>#DIV/0 !</text:p>
          </table:table-cell>
          <table:table-cell table:formula="of:=[Ecarts.L7]/MAX([Ecarts.L$3:.L$12])" office:value-type="float" office:value="0.282258064516126" calcext:value-type="float">
            <text:p>0,2822580645</text:p>
          </table:table-cell>
          <table:table-cell table:formula="of:=[Ecarts.M7]/MAX([Ecarts.M$3:.M$12])" office:value-type="string" office:string-value="" calcext:value-type="error">
            <text:p>#DIV/0 !</text:p>
          </table:table-cell>
          <table:table-cell table:formula="of:=[Ecarts.N7]/MAX([Ecarts.N$3:.N$12])" office:value-type="string" office:string-value="" calcext:value-type="error">
            <text:p>#DIV/0 !</text:p>
          </table:table-cell>
          <table:table-cell table:formula="of:=[Ecarts.O7]/MAX([Ecarts.O$3:.O$12])" office:value-type="string" office:string-value="" calcext:value-type="error">
            <text:p>#DIV/0 !</text:p>
          </table:table-cell>
          <table:table-cell table:formula="of:=[Ecarts.P7]/MAX([Ecarts.P$3:.P$12])" office:value-type="string" office:string-value="" calcext:value-type="error">
            <text:p>#DIV/0 !</text:p>
          </table:table-cell>
          <table:table-cell table:formula="of:=[Ecarts.Q7]/MAX([Ecarts.Q$3:.Q$12])" office:value-type="string" office:string-value="" calcext:value-type="error">
            <text:p>#DIV/0 !</text:p>
          </table:table-cell>
          <table:table-cell table:formula="of:=[Ecarts.R7]/MAX([Ecarts.R$3:.R$12])" office:value-type="string" office:string-value="" calcext:value-type="error">
            <text:p>#DIV/0 !</text:p>
          </table:table-cell>
          <table:table-cell table:formula="of:=[Ecarts.S7]/MAX([Ecarts.S$3:.S$12])" office:value-type="string" office:string-value="" calcext:value-type="error">
            <text:p>#DIV/0 !</text:p>
          </table:table-cell>
          <table:table-cell table:formula="of:=[Ecarts.T7]/MAX([Ecarts.T$3:.T$12])" office:value-type="string" office:string-value="" calcext:value-type="error">
            <text:p>#DIV/0 !</text:p>
          </table:table-cell>
          <table:table-cell table:formula="of:=[Ecarts.U7]/MAX([Ecarts.U$3:.U$12])" office:value-type="string" office:string-value="" calcext:value-type="error">
            <text:p>#DIV/0 !</text:p>
          </table:table-cell>
          <table:table-cell table:formula="of:=[Ecarts.V7]/MAX([Ecarts.V$3:.V$12])" office:value-type="float" office:value="0.303646563814867" calcext:value-type="float">
            <text:p>0,3036465638</text:p>
          </table:table-cell>
          <table:table-cell table:formula="of:=[Ecarts.W7]/MAX([Ecarts.W$3:.W$12])" office:value-type="float" office:value="0.0602706027060053" calcext:value-type="float">
            <text:p>0,0602706027</text:p>
          </table:table-cell>
          <table:table-cell table:formula="of:=[Ecarts.X7]/MAX([Ecarts.X$3:.X$12])" office:value-type="float" office:value="0.918162075665791" calcext:value-type="float">
            <text:p>0,9181620757</text:p>
          </table:table-cell>
          <table:table-cell table:formula="of:=[Ecarts.Y7]/MAX([Ecarts.Y$3:.Y$12])" office:value-type="float" office:value="0.709107545045046" calcext:value-type="float">
            <text:p>0,709107545</text:p>
          </table:table-cell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string" office:string-value="" calcext:value-type="error">
            <text:p>#DIV/0 !</text:p>
          </table:table-cell>
          <table:table-cell table:formula="of:=[Ecarts.D8]/MAX([Ecarts.D$3:.D$12])" office:value-type="string" office:string-value="" calcext:value-type="error">
            <text:p>#DIV/0 !</text:p>
          </table:table-cell>
          <table:table-cell table:formula="of:=[Ecarts.E8]/MAX([Ecarts.E$3:.E$12])" office:value-type="string" office:string-value="" calcext:value-type="error">
            <text:p>#DIV/0 !</text:p>
          </table:table-cell>
          <table:table-cell table:formula="of:=[Ecarts.F8]/MAX([Ecarts.F$3:.F$12])" office:value-type="string" office:string-value="" calcext:value-type="error">
            <text:p>#DIV/0 !</text:p>
          </table:table-cell>
          <table:table-cell table:formula="of:=[Ecarts.G8]/MAX([Ecarts.G$3:.G$12])" office:value-type="string" office:string-value="" calcext:value-type="error">
            <text:p>#DIV/0 !</text:p>
          </table:table-cell>
          <table:table-cell table:formula="of:=[Ecarts.H8]/MAX([Ecarts.H$3:.H$12])" office:value-type="string" office:string-value="" calcext:value-type="error">
            <text:p>#DIV/0 !</text:p>
          </table:table-cell>
          <table:table-cell table:formula="of:=[Ecarts.I8]/MAX([Ecarts.I$3:.I$12])" office:value-type="string" office:string-value="" calcext:value-type="error">
            <text:p>#DIV/0 !</text:p>
          </table:table-cell>
          <table:table-cell table:formula="of:=[Ecarts.J8]/MAX([Ecarts.J$3:.J$12])" office:value-type="string" office:string-value="" calcext:value-type="error">
            <text:p>#DIV/0 !</text:p>
          </table:table-cell>
          <table:table-cell table:formula="of:=[Ecarts.K8]/MAX([Ecarts.K$3:.K$12])" office:value-type="string" office:string-value="" calcext:value-type="error">
            <text:p>#DIV/0 !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string" office:string-value="" calcext:value-type="error">
            <text:p>#DIV/0 !</text:p>
          </table:table-cell>
          <table:table-cell table:formula="of:=[Ecarts.N8]/MAX([Ecarts.N$3:.N$12])" office:value-type="string" office:string-value="" calcext:value-type="error">
            <text:p>#DIV/0 !</text:p>
          </table:table-cell>
          <table:table-cell table:formula="of:=[Ecarts.O8]/MAX([Ecarts.O$3:.O$12])" office:value-type="string" office:string-value="" calcext:value-type="error">
            <text:p>#DIV/0 !</text:p>
          </table:table-cell>
          <table:table-cell table:formula="of:=[Ecarts.P8]/MAX([Ecarts.P$3:.P$12])" office:value-type="string" office:string-value="" calcext:value-type="error">
            <text:p>#DIV/0 !</text:p>
          </table:table-cell>
          <table:table-cell table:formula="of:=[Ecarts.Q8]/MAX([Ecarts.Q$3:.Q$12])" office:value-type="string" office:string-value="" calcext:value-type="error">
            <text:p>#DIV/0 !</text:p>
          </table:table-cell>
          <table:table-cell table:formula="of:=[Ecarts.R8]/MAX([Ecarts.R$3:.R$12])" office:value-type="string" office:string-value="" calcext:value-type="error">
            <text:p>#DIV/0 !</text:p>
          </table:table-cell>
          <table:table-cell table:formula="of:=[Ecarts.S8]/MAX([Ecarts.S$3:.S$12])" office:value-type="string" office:string-value="" calcext:value-type="error">
            <text:p>#DIV/0 !</text:p>
          </table:table-cell>
          <table:table-cell table:formula="of:=[Ecarts.T8]/MAX([Ecarts.T$3:.T$12])" office:value-type="string" office:string-value="" calcext:value-type="error">
            <text:p>#DIV/0 !</text:p>
          </table:table-cell>
          <table:table-cell table:formula="of:=[Ecarts.U8]/MAX([Ecarts.U$3:.U$12])" office:value-type="string" office:string-value="" calcext:value-type="error">
            <text:p>#DIV/0 !</text:p>
          </table:table-cell>
          <table:table-cell table:formula="of:=[Ecarts.V8]/MAX([Ecarts.V$3:.V$12])" office:value-type="float" office:value="0.0471598877980381" calcext:value-type="float">
            <text:p>0,0471598878</text:p>
          </table:table-cell>
          <table:table-cell table:formula="of:=[Ecarts.W8]/MAX([Ecarts.W$3:.W$12])" office:value-type="float" office:value="0.0123001230012185" calcext:value-type="float">
            <text:p>0,012300123</text:p>
          </table:table-cell>
          <table:table-cell table:formula="of:=[Ecarts.X8]/MAX([Ecarts.X$3:.X$12])" office:value-type="float" office:value="0.566693336381301" calcext:value-type="float">
            <text:p>0,5666933364</text:p>
          </table:table-cell>
          <table:table-cell table:formula="of:=[Ecarts.Y8]/MAX([Ecarts.Y$3:.Y$12])" office:value-type="float" office:value="0.719242680180181" calcext:value-type="float">
            <text:p>0,7192426802</text:p>
          </table:table-cell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3</text:p>
          </table:table-cell>
          <table:table-cell table:formula="of:=[Ecarts.C9]/MAX([Ecarts.C$3:.C$12])" office:value-type="string" office:string-value="" calcext:value-type="error">
            <text:p>#DIV/0 !</text:p>
          </table:table-cell>
          <table:table-cell table:formula="of:=[Ecarts.D9]/MAX([Ecarts.D$3:.D$12])" office:value-type="string" office:string-value="" calcext:value-type="error">
            <text:p>#DIV/0 !</text:p>
          </table:table-cell>
          <table:table-cell table:formula="of:=[Ecarts.E9]/MAX([Ecarts.E$3:.E$12])" office:value-type="string" office:string-value="" calcext:value-type="error">
            <text:p>#DIV/0 !</text:p>
          </table:table-cell>
          <table:table-cell table:formula="of:=[Ecarts.F9]/MAX([Ecarts.F$3:.F$12])" office:value-type="string" office:string-value="" calcext:value-type="error">
            <text:p>#DIV/0 !</text:p>
          </table:table-cell>
          <table:table-cell table:formula="of:=[Ecarts.G9]/MAX([Ecarts.G$3:.G$12])" office:value-type="string" office:string-value="" calcext:value-type="error">
            <text:p>#DIV/0 !</text:p>
          </table:table-cell>
          <table:table-cell table:formula="of:=[Ecarts.H9]/MAX([Ecarts.H$3:.H$12])" office:value-type="string" office:string-value="" calcext:value-type="error">
            <text:p>#DIV/0 !</text:p>
          </table:table-cell>
          <table:table-cell table:formula="of:=[Ecarts.I9]/MAX([Ecarts.I$3:.I$12])" office:value-type="string" office:string-value="" calcext:value-type="error">
            <text:p>#DIV/0 !</text:p>
          </table:table-cell>
          <table:table-cell table:formula="of:=[Ecarts.J9]/MAX([Ecarts.J$3:.J$12])" office:value-type="string" office:string-value="" calcext:value-type="error">
            <text:p>#DIV/0 !</text:p>
          </table:table-cell>
          <table:table-cell table:formula="of:=[Ecarts.K9]/MAX([Ecarts.K$3:.K$12])" office:value-type="string" office:string-value="" calcext:value-type="error">
            <text:p>#DIV/0 !</text:p>
          </table:table-cell>
          <table:table-cell table:formula="of:=[Ecarts.L9]/MAX([Ecarts.L$3:.L$12])" office:value-type="float" office:value="0.575664136622389" calcext:value-type="float">
            <text:p>0,5756641366</text:p>
          </table:table-cell>
          <table:table-cell table:formula="of:=[Ecarts.M9]/MAX([Ecarts.M$3:.M$12])" office:value-type="string" office:string-value="" calcext:value-type="error">
            <text:p>#DIV/0 !</text:p>
          </table:table-cell>
          <table:table-cell table:formula="of:=[Ecarts.N9]/MAX([Ecarts.N$3:.N$12])" office:value-type="string" office:string-value="" calcext:value-type="error">
            <text:p>#DIV/0 !</text:p>
          </table:table-cell>
          <table:table-cell table:formula="of:=[Ecarts.O9]/MAX([Ecarts.O$3:.O$12])" office:value-type="string" office:string-value="" calcext:value-type="error">
            <text:p>#DIV/0 !</text:p>
          </table:table-cell>
          <table:table-cell table:formula="of:=[Ecarts.P9]/MAX([Ecarts.P$3:.P$12])" office:value-type="string" office:string-value="" calcext:value-type="error">
            <text:p>#DIV/0 !</text:p>
          </table:table-cell>
          <table:table-cell table:formula="of:=[Ecarts.Q9]/MAX([Ecarts.Q$3:.Q$12])" office:value-type="string" office:string-value="" calcext:value-type="error">
            <text:p>#DIV/0 !</text:p>
          </table:table-cell>
          <table:table-cell table:formula="of:=[Ecarts.R9]/MAX([Ecarts.R$3:.R$12])" office:value-type="string" office:string-value="" calcext:value-type="error">
            <text:p>#DIV/0 !</text:p>
          </table:table-cell>
          <table:table-cell table:formula="of:=[Ecarts.S9]/MAX([Ecarts.S$3:.S$12])" office:value-type="string" office:string-value="" calcext:value-type="error">
            <text:p>#DIV/0 !</text:p>
          </table:table-cell>
          <table:table-cell table:formula="of:=[Ecarts.T9]/MAX([Ecarts.T$3:.T$12])" office:value-type="string" office:string-value="" calcext:value-type="error">
            <text:p>#DIV/0 !</text:p>
          </table:table-cell>
          <table:table-cell table:formula="of:=[Ecarts.U9]/MAX([Ecarts.U$3:.U$12])" office:value-type="string" office:string-value="" calcext:value-type="error">
            <text:p>#DIV/0 !</text:p>
          </table:table-cell>
          <table:table-cell table:formula="of:=[Ecarts.V9]/MAX([Ecarts.V$3:.V$12])" office:value-type="float" office:value="0.954768583450212" calcext:value-type="float">
            <text:p>0,9547685835</text:p>
          </table:table-cell>
          <table:table-cell table:formula="of:=[Ecarts.W9]/MAX([Ecarts.W$3:.W$12])" office:value-type="float" office:value="1" calcext:value-type="float">
            <text:p>1</text:p>
          </table:table-cell>
          <table:table-cell table:formula="of:=[Ecarts.X9]/MAX([Ecarts.X$3:.X$12])" office:value-type="float" office:value="0.99582809463939" calcext:value-type="float">
            <text:p>0,9958280946</text:p>
          </table:table-cell>
          <table:table-cell table:formula="of:=[Ecarts.Y9]/MAX([Ecarts.Y$3:.Y$12])" office:value-type="float" office:value="0.932362049549549" calcext:value-type="float">
            <text:p>0,9323620495</text:p>
          </table:table-cell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string" office:string-value="" calcext:value-type="error">
            <text:p>#DIV/0 !</text:p>
          </table:table-cell>
          <table:table-cell table:formula="of:=[Ecarts.D10]/MAX([Ecarts.D$3:.D$12])" office:value-type="string" office:string-value="" calcext:value-type="error">
            <text:p>#DIV/0 !</text:p>
          </table:table-cell>
          <table:table-cell table:formula="of:=[Ecarts.E10]/MAX([Ecarts.E$3:.E$12])" office:value-type="string" office:string-value="" calcext:value-type="error">
            <text:p>#DIV/0 !</text:p>
          </table:table-cell>
          <table:table-cell table:formula="of:=[Ecarts.F10]/MAX([Ecarts.F$3:.F$12])" office:value-type="string" office:string-value="" calcext:value-type="error">
            <text:p>#DIV/0 !</text:p>
          </table:table-cell>
          <table:table-cell table:formula="of:=[Ecarts.G10]/MAX([Ecarts.G$3:.G$12])" office:value-type="string" office:string-value="" calcext:value-type="error">
            <text:p>#DIV/0 !</text:p>
          </table:table-cell>
          <table:table-cell table:formula="of:=[Ecarts.H10]/MAX([Ecarts.H$3:.H$12])" office:value-type="string" office:string-value="" calcext:value-type="error">
            <text:p>#DIV/0 !</text:p>
          </table:table-cell>
          <table:table-cell table:formula="of:=[Ecarts.I10]/MAX([Ecarts.I$3:.I$12])" office:value-type="string" office:string-value="" calcext:value-type="error">
            <text:p>#DIV/0 !</text:p>
          </table:table-cell>
          <table:table-cell table:formula="of:=[Ecarts.J10]/MAX([Ecarts.J$3:.J$12])" office:value-type="string" office:string-value="" calcext:value-type="error">
            <text:p>#DIV/0 !</text:p>
          </table:table-cell>
          <table:table-cell table:formula="of:=[Ecarts.K10]/MAX([Ecarts.K$3:.K$12])" office:value-type="string" office:string-value="" calcext:value-type="error">
            <text:p>#DIV/0 !</text:p>
          </table:table-cell>
          <table:table-cell table:formula="of:=[Ecarts.L10]/MAX([Ecarts.L$3:.L$12])" office:value-type="float" office:value="0.647058823529412" calcext:value-type="float">
            <text:p>0,6470588235</text:p>
          </table:table-cell>
          <table:table-cell table:formula="of:=[Ecarts.M10]/MAX([Ecarts.M$3:.M$12])" office:value-type="string" office:string-value="" calcext:value-type="error">
            <text:p>#DIV/0 !</text:p>
          </table:table-cell>
          <table:table-cell table:formula="of:=[Ecarts.N10]/MAX([Ecarts.N$3:.N$12])" office:value-type="string" office:string-value="" calcext:value-type="error">
            <text:p>#DIV/0 !</text:p>
          </table:table-cell>
          <table:table-cell table:formula="of:=[Ecarts.O10]/MAX([Ecarts.O$3:.O$12])" office:value-type="string" office:string-value="" calcext:value-type="error">
            <text:p>#DIV/0 !</text:p>
          </table:table-cell>
          <table:table-cell table:formula="of:=[Ecarts.P10]/MAX([Ecarts.P$3:.P$12])" office:value-type="string" office:string-value="" calcext:value-type="error">
            <text:p>#DIV/0 !</text:p>
          </table:table-cell>
          <table:table-cell table:formula="of:=[Ecarts.Q10]/MAX([Ecarts.Q$3:.Q$12])" office:value-type="string" office:string-value="" calcext:value-type="error">
            <text:p>#DIV/0 !</text:p>
          </table:table-cell>
          <table:table-cell table:formula="of:=[Ecarts.R10]/MAX([Ecarts.R$3:.R$12])" office:value-type="string" office:string-value="" calcext:value-type="error">
            <text:p>#DIV/0 !</text:p>
          </table:table-cell>
          <table:table-cell table:formula="of:=[Ecarts.S10]/MAX([Ecarts.S$3:.S$12])" office:value-type="string" office:string-value="" calcext:value-type="error">
            <text:p>#DIV/0 !</text:p>
          </table:table-cell>
          <table:table-cell table:formula="of:=[Ecarts.T10]/MAX([Ecarts.T$3:.T$12])" office:value-type="string" office:string-value="" calcext:value-type="error">
            <text:p>#DIV/0 !</text:p>
          </table:table-cell>
          <table:table-cell table:formula="of:=[Ecarts.U10]/MAX([Ecarts.U$3:.U$12])" office:value-type="string" office:string-value="" calcext:value-type="error">
            <text:p>#DIV/0 !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76260762607624" calcext:value-type="float">
            <text:p>0,7626076261</text:p>
          </table:table-cell>
          <table:table-cell table:formula="of:=[Ecarts.X10]/MAX([Ecarts.X$3:.X$12])" office:value-type="float" office:value="0.892902045948109" calcext:value-type="float">
            <text:p>0,8929020459</text:p>
          </table:table-cell>
          <table:table-cell table:formula="of:=[Ecarts.Y10]/MAX([Ecarts.Y$3:.Y$12])" office:value-type="float" office:value="0.584740990990991" calcext:value-type="float">
            <text:p>0,584740991</text:p>
          </table:table-cell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string" office:string-value="" calcext:value-type="error">
            <text:p>#DIV/0 !</text:p>
          </table:table-cell>
          <table:table-cell table:formula="of:=[Ecarts.D11]/MAX([Ecarts.D$3:.D$12])" office:value-type="string" office:string-value="" calcext:value-type="error">
            <text:p>#DIV/0 !</text:p>
          </table:table-cell>
          <table:table-cell table:formula="of:=[Ecarts.E11]/MAX([Ecarts.E$3:.E$12])" office:value-type="string" office:string-value="" calcext:value-type="error">
            <text:p>#DIV/0 !</text:p>
          </table:table-cell>
          <table:table-cell table:formula="of:=[Ecarts.F11]/MAX([Ecarts.F$3:.F$12])" office:value-type="string" office:string-value="" calcext:value-type="error">
            <text:p>#DIV/0 !</text:p>
          </table:table-cell>
          <table:table-cell table:formula="of:=[Ecarts.G11]/MAX([Ecarts.G$3:.G$12])" office:value-type="string" office:string-value="" calcext:value-type="error">
            <text:p>#DIV/0 !</text:p>
          </table:table-cell>
          <table:table-cell table:formula="of:=[Ecarts.H11]/MAX([Ecarts.H$3:.H$12])" office:value-type="string" office:string-value="" calcext:value-type="error">
            <text:p>#DIV/0 !</text:p>
          </table:table-cell>
          <table:table-cell table:formula="of:=[Ecarts.I11]/MAX([Ecarts.I$3:.I$12])" office:value-type="string" office:string-value="" calcext:value-type="error">
            <text:p>#DIV/0 !</text:p>
          </table:table-cell>
          <table:table-cell table:formula="of:=[Ecarts.J11]/MAX([Ecarts.J$3:.J$12])" office:value-type="string" office:string-value="" calcext:value-type="error">
            <text:p>#DIV/0 !</text:p>
          </table:table-cell>
          <table:table-cell table:formula="of:=[Ecarts.K11]/MAX([Ecarts.K$3:.K$12])" office:value-type="string" office:string-value="" calcext:value-type="error">
            <text:p>#DIV/0 !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string" office:string-value="" calcext:value-type="error">
            <text:p>#DIV/0 !</text:p>
          </table:table-cell>
          <table:table-cell table:formula="of:=[Ecarts.N11]/MAX([Ecarts.N$3:.N$12])" office:value-type="string" office:string-value="" calcext:value-type="error">
            <text:p>#DIV/0 !</text:p>
          </table:table-cell>
          <table:table-cell table:formula="of:=[Ecarts.O11]/MAX([Ecarts.O$3:.O$12])" office:value-type="string" office:string-value="" calcext:value-type="error">
            <text:p>#DIV/0 !</text:p>
          </table:table-cell>
          <table:table-cell table:formula="of:=[Ecarts.P11]/MAX([Ecarts.P$3:.P$12])" office:value-type="string" office:string-value="" calcext:value-type="error">
            <text:p>#DIV/0 !</text:p>
          </table:table-cell>
          <table:table-cell table:formula="of:=[Ecarts.Q11]/MAX([Ecarts.Q$3:.Q$12])" office:value-type="string" office:string-value="" calcext:value-type="error">
            <text:p>#DIV/0 !</text:p>
          </table:table-cell>
          <table:table-cell table:formula="of:=[Ecarts.R11]/MAX([Ecarts.R$3:.R$12])" office:value-type="string" office:string-value="" calcext:value-type="error">
            <text:p>#DIV/0 !</text:p>
          </table:table-cell>
          <table:table-cell table:formula="of:=[Ecarts.S11]/MAX([Ecarts.S$3:.S$12])" office:value-type="string" office:string-value="" calcext:value-type="error">
            <text:p>#DIV/0 !</text:p>
          </table:table-cell>
          <table:table-cell table:formula="of:=[Ecarts.T11]/MAX([Ecarts.T$3:.T$12])" office:value-type="string" office:string-value="" calcext:value-type="error">
            <text:p>#DIV/0 !</text:p>
          </table:table-cell>
          <table:table-cell table:formula="of:=[Ecarts.U11]/MAX([Ecarts.U$3:.U$12])" office:value-type="string" office:string-value="" calcext:value-type="error">
            <text:p>#DIV/0 !</text:p>
          </table:table-cell>
          <table:table-cell table:formula="of:=[Ecarts.V11]/MAX([Ecarts.V$3:.V$12])" office:value-type="float" office:value="0.782608695652174" calcext:value-type="float">
            <text:p>0,7826086957</text:p>
          </table:table-cell>
          <table:table-cell table:formula="of:=[Ecarts.W11]/MAX([Ecarts.W$3:.W$12])" office:value-type="float" office:value="0.76260762607624" calcext:value-type="float">
            <text:p>0,7626076261</text:p>
          </table:table-cell>
          <table:table-cell table:formula="of:=[Ecarts.X11]/MAX([Ecarts.X$3:.X$12])" office:value-type="float" office:value="0.744085038290091" calcext:value-type="float">
            <text:p>0,7440850383</text:p>
          </table:table-cell>
          <table:table-cell table:formula="of:=[Ecarts.Y11]/MAX([Ecarts.Y$3:.Y$12])" office:value-type="float" office:value="0.667652027027027" calcext:value-type="float">
            <text:p>0,667652027</text:p>
          </table:table-cell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string" office:string-value="" calcext:value-type="error">
            <text:p>#DIV/0 !</text:p>
          </table:table-cell>
          <table:table-cell table:formula="of:=[Ecarts.D12]/MAX([Ecarts.D$3:.D$12])" office:value-type="string" office:string-value="" calcext:value-type="error">
            <text:p>#DIV/0 !</text:p>
          </table:table-cell>
          <table:table-cell table:formula="of:=[Ecarts.E12]/MAX([Ecarts.E$3:.E$12])" office:value-type="string" office:string-value="" calcext:value-type="error">
            <text:p>#DIV/0 !</text:p>
          </table:table-cell>
          <table:table-cell table:formula="of:=[Ecarts.F12]/MAX([Ecarts.F$3:.F$12])" office:value-type="string" office:string-value="" calcext:value-type="error">
            <text:p>#DIV/0 !</text:p>
          </table:table-cell>
          <table:table-cell table:formula="of:=[Ecarts.G12]/MAX([Ecarts.G$3:.G$12])" office:value-type="string" office:string-value="" calcext:value-type="error">
            <text:p>#DIV/0 !</text:p>
          </table:table-cell>
          <table:table-cell table:formula="of:=[Ecarts.H12]/MAX([Ecarts.H$3:.H$12])" office:value-type="string" office:string-value="" calcext:value-type="error">
            <text:p>#DIV/0 !</text:p>
          </table:table-cell>
          <table:table-cell table:formula="of:=[Ecarts.I12]/MAX([Ecarts.I$3:.I$12])" office:value-type="string" office:string-value="" calcext:value-type="error">
            <text:p>#DIV/0 !</text:p>
          </table:table-cell>
          <table:table-cell table:formula="of:=[Ecarts.J12]/MAX([Ecarts.J$3:.J$12])" office:value-type="string" office:string-value="" calcext:value-type="error">
            <text:p>#DIV/0 !</text:p>
          </table:table-cell>
          <table:table-cell table:formula="of:=[Ecarts.K12]/MAX([Ecarts.K$3:.K$12])" office:value-type="string" office:string-value="" calcext:value-type="error">
            <text:p>#DIV/0 !</text:p>
          </table:table-cell>
          <table:table-cell table:formula="of:=[Ecarts.L12]/MAX([Ecarts.L$3:.L$12])" office:value-type="float" office:value="0.0259103641456557" calcext:value-type="float">
            <text:p>0,0259103641</text:p>
          </table:table-cell>
          <table:table-cell table:formula="of:=[Ecarts.M12]/MAX([Ecarts.M$3:.M$12])" office:value-type="string" office:string-value="" calcext:value-type="error">
            <text:p>#DIV/0 !</text:p>
          </table:table-cell>
          <table:table-cell table:formula="of:=[Ecarts.N12]/MAX([Ecarts.N$3:.N$12])" office:value-type="string" office:string-value="" calcext:value-type="error">
            <text:p>#DIV/0 !</text:p>
          </table:table-cell>
          <table:table-cell table:formula="of:=[Ecarts.O12]/MAX([Ecarts.O$3:.O$12])" office:value-type="string" office:string-value="" calcext:value-type="error">
            <text:p>#DIV/0 !</text:p>
          </table:table-cell>
          <table:table-cell table:formula="of:=[Ecarts.P12]/MAX([Ecarts.P$3:.P$12])" office:value-type="string" office:string-value="" calcext:value-type="error">
            <text:p>#DIV/0 !</text:p>
          </table:table-cell>
          <table:table-cell table:formula="of:=[Ecarts.Q12]/MAX([Ecarts.Q$3:.Q$12])" office:value-type="string" office:string-value="" calcext:value-type="error">
            <text:p>#DIV/0 !</text:p>
          </table:table-cell>
          <table:table-cell table:formula="of:=[Ecarts.R12]/MAX([Ecarts.R$3:.R$12])" office:value-type="string" office:string-value="" calcext:value-type="error">
            <text:p>#DIV/0 !</text:p>
          </table:table-cell>
          <table:table-cell table:formula="of:=[Ecarts.S12]/MAX([Ecarts.S$3:.S$12])" office:value-type="string" office:string-value="" calcext:value-type="error">
            <text:p>#DIV/0 !</text:p>
          </table:table-cell>
          <table:table-cell table:formula="of:=[Ecarts.T12]/MAX([Ecarts.T$3:.T$12])" office:value-type="string" office:string-value="" calcext:value-type="error">
            <text:p>#DIV/0 !</text:p>
          </table:table-cell>
          <table:table-cell table:formula="of:=[Ecarts.U12]/MAX([Ecarts.U$3:.U$12])" office:value-type="string" office:string-value="" calcext:value-type="error">
            <text:p>#DIV/0 !</text:p>
          </table:table-cell>
          <table:table-cell table:formula="of:=[Ecarts.V12]/MAX([Ecarts.V$3:.V$12])" office:value-type="float" office:value="0.113354037267082" calcext:value-type="float">
            <text:p>0,1133540373</text:p>
          </table:table-cell>
          <table:table-cell table:formula="of:=[Ecarts.W12]/MAX([Ecarts.W$3:.W$12])" office:value-type="float" office:value="0.0264794314610114" calcext:value-type="float">
            <text:p>0,0264794315</text:p>
          </table:table-cell>
          <table:table-cell table:formula="of:=[Ecarts.X12]/MAX([Ecarts.X$3:.X$12])" office:value-type="float" office:value="0.588821262112496" calcext:value-type="float">
            <text:p>0,5888212621</text:p>
          </table:table-cell>
          <table:table-cell table:formula="of:=[Ecarts.Y12]/MAX([Ecarts.Y$3:.Y$12])" office:value-type="float" office:value="0.612903267851186" calcext:value-type="float">
            <text:p>0,6129032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8:15:28.756930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1.6.2$Linux_X86_64 LibreOffice_project/10m0$Build-2</meta:generator>
    <dc:date>2017-04-25T18:37:21.994468088</dc:date>
    <meta:editing-duration>PT2H51M35S</meta:editing-duration>
    <meta:editing-cycles>38</meta:editing-cycles>
    <meta:document-statistic meta:table-count="14" meta:cell-count="931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8.245cm" svg:height="16.289cm" xlink:href=".." xlink:type="simple" chart:class="chart:bar" chart:style-name="ch1">
        <chart:legend chart:legend-position="end" svg:x="33.759cm" svg:y="5.604cm" style:legend-expansion="high" chart:style-name="ch2"/>
        <chart:plot-area chart:style-name="ch3" table:cell-range-address="Ecarts.B1:Ecarts.G1 Ecarts.A3:Ecarts.G12" chart:data-source-has-labels="both" svg:x="0.764cm" svg:y="0.325cm" svg:width="32.231cm" svg:height="15.639cm">
          <chartooo:coordinate-region svg:x="3.158cm" svg:y="0.524cm" svg:width="29.837cm" svg:height="14.793cm"/>
          <chart:axis chart:dimension="x" chart:name="primary-x" chart:style-name="ch4" chartooo:axis-type="auto">
            <chartooo:date-scale/>
            <chart:categories table:cell-range-address="Ecarts.B1:Ecart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carts.B3:Ecarts.G3" chart:label-cell-address="Ecarts.A3:Ecarts.A3" chart:class="chart:bar">
            <chart:data-point chart:repeated="6"/>
          </chart:series>
          <chart:series chart:style-name="ch8" chart:values-cell-range-address="Ecarts.B4:Ecarts.G4" chart:label-cell-address="Ecarts.A4:Ecarts.A4" chart:class="chart:bar">
            <chart:data-point chart:repeated="6"/>
          </chart:series>
          <chart:series chart:style-name="ch9" chart:values-cell-range-address="Ecarts.B5:Ecarts.G5" chart:label-cell-address="Ecarts.A5:Ecarts.A5" chart:class="chart:bar">
            <chart:data-point chart:repeated="6"/>
          </chart:series>
          <chart:series chart:style-name="ch10" chart:values-cell-range-address="Ecarts.B6:Ecarts.G6" chart:label-cell-address="Ecarts.A6:Ecarts.A6" chart:class="chart:bar">
            <chart:data-point chart:repeated="6"/>
          </chart:series>
          <chart:series chart:style-name="ch11" chart:values-cell-range-address="Ecarts.B7:Ecarts.G7" chart:label-cell-address="Ecarts.A7:Ecarts.A7" chart:class="chart:bar">
            <chart:data-point chart:repeated="6"/>
          </chart:series>
          <chart:series chart:style-name="ch12" chart:values-cell-range-address="Ecarts.B8:Ecarts.G8" chart:label-cell-address="Ecarts.A8:Ecarts.A8" chart:class="chart:bar">
            <chart:data-point chart:repeated="6"/>
          </chart:series>
          <chart:series chart:style-name="ch13" chart:values-cell-range-address="Ecarts.B9:Ecarts.G9" chart:label-cell-address="Ecarts.A9:Ecarts.A9" chart:class="chart:bar">
            <chart:data-point chart:repeated="6"/>
          </chart:series>
          <chart:series chart:style-name="ch14" chart:values-cell-range-address="Ecarts.B10:Ecarts.G10" chart:label-cell-address="Ecarts.A10:Ecarts.A10" chart:class="chart:bar">
            <chart:data-point chart:repeated="6"/>
          </chart:series>
          <chart:series chart:style-name="ch15" chart:values-cell-range-address="Ecarts.B11:Ecarts.G11" chart:label-cell-address="Ecarts.A11:Ecarts.A11" chart:class="chart:bar">
            <chart:data-point chart:repeated="6"/>
          </chart:series>
          <chart:series chart:style-name="ch16" chart:values-cell-range-address="Ecarts.B12:Ecarts.G12" chart:label-cell-address="Ecarts.A12:Ecarts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G1</svg:desc>
                </draw:g>
              </table:table-cell>
              <table:table-cell office:value-type="string">
                <text:p>instances/tai02.txt</text:p>
              </table:table-cell>
              <table:table-cell office:value-type="string">
                <text:p>instances/tai03.txt</text:p>
              </table:table-cell>
              <table:table-cell office:value-type="string">
                <text:p>instances/tai04.txt</text:p>
              </table:table-cell>
              <table:table-cell office:value-type="string">
                <text:p>instances/tai05.txt</text:p>
              </table:table-cell>
              <table:table-cell office:value-type="string">
                <text:p>instances/tai06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G3</svg:desc>
                </draw:g>
              </table:table-cell>
              <table:table-cell office:value-type="float" office:value="0.0262798276043333">
                <text:p>0.0262798276043333</text:p>
              </table:table-cell>
              <table:table-cell office:value-type="float" office:value="0.171798599180656">
                <text:p>0.171798599180656</text:p>
              </table:table-cell>
              <table:table-cell office:value-type="float" office:value="0.491658380289473">
                <text:p>0.491658380289473</text:p>
              </table:table-cell>
              <table:table-cell office:value-type="float" office:value="0.121457489878543">
                <text:p>0.121457489878543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0532099479442">
                <text:p>0.0520532099479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G5</svg:desc>
                </draw:g>
              </table:table-cell>
              <table:table-cell office:value-type="float" office:value="0.0630715862503966">
                <text:p>0.0630715862503966</text:p>
              </table:table-cell>
              <table:table-cell office:value-type="float" office:value="0.32377428307123">
                <text:p>0.32377428307123</text:p>
              </table:table-cell>
              <table:table-cell office:value-type="float" office:value="0.502706883217324">
                <text:p>0.502706883217324</text:p>
              </table:table-cell>
              <table:table-cell office:value-type="float" office:value="0.676691729323311">
                <text:p>0.676691729323311</text:p>
              </table:table-cell>
              <table:table-cell office:value-type="float" office:value="0.75911536162583">
                <text:p>0.7591153616258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G6</svg:desc>
                </draw:g>
              </table:table-cell>
              <table:table-cell office:value-type="float" office:value="0.0578156207295232">
                <text:p>0.0578156207295232</text:p>
              </table:table-cell>
              <table:table-cell office:value-type="float" office:value="0">
                <text:p>0</text:p>
              </table:table-cell>
              <table:table-cell office:value-type="float" office:value="0.342503590763444">
                <text:p>0.342503590763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679040989946">
                <text:p>0.154679040989946</text:p>
              </table:table-cell>
              <table:table-cell office:value-type="float" office:value="0.277617119722375">
                <text:p>0.27761711972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G9</svg:desc>
                </draw:g>
              </table:table-cell>
              <table:table-cell office:value-type="float" office:value="0.0315357931251899">
                <text:p>0.0315357931251899</text:p>
              </table:table-cell>
              <table:table-cell office:value-type="float" office:value="1.2356283864147">
                <text:p>1.2356283864147</text:p>
              </table:table-cell>
              <table:table-cell office:value-type="float" office:value="1.14904430449674">
                <text:p>1.14904430449674</text:p>
              </table:table-cell>
              <table:table-cell office:value-type="float" office:value="1.15673799884326">
                <text:p>1.15673799884326</text:p>
              </table:table-cell>
              <table:table-cell office:value-type="float" office:value="1.02211595935446">
                <text:p>1.02211595935446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G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959cm" svg:height="16.523cm" xlink:href=".." xlink:type="simple" chart:class="chart:bar" chart:style-name="ch1">
        <chart:legend chart:legend-position="end" svg:x="33.473cm" svg:y="5.721cm" style:legend-expansion="high" chart:style-name="ch2"/>
        <chart:plot-area chart:style-name="ch3" table:cell-range-address="'Ecarts Normalisés'.B1:'Ecarts Normalisés'.G1 'Ecarts Normalisés'.A3:'Ecarts Normalisés'.G12" chart:data-source-has-labels="both" svg:x="0.759cm" svg:y="0.33cm" svg:width="31.955cm" svg:height="15.863cm">
          <chartooo:coordinate-region svg:x="1.486cm" svg:y="0.53cm" svg:width="31.228cm" svg:height="15.016cm"/>
          <chart:axis chart:dimension="x" chart:name="primary-x" chart:style-name="ch4" chartooo:axis-type="auto">
            <chartooo:date-scale/>
            <chart:categories table:cell-range-address="'Ecarts Normalisés'.B1:'Ecarts Normalisés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arts Normalisés'.B3:'Ecarts Normalisés'.G3" chart:label-cell-address="'Ecarts Normalisés'.A3:'Ecarts Normalisés'.A3" chart:class="chart:bar">
            <chart:data-point chart:repeated="6"/>
          </chart:series>
          <chart:series chart:style-name="ch8" chart:values-cell-range-address="'Ecarts Normalisés'.B4:'Ecarts Normalisés'.G4" chart:label-cell-address="'Ecarts Normalisés'.A4:'Ecarts Normalisés'.A4" chart:class="chart:bar">
            <chart:data-point chart:repeated="6"/>
          </chart:series>
          <chart:series chart:style-name="ch9" chart:values-cell-range-address="'Ecarts Normalisés'.B5:'Ecarts Normalisés'.G5" chart:label-cell-address="'Ecarts Normalisés'.A5:'Ecarts Normalisés'.A5" chart:class="chart:bar">
            <chart:data-point chart:repeated="6"/>
          </chart:series>
          <chart:series chart:style-name="ch10" chart:values-cell-range-address="'Ecarts Normalisés'.B6:'Ecarts Normalisés'.G6" chart:label-cell-address="'Ecarts Normalisés'.A6:'Ecarts Normalisés'.A6" chart:class="chart:bar">
            <chart:data-point chart:repeated="6"/>
          </chart:series>
          <chart:series chart:style-name="ch11" chart:values-cell-range-address="'Ecarts Normalisés'.B7:'Ecarts Normalisés'.G7" chart:label-cell-address="'Ecarts Normalisés'.A7:'Ecarts Normalisés'.A7" chart:class="chart:bar">
            <chart:data-point chart:repeated="6"/>
          </chart:series>
          <chart:series chart:style-name="ch12" chart:values-cell-range-address="'Ecarts Normalisés'.B8:'Ecarts Normalisés'.G8" chart:label-cell-address="'Ecarts Normalisés'.A8:'Ecarts Normalisés'.A8" chart:class="chart:bar">
            <chart:data-point chart:repeated="6"/>
          </chart:series>
          <chart:series chart:style-name="ch13" chart:values-cell-range-address="'Ecarts Normalisés'.B9:'Ecarts Normalisés'.G9" chart:label-cell-address="'Ecarts Normalisés'.A9:'Ecarts Normalisés'.A9" chart:class="chart:bar">
            <chart:data-point chart:repeated="6"/>
          </chart:series>
          <chart:series chart:style-name="ch14" chart:values-cell-range-address="'Ecarts Normalisés'.B10:'Ecarts Normalisés'.G10" chart:label-cell-address="'Ecarts Normalisés'.A10:'Ecarts Normalisés'.A10" chart:class="chart:bar">
            <chart:data-point chart:repeated="6"/>
          </chart:series>
          <chart:series chart:style-name="ch15" chart:values-cell-range-address="'Ecarts Normalisés'.B11:'Ecarts Normalisés'.G11" chart:label-cell-address="'Ecarts Normalisés'.A11:'Ecarts Normalisés'.A11" chart:class="chart:bar">
            <chart:data-point chart:repeated="6"/>
          </chart:series>
          <chart:series chart:style-name="ch16" chart:values-cell-range-address="'Ecarts Normalisés'.B12:'Ecarts Normalisés'.G12" chart:label-cell-address="'Ecarts Normalisés'.A12:'Ecarts Normalisés'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G1</svg:desc>
                </draw:g>
              </table:table-cell>
              <table:table-cell office:value-type="string">
                <text:p>instances/tai02.txt</text:p>
              </table:table-cell>
              <table:table-cell office:value-type="string">
                <text:p>instances/tai03.txt</text:p>
              </table:table-cell>
              <table:table-cell office:value-type="string">
                <text:p>instances/tai04.txt</text:p>
              </table:table-cell>
              <table:table-cell office:value-type="string">
                <text:p>instances/tai05.txt</text:p>
              </table:table-cell>
              <table:table-cell office:value-type="string">
                <text:p>instances/tai06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04cm" svg:y="0.316cm" chart:style-name="ch2">
          <text:p>instances/tai01.txt</text:p>
        </chart:title>
        <chart:legend chart:legend-position="end" svg:x="11.514cm" svg:y="1.96cm" style:legend-expansion="high" chart:style-name="ch3"/>
        <chart:plot-area chart:style-name="ch4" table:cell-range-address="Ecarts.A3:Ecarts.B12" chart:data-source-has-labels="column" svg:x="0.32cm" svg:y="1.275cm" svg:width="10.874cm" svg:height="7.545cm">
          <chartooo:coordinate-region svg:x="2.714cm" svg:y="1.474cm" svg:width="8.48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" chart:label-cell-address="Ecarts.A3:Ecarts.A3" chart:class="chart:bar">
            <chart:data-point/>
          </chart:series>
          <chart:series chart:style-name="ch9" chart:values-cell-range-address="Ecarts.B4:Ecarts.B4" chart:label-cell-address="Ecarts.A4:Ecarts.A4" chart:class="chart:bar">
            <chart:data-point/>
          </chart:series>
          <chart:series chart:style-name="ch10" chart:values-cell-range-address="Ecarts.B5:Ecarts.B5" chart:label-cell-address="Ecarts.A5:Ecarts.A5" chart:class="chart:bar">
            <chart:data-point/>
          </chart:series>
          <chart:series chart:style-name="ch11" chart:values-cell-range-address="Ecarts.B6:Ecarts.B6" chart:label-cell-address="Ecarts.A6:Ecarts.A6" chart:class="chart:bar">
            <chart:data-point/>
          </chart:series>
          <chart:series chart:style-name="ch12" chart:values-cell-range-address="Ecarts.B7:Ecarts.B7" chart:label-cell-address="Ecarts.A7:Ecarts.A7" chart:class="chart:bar">
            <chart:data-point/>
          </chart:series>
          <chart:series chart:style-name="ch13" chart:values-cell-range-address="Ecarts.B8:Ecarts.B8" chart:label-cell-address="Ecarts.A8:Ecarts.A8" chart:class="chart:bar">
            <chart:data-point/>
          </chart:series>
          <chart:series chart:style-name="ch14" chart:values-cell-range-address="Ecarts.B9:Ecarts.B9" chart:label-cell-address="Ecarts.A9:Ecarts.A9" chart:class="chart:bar">
            <chart:data-point/>
          </chart:series>
          <chart:series chart:style-name="ch15" chart:values-cell-range-address="Ecarts.B10:Ecarts.B10" chart:label-cell-address="Ecarts.A10:Ecarts.A10" chart:class="chart:bar">
            <chart:data-point/>
          </chart:series>
          <chart:series chart:style-name="ch16" chart:values-cell-range-address="Ecarts.B11:Ecarts.B11" chart:label-cell-address="Ecarts.A11:Ecarts.A11" chart:class="chart:bar">
            <chart:data-point/>
          </chart:series>
          <chart:series chart:style-name="ch17" chart:values-cell-range-address="Ecarts.B12:Ecarts.B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04cm" svg:y="0.316cm" chart:style-name="ch2">
          <text:p>instances/tai11.txt</text:p>
        </chart:title>
        <chart:legend chart:legend-position="end" svg:x="11.514cm" svg:y="1.96cm" style:legend-expansion="high" chart:style-name="ch3"/>
        <chart:plot-area chart:style-name="ch4" table:cell-range-address="Ecarts.A3:Ecarts.A12 Ecarts.C3:Ecarts.C12" chart:data-source-has-labels="column" svg:x="0.32cm" svg:y="1.275cm" svg:width="10.874cm" svg:height="7.545cm">
          <chartooo:coordinate-region svg:x="2.714cm" svg:y="1.475cm" svg:width="8.48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C3:Ecarts.C3" chart:label-cell-address="Ecarts.A3:Ecarts.A3" chart:class="chart:bar">
            <chart:data-point/>
          </chart:series>
          <chart:series chart:style-name="ch9" chart:values-cell-range-address="Ecarts.C4:Ecarts.C4" chart:label-cell-address="Ecarts.A4:Ecarts.A4" chart:class="chart:bar">
            <chart:data-point/>
          </chart:series>
          <chart:series chart:style-name="ch10" chart:values-cell-range-address="Ecarts.C5:Ecarts.C5" chart:label-cell-address="Ecarts.A5:Ecarts.A5" chart:class="chart:bar">
            <chart:data-point/>
          </chart:series>
          <chart:series chart:style-name="ch11" chart:values-cell-range-address="Ecarts.C6:Ecarts.C6" chart:label-cell-address="Ecarts.A6:Ecarts.A6" chart:class="chart:bar">
            <chart:data-point/>
          </chart:series>
          <chart:series chart:style-name="ch12" chart:values-cell-range-address="Ecarts.C7:Ecarts.C7" chart:label-cell-address="Ecarts.A7:Ecarts.A7" chart:class="chart:bar">
            <chart:data-point/>
          </chart:series>
          <chart:series chart:style-name="ch13" chart:values-cell-range-address="Ecarts.C8:Ecarts.C8" chart:label-cell-address="Ecarts.A8:Ecarts.A8" chart:class="chart:bar">
            <chart:data-point/>
          </chart:series>
          <chart:series chart:style-name="ch14" chart:values-cell-range-address="Ecarts.C9:Ecarts.C9" chart:label-cell-address="Ecarts.A9:Ecarts.A9" chart:class="chart:bar">
            <chart:data-point/>
          </chart:series>
          <chart:series chart:style-name="ch15" chart:values-cell-range-address="Ecarts.C10:Ecarts.C10" chart:label-cell-address="Ecarts.A10:Ecarts.A10" chart:class="chart:bar">
            <chart:data-point/>
          </chart:series>
          <chart:series chart:style-name="ch16" chart:values-cell-range-address="Ecarts.C11:Ecarts.C11" chart:label-cell-address="Ecarts.A11:Ecarts.A11" chart:class="chart:bar">
            <chart:data-point/>
          </chart:series>
          <chart:series chart:style-name="ch17" chart:values-cell-range-address="Ecarts.C12:Ecarts.C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0262798276043333">
                <text:p>0.0262798276043333</text:p>
                <draw:g>
                  <svg:desc>Ecarts.C3:Ecarts.C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">
                <text:p>0</text:p>
                <draw:g>
                  <svg:desc>Ecarts.C4:Ecarts.C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0630715862503966">
                <text:p>0.0630715862503966</text:p>
                <draw:g>
                  <svg:desc>Ecarts.C5:Ecarts.C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578156207295232">
                <text:p>0.0578156207295232</text:p>
                <draw:g>
                  <svg:desc>Ecarts.C6:Ecarts.C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C7:Ecarts.C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C8:Ecarts.C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0315357931251899">
                <text:p>0.0315357931251899</text:p>
                <draw:g>
                  <svg:desc>Ecarts.C9:Ecarts.C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NaN">
                <text:p>NaN</text:p>
                <draw:g>
                  <svg:desc>Ecarts.C10:Ecarts.C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NaN">
                <text:p>NaN</text:p>
                <draw:g>
                  <svg:desc>Ecarts.C11:Ecarts.C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C12:Ecarts.C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5cm" svg:height="9.002cm" xlink:href=".." xlink:type="simple" chart:class="chart:bar" chart:style-name="ch1">
        <chart:title svg:x="6.096cm" svg:y="0.316cm" chart:style-name="ch2">
          <text:p>instances/tai21.txt</text:p>
        </chart:title>
        <chart:legend chart:legend-position="end" svg:x="11.499cm" svg:y="1.961cm" style:legend-expansion="high" chart:style-name="ch3"/>
        <chart:plot-area chart:style-name="ch4" table:cell-range-address="Ecarts.A3:Ecarts.A12 Ecarts.D3:Ecarts.D12" chart:data-source-has-labels="column" svg:x="0.319cm" svg:y="1.275cm" svg:width="10.861cm" svg:height="7.547cm">
          <chartooo:coordinate-region svg:x="2.713cm" svg:y="1.475cm" svg:width="8.467cm" svg:height="7.1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D3:Ecarts.D3" chart:label-cell-address="Ecarts.A3:Ecarts.A3" chart:class="chart:bar">
            <chart:data-point/>
          </chart:series>
          <chart:series chart:style-name="ch9" chart:values-cell-range-address="Ecarts.D4:Ecarts.D4" chart:label-cell-address="Ecarts.A4:Ecarts.A4" chart:class="chart:bar">
            <chart:data-point/>
          </chart:series>
          <chart:series chart:style-name="ch10" chart:values-cell-range-address="Ecarts.D5:Ecarts.D5" chart:label-cell-address="Ecarts.A5:Ecarts.A5" chart:class="chart:bar">
            <chart:data-point/>
          </chart:series>
          <chart:series chart:style-name="ch11" chart:values-cell-range-address="Ecarts.D6:Ecarts.D6" chart:label-cell-address="Ecarts.A6:Ecarts.A6" chart:class="chart:bar">
            <chart:data-point/>
          </chart:series>
          <chart:series chart:style-name="ch12" chart:values-cell-range-address="Ecarts.D7:Ecarts.D7" chart:label-cell-address="Ecarts.A7:Ecarts.A7" chart:class="chart:bar">
            <chart:data-point/>
          </chart:series>
          <chart:series chart:style-name="ch13" chart:values-cell-range-address="Ecarts.D8:Ecarts.D8" chart:label-cell-address="Ecarts.A8:Ecarts.A8" chart:class="chart:bar">
            <chart:data-point/>
          </chart:series>
          <chart:series chart:style-name="ch14" chart:values-cell-range-address="Ecarts.D9:Ecarts.D9" chart:label-cell-address="Ecarts.A9:Ecarts.A9" chart:class="chart:bar">
            <chart:data-point/>
          </chart:series>
          <chart:series chart:style-name="ch15" chart:values-cell-range-address="Ecarts.D10:Ecarts.D10" chart:label-cell-address="Ecarts.A10:Ecarts.A10" chart:class="chart:bar">
            <chart:data-point/>
          </chart:series>
          <chart:series chart:style-name="ch16" chart:values-cell-range-address="Ecarts.D11:Ecarts.D11" chart:label-cell-address="Ecarts.A11:Ecarts.A11" chart:class="chart:bar">
            <chart:data-point/>
          </chart:series>
          <chart:series chart:style-name="ch17" chart:values-cell-range-address="Ecarts.D12:Ecarts.D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71798599180656">
                <text:p>0.171798599180656</text:p>
                <draw:g>
                  <svg:desc>Ecarts.D3:Ecarts.D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">
                <text:p>0</text:p>
                <draw:g>
                  <svg:desc>Ecarts.D4:Ecarts.D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2377428307123">
                <text:p>0.32377428307123</text:p>
                <draw:g>
                  <svg:desc>Ecarts.D5:Ecarts.D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">
                <text:p>0</text:p>
                <draw:g>
                  <svg:desc>Ecarts.D6:Ecarts.D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D7:Ecarts.D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D8:Ecarts.D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2356283864147">
                <text:p>1.2356283864147</text:p>
                <draw:g>
                  <svg:desc>Ecarts.D9:Ecarts.D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NaN">
                <text:p>NaN</text:p>
                <draw:g>
                  <svg:desc>Ecarts.D10:Ecarts.D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NaN">
                <text:p>NaN</text:p>
                <draw:g>
                  <svg:desc>Ecarts.D11:Ecarts.D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D12:Ecarts.D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bar" chart:style-name="ch1">
        <chart:title svg:x="6.115cm" svg:y="0.316cm" chart:style-name="ch2">
          <text:p>instances/tai31.txt</text:p>
        </chart:title>
        <chart:legend chart:legend-position="end" svg:x="11.536cm" svg:y="1.961cm" style:legend-expansion="high" chart:style-name="ch3"/>
        <chart:plot-area chart:style-name="ch4" table:cell-range-address="Ecarts.A3:Ecarts.A12 Ecarts.E3:Ecarts.E12" chart:data-source-has-labels="column" svg:x="0.32cm" svg:y="1.275cm" svg:width="10.896cm" svg:height="7.547cm">
          <chartooo:coordinate-region svg:x="2.714cm" svg:y="1.475cm" svg:width="8.502cm" svg:height="7.1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E3:Ecarts.E3" chart:label-cell-address="Ecarts.A3:Ecarts.A3" chart:class="chart:bar">
            <chart:data-point/>
          </chart:series>
          <chart:series chart:style-name="ch9" chart:values-cell-range-address="Ecarts.E4:Ecarts.E4" chart:label-cell-address="Ecarts.A4:Ecarts.A4" chart:class="chart:bar">
            <chart:data-point/>
          </chart:series>
          <chart:series chart:style-name="ch10" chart:values-cell-range-address="Ecarts.E5:Ecarts.E5" chart:label-cell-address="Ecarts.A5:Ecarts.A5" chart:class="chart:bar">
            <chart:data-point/>
          </chart:series>
          <chart:series chart:style-name="ch11" chart:values-cell-range-address="Ecarts.E6:Ecarts.E6" chart:label-cell-address="Ecarts.A6:Ecarts.A6" chart:class="chart:bar">
            <chart:data-point/>
          </chart:series>
          <chart:series chart:style-name="ch12" chart:values-cell-range-address="Ecarts.E7:Ecarts.E7" chart:label-cell-address="Ecarts.A7:Ecarts.A7" chart:class="chart:bar">
            <chart:data-point/>
          </chart:series>
          <chart:series chart:style-name="ch13" chart:values-cell-range-address="Ecarts.E8:Ecarts.E8" chart:label-cell-address="Ecarts.A8:Ecarts.A8" chart:class="chart:bar">
            <chart:data-point/>
          </chart:series>
          <chart:series chart:style-name="ch14" chart:values-cell-range-address="Ecarts.E9:Ecarts.E9" chart:label-cell-address="Ecarts.A9:Ecarts.A9" chart:class="chart:bar">
            <chart:data-point/>
          </chart:series>
          <chart:series chart:style-name="ch15" chart:values-cell-range-address="Ecarts.E10:Ecarts.E10" chart:label-cell-address="Ecarts.A10:Ecarts.A10" chart:class="chart:bar">
            <chart:data-point/>
          </chart:series>
          <chart:series chart:style-name="ch16" chart:values-cell-range-address="Ecarts.E11:Ecarts.E11" chart:label-cell-address="Ecarts.A11:Ecarts.A11" chart:class="chart:bar">
            <chart:data-point/>
          </chart:series>
          <chart:series chart:style-name="ch17" chart:values-cell-range-address="Ecarts.E12:Ecarts.E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91658380289473">
                <text:p>0.491658380289473</text:p>
                <draw:g>
                  <svg:desc>Ecarts.E3:Ecarts.E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">
                <text:p>0</text:p>
                <draw:g>
                  <svg:desc>Ecarts.E4:Ecarts.E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502706883217324">
                <text:p>0.502706883217324</text:p>
                <draw:g>
                  <svg:desc>Ecarts.E5:Ecarts.E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342503590763444">
                <text:p>0.342503590763444</text:p>
                <draw:g>
                  <svg:desc>Ecarts.E6:Ecarts.E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54679040989946">
                <text:p>0.154679040989946</text:p>
                <draw:g>
                  <svg:desc>Ecarts.E7:Ecarts.E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E8:Ecarts.E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14904430449674">
                <text:p>1.14904430449674</text:p>
                <draw:g>
                  <svg:desc>Ecarts.E9:Ecarts.E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NaN">
                <text:p>NaN</text:p>
                <draw:g>
                  <svg:desc>Ecarts.E10:Ecarts.E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NaN">
                <text:p>NaN</text:p>
                <draw:g>
                  <svg:desc>Ecarts.E11:Ecarts.E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E12:Ecarts.E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23cm" svg:height="9.002cm" xlink:href=".." xlink:type="simple" chart:class="chart:bar" chart:style-name="ch1">
        <chart:title svg:x="6.115cm" svg:y="0.316cm" chart:style-name="ch2">
          <text:p>instances/tai41.txt</text:p>
        </chart:title>
        <chart:legend chart:legend-position="end" svg:x="11.537cm" svg:y="1.961cm" style:legend-expansion="high" chart:style-name="ch3"/>
        <chart:plot-area chart:style-name="ch4" table:cell-range-address="Ecarts.A3:Ecarts.A12 Ecarts.F3:Ecarts.F12" chart:data-source-has-labels="column" svg:x="0.32cm" svg:y="1.275cm" svg:width="10.897cm" svg:height="7.547cm">
          <chartooo:coordinate-region svg:x="2.714cm" svg:y="1.475cm" svg:width="8.503cm" svg:height="7.1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F3:Ecarts.F3" chart:label-cell-address="Ecarts.A3:Ecarts.A3" chart:class="chart:bar">
            <chart:data-point/>
          </chart:series>
          <chart:series chart:style-name="ch9" chart:values-cell-range-address="Ecarts.F4:Ecarts.F4" chart:label-cell-address="Ecarts.A4:Ecarts.A4" chart:class="chart:bar">
            <chart:data-point/>
          </chart:series>
          <chart:series chart:style-name="ch10" chart:values-cell-range-address="Ecarts.F5:Ecarts.F5" chart:label-cell-address="Ecarts.A5:Ecarts.A5" chart:class="chart:bar">
            <chart:data-point/>
          </chart:series>
          <chart:series chart:style-name="ch11" chart:values-cell-range-address="Ecarts.F6:Ecarts.F6" chart:label-cell-address="Ecarts.A6:Ecarts.A6" chart:class="chart:bar">
            <chart:data-point/>
          </chart:series>
          <chart:series chart:style-name="ch12" chart:values-cell-range-address="Ecarts.F7:Ecarts.F7" chart:label-cell-address="Ecarts.A7:Ecarts.A7" chart:class="chart:bar">
            <chart:data-point/>
          </chart:series>
          <chart:series chart:style-name="ch13" chart:values-cell-range-address="Ecarts.F8:Ecarts.F8" chart:label-cell-address="Ecarts.A8:Ecarts.A8" chart:class="chart:bar">
            <chart:data-point/>
          </chart:series>
          <chart:series chart:style-name="ch14" chart:values-cell-range-address="Ecarts.F9:Ecarts.F9" chart:label-cell-address="Ecarts.A9:Ecarts.A9" chart:class="chart:bar">
            <chart:data-point/>
          </chart:series>
          <chart:series chart:style-name="ch15" chart:values-cell-range-address="Ecarts.F10:Ecarts.F10" chart:label-cell-address="Ecarts.A10:Ecarts.A10" chart:class="chart:bar">
            <chart:data-point/>
          </chart:series>
          <chart:series chart:style-name="ch16" chart:values-cell-range-address="Ecarts.F11:Ecarts.F11" chart:label-cell-address="Ecarts.A11:Ecarts.A11" chart:class="chart:bar">
            <chart:data-point/>
          </chart:series>
          <chart:series chart:style-name="ch17" chart:values-cell-range-address="Ecarts.F12:Ecarts.F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21457489878543">
                <text:p>0.121457489878543</text:p>
                <draw:g>
                  <svg:desc>Ecarts.F3:Ecarts.F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20532099479442">
                <text:p>0.0520532099479442</text:p>
                <draw:g>
                  <svg:desc>Ecarts.F4:Ecarts.F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76691729323311">
                <text:p>0.676691729323311</text:p>
                <draw:g>
                  <svg:desc>Ecarts.F5:Ecarts.F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">
                <text:p>0</text:p>
                <draw:g>
                  <svg:desc>Ecarts.F6:Ecarts.F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277617119722375">
                <text:p>0.277617119722375</text:p>
                <draw:g>
                  <svg:desc>Ecarts.F7:Ecarts.F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F8:Ecarts.F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15673799884326">
                <text:p>1.15673799884326</text:p>
                <draw:g>
                  <svg:desc>Ecarts.F9:Ecarts.F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NaN">
                <text:p>NaN</text:p>
                <draw:g>
                  <svg:desc>Ecarts.F10:Ecarts.F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NaN">
                <text:p>NaN</text:p>
                <draw:g>
                  <svg:desc>Ecarts.F11:Ecarts.F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F12:Ecarts.F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23cm" svg:height="9.002cm" xlink:href=".." xlink:type="simple" chart:class="chart:bar" chart:style-name="ch1">
        <chart:title svg:x="6.115cm" svg:y="0.316cm" chart:style-name="ch2">
          <text:p>instances/tai51.txt</text:p>
        </chart:title>
        <chart:legend chart:legend-position="end" svg:x="11.537cm" svg:y="1.961cm" style:legend-expansion="high" chart:style-name="ch3"/>
        <chart:plot-area chart:style-name="ch4" table:cell-range-address="Ecarts.A3:Ecarts.A12 Ecarts.G3:Ecarts.G12" chart:data-source-has-labels="column" svg:x="0.32cm" svg:y="1.275cm" svg:width="10.897cm" svg:height="7.547cm">
          <chartooo:coordinate-region svg:x="2.714cm" svg:y="1.475cm" svg:width="8.503cm" svg:height="7.1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G3:Ecarts.G3" chart:label-cell-address="Ecarts.A3:Ecarts.A3" chart:class="chart:bar">
            <chart:data-point/>
          </chart:series>
          <chart:series chart:style-name="ch9" chart:values-cell-range-address="Ecarts.G4:Ecarts.G4" chart:label-cell-address="Ecarts.A4:Ecarts.A4" chart:class="chart:bar">
            <chart:data-point/>
          </chart:series>
          <chart:series chart:style-name="ch10" chart:values-cell-range-address="Ecarts.G5:Ecarts.G5" chart:label-cell-address="Ecarts.A5:Ecarts.A5" chart:class="chart:bar">
            <chart:data-point/>
          </chart:series>
          <chart:series chart:style-name="ch11" chart:values-cell-range-address="Ecarts.G6:Ecarts.G6" chart:label-cell-address="Ecarts.A6:Ecarts.A6" chart:class="chart:bar">
            <chart:data-point/>
          </chart:series>
          <chart:series chart:style-name="ch12" chart:values-cell-range-address="Ecarts.G7:Ecarts.G7" chart:label-cell-address="Ecarts.A7:Ecarts.A7" chart:class="chart:bar">
            <chart:data-point/>
          </chart:series>
          <chart:series chart:style-name="ch13" chart:values-cell-range-address="Ecarts.G8:Ecarts.G8" chart:label-cell-address="Ecarts.A8:Ecarts.A8" chart:class="chart:bar">
            <chart:data-point/>
          </chart:series>
          <chart:series chart:style-name="ch14" chart:values-cell-range-address="Ecarts.G9:Ecarts.G9" chart:label-cell-address="Ecarts.A9:Ecarts.A9" chart:class="chart:bar">
            <chart:data-point/>
          </chart:series>
          <chart:series chart:style-name="ch15" chart:values-cell-range-address="Ecarts.G10:Ecarts.G10" chart:label-cell-address="Ecarts.A10:Ecarts.A10" chart:class="chart:bar">
            <chart:data-point/>
          </chart:series>
          <chart:series chart:style-name="ch16" chart:values-cell-range-address="Ecarts.G11:Ecarts.G11" chart:label-cell-address="Ecarts.A11:Ecarts.A11" chart:class="chart:bar">
            <chart:data-point/>
          </chart:series>
          <chart:series chart:style-name="ch17" chart:values-cell-range-address="Ecarts.G12:Ecarts.G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209205020920502">
                <text:p>0.209205020920502</text:p>
                <draw:g>
                  <svg:desc>Ecarts.G3:Ecarts.G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">
                <text:p>0</text:p>
                <draw:g>
                  <svg:desc>Ecarts.G4:Ecarts.G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5911536162583">
                <text:p>0.75911536162583</text:p>
                <draw:g>
                  <svg:desc>Ecarts.G5:Ecarts.G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">
                <text:p>0</text:p>
                <draw:g>
                  <svg:desc>Ecarts.G6:Ecarts.G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G7:Ecarts.G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G8:Ecarts.G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02211595935446">
                <text:p>1.02211595935446</text:p>
                <draw:g>
                  <svg:desc>Ecarts.G9:Ecarts.G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NaN">
                <text:p>NaN</text:p>
                <draw:g>
                  <svg:desc>Ecarts.G10:Ecarts.G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NaN">
                <text:p>NaN</text:p>
                <draw:g>
                  <svg:desc>Ecarts.G11:Ecarts.G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G12:Ecarts.G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5.598cm" svg:y="0.316cm" chart:style-name="ch2">
          <text:p>Ecart moyen à l'optimal</text:p>
        </chart:title>
        <chart:legend chart:legend-position="end" svg:x="11.506cm" svg:y="1.961cm" style:legend-expansion="high" chart:style-name="ch3"/>
        <chart:plot-area chart:style-name="ch4" table:cell-range-address="Ecarts.A3:Ecarts.A12 Ecarts.AA3:Ecarts.AA12" chart:data-source-has-labels="column" svg:x="0.319cm" svg:y="1.275cm" svg:width="10.868cm" svg:height="7.547cm">
          <chartooo:coordinate-region svg:x="1.046cm" svg:y="1.474cm" svg:width="10.141cm" svg:height="7.1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AA3:Ecarts.AA3" chart:label-cell-address="Ecarts.A3:Ecarts.A3" chart:class="chart:bar">
            <chart:data-point/>
          </chart:series>
          <chart:series chart:style-name="ch9" chart:values-cell-range-address="Ecarts.AA4:Ecarts.AA4" chart:label-cell-address="Ecarts.A4:Ecarts.A4" chart:class="chart:bar">
            <chart:data-point/>
          </chart:series>
          <chart:series chart:style-name="ch10" chart:values-cell-range-address="Ecarts.AA5:Ecarts.AA5" chart:label-cell-address="Ecarts.A5:Ecarts.A5" chart:class="chart:bar">
            <chart:data-point/>
          </chart:series>
          <chart:series chart:style-name="ch11" chart:values-cell-range-address="Ecarts.AA6:Ecarts.AA6" chart:label-cell-address="Ecarts.A6:Ecarts.A6" chart:class="chart:bar">
            <chart:data-point/>
          </chart:series>
          <chart:series chart:style-name="ch12" chart:values-cell-range-address="Ecarts.AA7:Ecarts.AA7" chart:label-cell-address="Ecarts.A7:Ecarts.A7" chart:class="chart:bar">
            <chart:data-point/>
          </chart:series>
          <chart:series chart:style-name="ch13" chart:values-cell-range-address="Ecarts.AA8:Ecarts.AA8" chart:label-cell-address="Ecarts.A8:Ecarts.A8" chart:class="chart:bar">
            <chart:data-point/>
          </chart:series>
          <chart:series chart:style-name="ch14" chart:values-cell-range-address="Ecarts.AA9:Ecarts.AA9" chart:label-cell-address="Ecarts.A9:Ecarts.A9" chart:class="chart:bar">
            <chart:data-point/>
          </chart:series>
          <chart:series chart:style-name="ch15" chart:values-cell-range-address="Ecarts.AA10:Ecarts.AA10" chart:label-cell-address="Ecarts.A10:Ecarts.A10" chart:class="chart:bar">
            <chart:data-point/>
          </chart:series>
          <chart:series chart:style-name="ch16" chart:values-cell-range-address="Ecarts.AA11:Ecarts.AA11" chart:label-cell-address="Ecarts.A11:Ecarts.A11" chart:class="chart:bar">
            <chart:data-point/>
          </chart:series>
          <chart:series chart:style-name="ch17" chart:values-cell-range-address="Ecarts.AA12:Ecarts.AA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0932997743115">
                <text:p>0.930932997743115</text:p>
                <draw:g>
                  <svg:desc>Ecarts.AA3:Ecarts.AA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595535487144941">
                <text:p>0.595535487144941</text:p>
                <draw:g>
                  <svg:desc>Ecarts.AA4:Ecarts.AA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01062741540167">
                <text:p>1.01062741540167</text:p>
                <draw:g>
                  <svg:desc>Ecarts.AA5:Ecarts.AA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747161378185753">
                <text:p>0.747161378185753</text:p>
                <draw:g>
                  <svg:desc>Ecarts.AA6:Ecarts.AA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633028394911542">
                <text:p>0.633028394911542</text:p>
                <draw:g>
                  <svg:desc>Ecarts.AA7:Ecarts.AA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339354770099572">
                <text:p>0.339354770099572</text:p>
                <draw:g>
                  <svg:desc>Ecarts.AA8:Ecarts.AA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52289639590184">
                <text:p>1.52289639590184</text:p>
                <draw:g>
                  <svg:desc>Ecarts.AA9:Ecarts.AA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NaN">
                <text:p>NaN</text:p>
                <draw:g>
                  <svg:desc>Ecarts.AA10:Ecarts.AA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NaN">
                <text:p>NaN</text:p>
                <draw:g>
                  <svg:desc>Ecarts.AA11:Ecarts.AA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6896807562444">
                <text:p>0.36896807562444</text:p>
                <draw:g>
                  <svg:desc>Ecarts.AA12:Ecarts.AA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